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1H31M17.078S" table:style-name="ce2">
            <text:p>31:1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1H31M17.092S" table:style-name="ce2">
            <text:p>31:1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1H31M17.140S" table:style-name="ce2">
            <text:p>31:17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1H31M17.152S" table:style-name="ce2">
            <text:p>31:1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1H31M17.176S" table:style-name="ce2">
            <text:p>31:1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favicon.ic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1H31M17.192S" table:style-name="ce2">
            <text:p>31:1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1H31M17.159S" table:style-name="ce2">
            <text:p>31:1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259" table:style-name="ce1">
            <text:p>26259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1H31M17.205S" table:style-name="ce2">
            <text:p>31:17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1H31M17.164S" table:style-name="ce2">
            <text:p>31:1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1H31M17.250S" table:style-name="ce2">
            <text:p>31:17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favicon.ic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1H31M17.248S" table:style-name="ce2">
            <text:p>31:17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1H31M17.247S" table:style-name="ce2">
            <text:p>31:1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1H31M17.236S" table:style-name="ce2">
            <text:p>31:17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6014" table:style-name="ce1">
            <text:p>26014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1H31M17.295S" table:style-name="ce2">
            <text:p>31:17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1H31M17.300S" table:style-name="ce2">
            <text:p>31:17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1H31M17.307S" table:style-name="ce2">
            <text:p>31:1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1H31M17.281S" table:style-name="ce2">
            <text:p>31:17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1H31M17.238S" table:style-name="ce2">
            <text:p>31:1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6475" table:style-name="ce1">
            <text:p>26475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1H31M17.346S" table:style-name="ce2">
            <text:p>31:17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1H31M17.381S" table:style-name="ce2">
            <text:p>31:1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favicon.ic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1H31M17.330S" table:style-name="ce2">
            <text:p>31:1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favicon.ic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1H31M17.390S" table:style-name="ce2">
            <text:p>31:1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1H31M17.315S" table:style-name="ce2">
            <text:p>31:17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5769" table:style-name="ce1">
            <text:p>25769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1H31M17.349S" table:style-name="ce2">
            <text:p>31:1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1H31M17.407S" table:style-name="ce2">
            <text:p>31:1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1H31M17.413S" table:style-name="ce2">
            <text:p>31:1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favicon.ic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1H31M17.399S" table:style-name="ce2">
            <text:p>31:1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1H31M17.421S" table:style-name="ce2">
            <text:p>31:1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1H31M17.454S" table:style-name="ce2">
            <text:p>31:1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1H31M17.458S" table:style-name="ce2">
            <text:p>31:1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1H31M17.465S" table:style-name="ce2">
            <text:p>31:17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favicon.ico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1H31M17.497S" table:style-name="ce2">
            <text:p>31:17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1H31M17.505S" table:style-name="ce2">
            <text:p>31:1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1H31M17.501S" table:style-name="ce2">
            <text:p>31:17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1H31M17.584S" table:style-name="ce2">
            <text:p>31:17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favicon.i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1H31M17.558S" table:style-name="ce2">
            <text:p>31:17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1H31M17.556S" table:style-name="ce2">
            <text:p>31:1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1H31M17.538S" table:style-name="ce2">
            <text:p>31:17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1H31M17.297S" table:style-name="ce2">
            <text:p>31:17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1H31M17.599S" table:style-name="ce2">
            <text:p>31:17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1H31M17.611S" table:style-name="ce2">
            <text:p>31:1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1H31M17.701S" table:style-name="ce2">
            <text:p>31:1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1H31M17.256S" table:style-name="ce2">
            <text:p>31:17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1H31M17.658S" table:style-name="ce2">
            <text:p>31:1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1H31M17.664S" table:style-name="ce2">
            <text:p>31:1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1H31M17.697S" table:style-name="ce2">
            <text:p>31:17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1H31M17.322S" table:style-name="ce2">
            <text:p>31:17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6475" table:style-name="ce1">
            <text:p>26475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1H31M17.757S" table:style-name="ce2">
            <text:p>31:17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favicon.ic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1H31M17.656S" table:style-name="ce2">
            <text:p>31:17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favicon.ico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1H31M17.648S" table:style-name="ce2">
            <text:p>31:17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favicon.ic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1H31M17.598S" table:style-name="ce2">
            <text:p>31:17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1H31M17.250S" table:style-name="ce2">
            <text:p>31:1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26475" table:style-name="ce1">
            <text:p>26475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1H31M17.769S" table:style-name="ce2">
            <text:p>31:1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1H31M17.772S" table:style-name="ce2">
            <text:p>31:17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1H31M17.739S" table:style-name="ce2">
            <text:p>31:1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1H31M17.419S" table:style-name="ce2">
            <text:p>31:17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6470" table:style-name="ce1">
            <text:p>26470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1H31M17.810S" table:style-name="ce2">
            <text:p>31:1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1H31M17.446S" table:style-name="ce2">
            <text:p>31:1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1H31M17.330S" table:style-name="ce2">
            <text:p>31:17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1H31M17.305S" table:style-name="ce2">
            <text:p>31:17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Success</text:p>
          </table:table-cell>
          <table:table-cell office:value-type="float" office:value="26475" table:style-name="ce1">
            <text:p>26475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1H31M17.272S" table:style-name="ce2">
            <text:p>31:17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1H31M17.830S" table:style-name="ce2">
            <text:p>31:17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favicon.ico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1H31M17.396S" table:style-name="ce2">
            <text:p>31:1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1H31M17.642S" table:style-name="ce2">
            <text:p>31:17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1H31M17.850S" table:style-name="ce2">
            <text:p>31:1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1H31M17.854S" table:style-name="ce2">
            <text:p>31:1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1H31M17.864S" table:style-name="ce2">
            <text:p>31:17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1H31M17.902S" table:style-name="ce2">
            <text:p>31:1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1H31M17.929S" table:style-name="ce2">
            <text:p>31:1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favicon.ico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1H31M17.595S" table:style-name="ce2">
            <text:p>31:1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1H31M17.954S" table:style-name="ce2">
            <text:p>31:18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1H31M17.984S" table:style-name="ce2">
            <text:p>31:18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1H31M17.998S" table:style-name="ce2">
            <text:p>31:1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1H31M17.412S" table:style-name="ce2">
            <text:p>31:17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1H31M18.060S" table:style-name="ce2">
            <text:p>31:1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favicon.ic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1H31M18.035S" table:style-name="ce2">
            <text:p>31:1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1H31M17.922S" table:style-name="ce2">
            <text:p>31:1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favicon.ico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1H31M18.001S" table:style-name="ce2">
            <text:p>31:1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1H31M17.731S" table:style-name="ce2">
            <text:p>31:17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1H31M17.934S" table:style-name="ce2">
            <text:p>31:1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1H31M17.925S" table:style-name="ce2">
            <text:p>31:1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1H31M18.048S" table:style-name="ce2">
            <text:p>31:1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1H31M18.144S" table:style-name="ce2">
            <text:p>31:18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favicon.ic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1H31M17.387S" table:style-name="ce2">
            <text:p>31:1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1H31M17.748S" table:style-name="ce2">
            <text:p>31:17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1H31M17.594S" table:style-name="ce2">
            <text:p>31:1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1H31M17.576S" table:style-name="ce2">
            <text:p>31:1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1H31M18.094S" table:style-name="ce2">
            <text:p>31:18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favicon.ico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1H31M17.891S" table:style-name="ce2">
            <text:p>31:17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1H31M18.096S" table:style-name="ce2">
            <text:p>31:18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1H31M17.405S" table:style-name="ce2">
            <text:p>31:17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1H31M17.656S" table:style-name="ce2">
            <text:p>31:17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1H31M18.131S" table:style-name="ce2">
            <text:p>31:18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1H31M18.241S" table:style-name="ce2">
            <text:p>31:1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1H31M17.721S" table:style-name="ce2">
            <text:p>31:1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1H31M17.837S" table:style-name="ce2">
            <text:p>31:1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1H31M17.603S" table:style-name="ce2">
            <text:p>31:17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1H31M17.910S" table:style-name="ce2">
            <text:p>31:17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1H31M17.850S" table:style-name="ce2">
            <text:p>31:17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1H31M17.844S" table:style-name="ce2">
            <text:p>31:17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1H31M18.082S" table:style-name="ce2">
            <text:p>31:18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1H31M17.823S" table:style-name="ce2">
            <text:p>31:1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1H31M17.946S" table:style-name="ce2">
            <text:p>31:1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1H31M18.193S" table:style-name="ce2">
            <text:p>31:18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1H31M18.093S" table:style-name="ce2">
            <text:p>31:18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1H31M17.738S" table:style-name="ce2">
            <text:p>31:17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1H31M18.144S" table:style-name="ce2">
            <text:p>31:18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1H31M17.639S" table:style-name="ce2">
            <text:p>31:1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1H31M17.538S" table:style-name="ce2">
            <text:p>31:1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1H31M17.452S" table:style-name="ce2">
            <text:p>31:1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1H31M18.191S" table:style-name="ce2">
            <text:p>31:1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1H31M17.634S" table:style-name="ce2">
            <text:p>31:17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1H31M17.490S" table:style-name="ce2">
            <text:p>31:1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1H31M17.802S" table:style-name="ce2">
            <text:p>31:1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1H31M17.427S" table:style-name="ce2">
            <text:p>31:1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1H31M18.524S" table:style-name="ce2">
            <text:p>31:18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favicon.ic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1H31M18.518S" table:style-name="ce2">
            <text:p>31:1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favicon.ic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1H31M17.647S" table:style-name="ce2">
            <text:p>31:17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1H31M18.197S" table:style-name="ce2">
            <text:p>31:1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1H31M17.801S" table:style-name="ce2">
            <text:p>31:17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1H31M18.531S" table:style-name="ce2">
            <text:p>31:1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favicon.i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1H31M17.850S" table:style-name="ce2">
            <text:p>31:17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1H31M17.950S" table:style-name="ce2">
            <text:p>31:1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1H31M17.795S" table:style-name="ce2">
            <text:p>31:17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1H31M18.067S" table:style-name="ce2">
            <text:p>31:18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1H31M17.801S" table:style-name="ce2">
            <text:p>31:17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1H31M18.537S" table:style-name="ce2">
            <text:p>31:1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favicon.ic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288" table:style-name="ce1">
            <text:p>1288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1H31M18.087S" table:style-name="ce2">
            <text:p>31:1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1H31M17.994S" table:style-name="ce2">
            <text:p>31:18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1H31M18.018S" table:style-name="ce2">
            <text:p>31:1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1H31M18.139S" table:style-name="ce2">
            <text:p>31:1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1H31M17.746S" table:style-name="ce2">
            <text:p>31:1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1H31M17.972S" table:style-name="ce2">
            <text:p>31:18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1H31M17.829S" table:style-name="ce2">
            <text:p>31:17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1H31M17.770S" table:style-name="ce2">
            <text:p>31:1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1H31M17.819S" table:style-name="ce2">
            <text:p>31:17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1H31M18.215S" table:style-name="ce2">
            <text:p>31:18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1H31M17.838S" table:style-name="ce2">
            <text:p>31:1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1H31M18.188S" table:style-name="ce2">
            <text:p>31:1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1H31M18.079S" table:style-name="ce2">
            <text:p>31:18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1H31M18.210S" table:style-name="ce2">
            <text:p>31:1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1H31M18.275S" table:style-name="ce2">
            <text:p>31:1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1H31M18.551S" table:style-name="ce2">
            <text:p>31:1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1H31M17.850S" table:style-name="ce2">
            <text:p>31:17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1H31M18.531S" table:style-name="ce2">
            <text:p>31:18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1H31M18.060S" table:style-name="ce2">
            <text:p>31:1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1H31M18.351S" table:style-name="ce2">
            <text:p>31:18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1H31M18.100S" table:style-name="ce2">
            <text:p>31:1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1H31M17.803S" table:style-name="ce2">
            <text:p>31:17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1046" table:style-name="ce1">
            <text:p>1046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1H31M18.215S" table:style-name="ce2">
            <text:p>31:18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1H31M18.204S" table:style-name="ce2">
            <text:p>31:18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1H31M18.476S" table:style-name="ce2">
            <text:p>31:18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1H31M18.402S" table:style-name="ce2">
            <text:p>31:1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1H31M18.854S" table:style-name="ce2">
            <text:p>31:1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1H31M18.151S" table:style-name="ce2">
            <text:p>31:1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1H31M18.957S" table:style-name="ce2">
            <text:p>31:19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1H31M18.950S" table:style-name="ce2">
            <text:p>31:1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1H31M18.269S" table:style-name="ce2">
            <text:p>31:18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1H31M18.079S" table:style-name="ce2">
            <text:p>31:1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1H31M18.770S" table:style-name="ce2">
            <text:p>31:1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1H31M18.556S" table:style-name="ce2">
            <text:p>31:18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1H31M18.538S" table:style-name="ce2">
            <text:p>31:18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1H31M18.616S" table:style-name="ce2">
            <text:p>31:18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1H31M18.538S" table:style-name="ce2">
            <text:p>31:18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1H31M18.630S" table:style-name="ce2">
            <text:p>31:18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1H31M18.537S" table:style-name="ce2">
            <text:p>31:18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1H31M18.545S" table:style-name="ce2">
            <text:p>31:18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1H31M18.537S" table:style-name="ce2">
            <text:p>31:18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1H31M18.538S" table:style-name="ce2">
            <text:p>31:1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1H31M18.362S" table:style-name="ce2">
            <text:p>31:18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1H31M18.388S" table:style-name="ce2">
            <text:p>31:18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1H31M18.551S" table:style-name="ce2">
            <text:p>31:18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1H31M18.540S" table:style-name="ce2">
            <text:p>31:1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1H31M18.074S" table:style-name="ce2">
            <text:p>31:18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1H31M18.204S" table:style-name="ce2">
            <text:p>31:1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1H31M18.244S" table:style-name="ce2">
            <text:p>31:18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1H31M19.196S" table:style-name="ce2">
            <text:p>31:19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1H31M19.226S" table:style-name="ce2">
            <text:p>31:19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1H31M19.170S" table:style-name="ce2">
            <text:p>31:19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1H31M19.175S" table:style-name="ce2">
            <text:p>31:1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1H31M18.537S" table:style-name="ce2">
            <text:p>31:18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1H31M18.637S" table:style-name="ce2">
            <text:p>31:18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1H31M18.846S" table:style-name="ce2">
            <text:p>31:18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1H31M18.881S" table:style-name="ce2">
            <text:p>31:18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1H31M18.644S" table:style-name="ce2">
            <text:p>31:18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1H31M18.906S" table:style-name="ce2">
            <text:p>31:18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1H31M18.605S" table:style-name="ce2">
            <text:p>31:1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1H31M18.859S" table:style-name="ce2">
            <text:p>31:18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1H31M18.859S" table:style-name="ce2">
            <text:p>31:18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1H31M18.316S" table:style-name="ce2">
            <text:p>31:18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1H31M18.517S" table:style-name="ce2">
            <text:p>31:18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1H31M18.539S" table:style-name="ce2">
            <text:p>31:18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1H31M18.562S" table:style-name="ce2">
            <text:p>31:18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1H31M18.239S" table:style-name="ce2">
            <text:p>31:18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1H31M18.197S" table:style-name="ce2">
            <text:p>31:18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1H31M19.244S" table:style-name="ce2">
            <text:p>31:19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1H31M18.678S" table:style-name="ce2">
            <text:p>31:18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1H31M19.441S" table:style-name="ce2">
            <text:p>31:19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1H31M18.524S" table:style-name="ce2">
            <text:p>31:18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1H31M19.456S" table:style-name="ce2">
            <text:p>31:19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1H31M18.556S" table:style-name="ce2">
            <text:p>31:18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26474" table:style-name="ce1">
            <text:p>2647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1H31M18.599S" table:style-name="ce2">
            <text:p>31:18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1H31M18.649S" table:style-name="ce2">
            <text:p>31:18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1H31M18.562S" table:style-name="ce2">
            <text:p>31:1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1H31M18.624S" table:style-name="ce2">
            <text:p>31:18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1H31M18.073S" table:style-name="ce2">
            <text:p>31:18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1H31M18.637S" table:style-name="ce2">
            <text:p>31:18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1H31M18.605S" table:style-name="ce2">
            <text:p>31:1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1H31M19.407S" table:style-name="ce2">
            <text:p>31:19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1H31M18.545S" table:style-name="ce2">
            <text:p>31:1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26476" table:style-name="ce1">
            <text:p>26476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1H31M18.670S" table:style-name="ce2">
            <text:p>31:18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1H31M19.407S" table:style-name="ce2">
            <text:p>31:19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1H31M18.561S" table:style-name="ce2">
            <text:p>31:1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1H31M18.678S" table:style-name="ce2">
            <text:p>31:1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1H31M18.616S" table:style-name="ce2">
            <text:p>31:1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1H31M18.611S" table:style-name="ce2">
            <text:p>31:18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1H31M18.561S" table:style-name="ce2">
            <text:p>31:18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1H31M18.551S" table:style-name="ce2">
            <text:p>31:1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1H31M18.561S" table:style-name="ce2">
            <text:p>31:1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1H31M19.535S" table:style-name="ce2">
            <text:p>31:1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1H31M19.436S" table:style-name="ce2">
            <text:p>31:19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1H31M19.525S" table:style-name="ce2">
            <text:p>31:1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1H31M19.170S" table:style-name="ce2">
            <text:p>31:1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1H31M19.463S" table:style-name="ce2">
            <text:p>31:19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1H31M19.445S" table:style-name="ce2">
            <text:p>31:1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1H31M19.400S" table:style-name="ce2">
            <text:p>31:1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1H31M19.830S" table:style-name="ce2">
            <text:p>31:19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1H31M19.451S" table:style-name="ce2">
            <text:p>31:19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1H31M19.519S" table:style-name="ce2">
            <text:p>31:1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6016" table:style-name="ce1">
            <text:p>26016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1H31M19.126S" table:style-name="ce2">
            <text:p>31:1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1H31M19.249S" table:style-name="ce2">
            <text:p>31:19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1H31M19.844S" table:style-name="ce2">
            <text:p>31:19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1H31M19.820S" table:style-name="ce2">
            <text:p>31:1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1H31M19.922S" table:style-name="ce2">
            <text:p>31:19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5771" table:style-name="ce1">
            <text:p>25771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1H31M19.393S" table:style-name="ce2">
            <text:p>31:19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1H31M19.275S" table:style-name="ce2">
            <text:p>31:19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1H31M19.827S" table:style-name="ce2">
            <text:p>31:19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1H31M19.925S" table:style-name="ce2">
            <text:p>31:19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1H31M19.130S" table:style-name="ce2">
            <text:p>31:1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1H31M19.217S" table:style-name="ce2">
            <text:p>31:19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1H31M19.910S" table:style-name="ce2">
            <text:p>31:1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1H31M19.317S" table:style-name="ce2">
            <text:p>31:1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1H31M19.222S" table:style-name="ce2">
            <text:p>31:1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1H31M20.023S" table:style-name="ce2">
            <text:p>31:2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1H31M19.217S" table:style-name="ce2">
            <text:p>31:19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1H31M19.967S" table:style-name="ce2">
            <text:p>31:20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1H31M19.179S" table:style-name="ce2">
            <text:p>31:19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ccess</text:p>
          </table:table-cell>
          <table:table-cell office:value-type="float" office:value="26015" table:style-name="ce1">
            <text:p>26015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1H31M19.286S" table:style-name="ce2">
            <text:p>31:19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1H31M19.180S" table:style-name="ce2">
            <text:p>31:19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1H31M19.180S" table:style-name="ce2">
            <text:p>31:1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1H31M19.905S" table:style-name="ce2">
            <text:p>31:19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1H31M19.200S" table:style-name="ce2">
            <text:p>31:19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1H31M20.100S" table:style-name="ce2">
            <text:p>31:20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1H31M20.101S" table:style-name="ce2">
            <text:p>31:20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1H31M19.222S" table:style-name="ce2">
            <text:p>31:19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1H31M20.113S" table:style-name="ce2">
            <text:p>31:20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1H31M20.012S" table:style-name="ce2">
            <text:p>31:2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1H31M19.954S" table:style-name="ce2">
            <text:p>31:20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1H31M19.734S" table:style-name="ce2">
            <text:p>31:1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1H31M19.784S" table:style-name="ce2">
            <text:p>31:19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1H31M19.689S" table:style-name="ce2">
            <text:p>31:1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1H31M19.697S" table:style-name="ce2">
            <text:p>31:1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1H31M19.789S" table:style-name="ce2">
            <text:p>31:19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1H31M19.708S" table:style-name="ce2">
            <text:p>31:19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1H31M20.216S" table:style-name="ce2">
            <text:p>31:20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1H31M19.734S" table:style-name="ce2">
            <text:p>31:1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1H31M20.219S" table:style-name="ce2">
            <text:p>31:20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1H31M20.241S" table:style-name="ce2">
            <text:p>31:20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1H31M20.185S" table:style-name="ce2">
            <text:p>31:2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1H31M19.682S" table:style-name="ce2">
            <text:p>31:1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1H31M20.308S" table:style-name="ce2">
            <text:p>31:20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1H31M20.146S" table:style-name="ce2">
            <text:p>31:2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5770" table:style-name="ce1">
            <text:p>25770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1H31M19.667S" table:style-name="ce2">
            <text:p>31:19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1H31M20.319S" table:style-name="ce2">
            <text:p>31:20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1H31M20.082S" table:style-name="ce2">
            <text:p>31:20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1H31M19.682S" table:style-name="ce2">
            <text:p>31:19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1H31M19.674S" table:style-name="ce2">
            <text:p>31:19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1H31M19.713S" table:style-name="ce2">
            <text:p>31:1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1H31M20.381S" table:style-name="ce2">
            <text:p>31:2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1H31M20.303S" table:style-name="ce2">
            <text:p>31:20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1H31M19.552S" table:style-name="ce2">
            <text:p>31:1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1H31M19.697S" table:style-name="ce2">
            <text:p>31:19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1H31M19.698S" table:style-name="ce2">
            <text:p>31:19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1H31M19.656S" table:style-name="ce2">
            <text:p>31:19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1H31M20.380S" table:style-name="ce2">
            <text:p>31:2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1H31M19.666S" table:style-name="ce2">
            <text:p>31:19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1H31M19.511S" table:style-name="ce2">
            <text:p>31:19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1H31M19.477S" table:style-name="ce2">
            <text:p>31:19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1H31M19.518S" table:style-name="ce2">
            <text:p>31:1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26262" table:style-name="ce1">
            <text:p>26262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1H31M20.414S" table:style-name="ce2">
            <text:p>31:20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1H31M20.362S" table:style-name="ce2">
            <text:p>31:20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1H31M20.233S" table:style-name="ce2">
            <text:p>31:20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1H31M19.719S" table:style-name="ce2">
            <text:p>31:19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1H31M20.583S" table:style-name="ce2">
            <text:p>31:20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1H31M20.475S" table:style-name="ce2">
            <text:p>31:20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1H31M20.588S" table:style-name="ce2">
            <text:p>31:20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1H31M20.616S" table:style-name="ce2">
            <text:p>31:2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1H31M20.588S" table:style-name="ce2">
            <text:p>31:20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1H31M20.588S" table:style-name="ce2">
            <text:p>31:20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1H31M20.646S" table:style-name="ce2">
            <text:p>31:20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1H31M20.351S" table:style-name="ce2">
            <text:p>31:20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1H31M20.682S" table:style-name="ce2">
            <text:p>31:2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1H31M20.616S" table:style-name="ce2">
            <text:p>31:20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1H31M20.318S" table:style-name="ce2">
            <text:p>31:20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1H31M20.773S" table:style-name="ce2">
            <text:p>31:2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1H31M19.834S" table:style-name="ce2">
            <text:p>31:19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1H31M20.652S" table:style-name="ce2">
            <text:p>31:20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1H31M20.593S" table:style-name="ce2">
            <text:p>31:2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1H31M20.076S" table:style-name="ce2">
            <text:p>31:20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1H31M20.649S" table:style-name="ce2">
            <text:p>31:20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1H31M20.616S" table:style-name="ce2">
            <text:p>31:2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1H31M20.656S" table:style-name="ce2">
            <text:p>31:2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26017" table:style-name="ce1">
            <text:p>2601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1H31M20.966S" table:style-name="ce2">
            <text:p>31:21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1H31M20.981S" table:style-name="ce2">
            <text:p>31:21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1H31M20.983S" table:style-name="ce2">
            <text:p>31:2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1H31M20.984S" table:style-name="ce2">
            <text:p>31:21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1H31M20.952S" table:style-name="ce2">
            <text:p>31:21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1H31M20.977S" table:style-name="ce2">
            <text:p>31:2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1H31M20.982S" table:style-name="ce2">
            <text:p>31:21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1H31M20.829S" table:style-name="ce2">
            <text:p>31:2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5772" table:style-name="ce1">
            <text:p>25772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1H31M20.943S" table:style-name="ce2">
            <text:p>31:20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4179" table:style-name="ce1">
            <text:p>34179</text:p>
          </table:table-cell>
          <table:table-cell office:value-type="string" table:style-name="ce1">
            <text:p>Success</text:p>
          </table:table-cell>
          <table:table-cell office:value-type="float" office:value="430268" table:style-name="ce1">
            <text:p>430268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1H31M20.223S" table:style-name="ce2">
            <text:p>31:20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6265" table:style-name="ce1">
            <text:p>36265</text:p>
          </table:table-cell>
          <table:table-cell office:value-type="string" table:style-name="ce1">
            <text:p>Success</text:p>
          </table:table-cell>
          <table:table-cell office:value-type="float" office:value="430272" table:style-name="ce1">
            <text:p>430272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1H31M55.129S" table:style-name="ce2">
            <text:p>31:5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1H31M56.492S" table:style-name="ce2">
            <text:p>31:56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1H31M20.414S" table:style-name="ce2">
            <text:p>31:20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047" table:style-name="ce1">
            <text:p>37047</text:p>
          </table:table-cell>
          <table:table-cell office:value-type="string" table:style-name="ce1">
            <text:p>Success</text:p>
          </table:table-cell>
          <table:table-cell office:value-type="float" office:value="430274" table:style-name="ce1">
            <text:p>430274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1H31M18.747S" table:style-name="ce2">
            <text:p>31:18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8751" table:style-name="ce1">
            <text:p>38751</text:p>
          </table:table-cell>
          <table:table-cell office:value-type="string" table:style-name="ce1">
            <text:p>Success</text:p>
          </table:table-cell>
          <table:table-cell office:value-type="float" office:value="430209" table:style-name="ce1">
            <text:p>430209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1H31M18.797S" table:style-name="ce2">
            <text:p>31:18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8709" table:style-name="ce1">
            <text:p>38709</text:p>
          </table:table-cell>
          <table:table-cell office:value-type="string" table:style-name="ce1">
            <text:p>Success</text:p>
          </table:table-cell>
          <table:table-cell office:value-type="float" office:value="430252" table:style-name="ce1">
            <text:p>430252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1H31M20.419S" table:style-name="ce2">
            <text:p>31:20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7128" table:style-name="ce1">
            <text:p>37128</text:p>
          </table:table-cell>
          <table:table-cell office:value-type="string" table:style-name="ce1">
            <text:p>Success</text:p>
          </table:table-cell>
          <table:table-cell office:value-type="float" office:value="430267" table:style-name="ce1">
            <text:p>430267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1H31M20.695S" table:style-name="ce2">
            <text:p>31:2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6863" table:style-name="ce1">
            <text:p>36863</text:p>
          </table:table-cell>
          <table:table-cell office:value-type="string" table:style-name="ce1">
            <text:p>Success</text:p>
          </table:table-cell>
          <table:table-cell office:value-type="float" office:value="430273" table:style-name="ce1">
            <text:p>430273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1H31M20.299S" table:style-name="ce2">
            <text:p>31:20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7263" table:style-name="ce1">
            <text:p>37263</text:p>
          </table:table-cell>
          <table:table-cell office:value-type="string" table:style-name="ce1">
            <text:p>Success</text:p>
          </table:table-cell>
          <table:table-cell office:value-type="float" office:value="430274" table:style-name="ce1">
            <text:p>430274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1H31M19.984S" table:style-name="ce2">
            <text:p>31:2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7570" table:style-name="ce1">
            <text:p>37570</text:p>
          </table:table-cell>
          <table:table-cell office:value-type="string" table:style-name="ce1">
            <text:p>Success</text:p>
          </table:table-cell>
          <table:table-cell office:value-type="float" office:value="430272" table:style-name="ce1">
            <text:p>430272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1H31M56.823S" table:style-name="ce2">
            <text:p>31:5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36827" table:style-name="ce1">
            <text:p>36827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1H31M19.360S" table:style-name="ce2">
            <text:p>31:19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8218" table:style-name="ce1">
            <text:p>38218</text:p>
          </table:table-cell>
          <table:table-cell office:value-type="string" table:style-name="ce1">
            <text:p>Success</text:p>
          </table:table-cell>
          <table:table-cell office:value-type="float" office:value="430237" table:style-name="ce1">
            <text:p>430237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1H31M20.706S" table:style-name="ce2">
            <text:p>31:20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6879" table:style-name="ce1">
            <text:p>36879</text:p>
          </table:table-cell>
          <table:table-cell office:value-type="string" table:style-name="ce1">
            <text:p>Success</text:p>
          </table:table-cell>
          <table:table-cell office:value-type="float" office:value="430272" table:style-name="ce1">
            <text:p>430272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1H31M20.237S" table:style-name="ce2">
            <text:p>31:2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360" table:style-name="ce1">
            <text:p>37360</text:p>
          </table:table-cell>
          <table:table-cell office:value-type="string" table:style-name="ce1">
            <text:p>Success</text:p>
          </table:table-cell>
          <table:table-cell office:value-type="float" office:value="430278" table:style-name="ce1">
            <text:p>430278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1H31M19.130S" table:style-name="ce2">
            <text:p>31:19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8497" table:style-name="ce1">
            <text:p>38497</text:p>
          </table:table-cell>
          <table:table-cell office:value-type="string" table:style-name="ce1">
            <text:p>Success</text:p>
          </table:table-cell>
          <table:table-cell office:value-type="float" office:value="430244" table:style-name="ce1">
            <text:p>430244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1H31M20.112S" table:style-name="ce2">
            <text:p>31:2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533" table:style-name="ce1">
            <text:p>37533</text:p>
          </table:table-cell>
          <table:table-cell office:value-type="string" table:style-name="ce1">
            <text:p>Success</text:p>
          </table:table-cell>
          <table:table-cell office:value-type="float" office:value="430242" table:style-name="ce1">
            <text:p>430242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1H31M21.051S" table:style-name="ce2">
            <text:p>31:21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6618" table:style-name="ce1">
            <text:p>36618</text:p>
          </table:table-cell>
          <table:table-cell office:value-type="string" table:style-name="ce1">
            <text:p>Success</text:p>
          </table:table-cell>
          <table:table-cell office:value-type="float" office:value="430265" table:style-name="ce1">
            <text:p>430265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1H31M56.599S" table:style-name="ce2">
            <text:p>31:56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Success</text:p>
          </table:table-cell>
          <table:table-cell office:value-type="float" office:value="36827" table:style-name="ce1">
            <text:p>36827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1H31M20.698S" table:style-name="ce2">
            <text:p>31:2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6984" table:style-name="ce1">
            <text:p>36984</text:p>
          </table:table-cell>
          <table:table-cell office:value-type="string" table:style-name="ce1">
            <text:p>Success</text:p>
          </table:table-cell>
          <table:table-cell office:value-type="float" office:value="430258" table:style-name="ce1">
            <text:p>430258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1H31M57.466S" table:style-name="ce2">
            <text:p>31:57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1H31M21.149S" table:style-name="ce2">
            <text:p>31:2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6576" table:style-name="ce1">
            <text:p>36576</text:p>
          </table:table-cell>
          <table:table-cell office:value-type="string" table:style-name="ce1">
            <text:p>Success</text:p>
          </table:table-cell>
          <table:table-cell office:value-type="float" office:value="430266" table:style-name="ce1">
            <text:p>430266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1H31M19.121S" table:style-name="ce2">
            <text:p>31:1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8617" table:style-name="ce1">
            <text:p>38617</text:p>
          </table:table-cell>
          <table:table-cell office:value-type="string" table:style-name="ce1">
            <text:p>Success</text:p>
          </table:table-cell>
          <table:table-cell office:value-type="float" office:value="430249" table:style-name="ce1">
            <text:p>430249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1H31M21.048S" table:style-name="ce2">
            <text:p>31:2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6713" table:style-name="ce1">
            <text:p>36713</text:p>
          </table:table-cell>
          <table:table-cell office:value-type="string" table:style-name="ce1">
            <text:p>Success</text:p>
          </table:table-cell>
          <table:table-cell office:value-type="float" office:value="430270" table:style-name="ce1">
            <text:p>430270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1H31M19.323S" table:style-name="ce2">
            <text:p>31:1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8453" table:style-name="ce1">
            <text:p>38453</text:p>
          </table:table-cell>
          <table:table-cell office:value-type="string" table:style-name="ce1">
            <text:p>Success</text:p>
          </table:table-cell>
          <table:table-cell office:value-type="float" office:value="430272" table:style-name="ce1">
            <text:p>430272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1H31M20.410S" table:style-name="ce2">
            <text:p>31:20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7400" table:style-name="ce1">
            <text:p>37400</text:p>
          </table:table-cell>
          <table:table-cell office:value-type="string" table:style-name="ce1">
            <text:p>Success</text:p>
          </table:table-cell>
          <table:table-cell office:value-type="float" office:value="430279" table:style-name="ce1">
            <text:p>430279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1H31M20.685S" table:style-name="ce2">
            <text:p>31:2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130" table:style-name="ce1">
            <text:p>37130</text:p>
          </table:table-cell>
          <table:table-cell office:value-type="string" table:style-name="ce1">
            <text:p>Success</text:p>
          </table:table-cell>
          <table:table-cell office:value-type="float" office:value="430270" table:style-name="ce1">
            <text:p>430270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1H31M19.580S" table:style-name="ce2">
            <text:p>31:19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8239" table:style-name="ce1">
            <text:p>38239</text:p>
          </table:table-cell>
          <table:table-cell office:value-type="string" table:style-name="ce1">
            <text:p>Success</text:p>
          </table:table-cell>
          <table:table-cell office:value-type="float" office:value="430242" table:style-name="ce1">
            <text:p>430242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1H31M57.551S" table:style-name="ce2">
            <text:p>31:57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1H31M57.511S" table:style-name="ce2">
            <text:p>31:5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1H31M20.620S" table:style-name="ce2">
            <text:p>31:20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215" table:style-name="ce1">
            <text:p>37215</text:p>
          </table:table-cell>
          <table:table-cell office:value-type="string" table:style-name="ce1">
            <text:p>Success</text:p>
          </table:table-cell>
          <table:table-cell office:value-type="float" office:value="430269" table:style-name="ce1">
            <text:p>430269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1H31M20.236S" table:style-name="ce2">
            <text:p>31:2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7610" table:style-name="ce1">
            <text:p>37610</text:p>
          </table:table-cell>
          <table:table-cell office:value-type="string" table:style-name="ce1">
            <text:p>Success</text:p>
          </table:table-cell>
          <table:table-cell office:value-type="float" office:value="430248" table:style-name="ce1">
            <text:p>430248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1H31M20.588S" table:style-name="ce2">
            <text:p>31:20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7267" table:style-name="ce1">
            <text:p>37267</text:p>
          </table:table-cell>
          <table:table-cell office:value-type="string" table:style-name="ce1">
            <text:p>Success</text:p>
          </table:table-cell>
          <table:table-cell office:value-type="float" office:value="430267" table:style-name="ce1">
            <text:p>430267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1H31M20.396S" table:style-name="ce2">
            <text:p>31:2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7459" table:style-name="ce1">
            <text:p>37459</text:p>
          </table:table-cell>
          <table:table-cell office:value-type="string" table:style-name="ce1">
            <text:p>Success</text:p>
          </table:table-cell>
          <table:table-cell office:value-type="float" office:value="430278" table:style-name="ce1">
            <text:p>430278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1H31M20.122S" table:style-name="ce2">
            <text:p>31:2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7798" table:style-name="ce1">
            <text:p>37798</text:p>
          </table:table-cell>
          <table:table-cell office:value-type="string" table:style-name="ce1">
            <text:p>Success</text:p>
          </table:table-cell>
          <table:table-cell office:value-type="float" office:value="430275" table:style-name="ce1">
            <text:p>430275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1H31M57.567S" table:style-name="ce2">
            <text:p>31:57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1H31M21.044S" table:style-name="ce2">
            <text:p>31:21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6874" table:style-name="ce1">
            <text:p>36874</text:p>
          </table:table-cell>
          <table:table-cell office:value-type="string" table:style-name="ce1">
            <text:p>Success</text:p>
          </table:table-cell>
          <table:table-cell office:value-type="float" office:value="430266" table:style-name="ce1">
            <text:p>430266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1H31M20.386S" table:style-name="ce2">
            <text:p>31:2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7538" table:style-name="ce1">
            <text:p>37538</text:p>
          </table:table-cell>
          <table:table-cell office:value-type="string" table:style-name="ce1">
            <text:p>Success</text:p>
          </table:table-cell>
          <table:table-cell office:value-type="float" office:value="430242" table:style-name="ce1">
            <text:p>430242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1H31M19.531S" table:style-name="ce2">
            <text:p>31:19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8396" table:style-name="ce1">
            <text:p>38396</text:p>
          </table:table-cell>
          <table:table-cell office:value-type="string" table:style-name="ce1">
            <text:p>Success</text:p>
          </table:table-cell>
          <table:table-cell office:value-type="float" office:value="430251" table:style-name="ce1">
            <text:p>430251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1H31M57.503S" table:style-name="ce2">
            <text:p>31:57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1H31M20.657S" table:style-name="ce2">
            <text:p>31:2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7273" table:style-name="ce1">
            <text:p>37273</text:p>
          </table:table-cell>
          <table:table-cell office:value-type="string" table:style-name="ce1">
            <text:p>Success</text:p>
          </table:table-cell>
          <table:table-cell office:value-type="float" office:value="430269" table:style-name="ce1">
            <text:p>430269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1H31M20.009S" table:style-name="ce2">
            <text:p>31:2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7924" table:style-name="ce1">
            <text:p>37924</text:p>
          </table:table-cell>
          <table:table-cell office:value-type="string" table:style-name="ce1">
            <text:p>Success</text:p>
          </table:table-cell>
          <table:table-cell office:value-type="float" office:value="430244" table:style-name="ce1">
            <text:p>43024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1H31M20.289S" table:style-name="ce2">
            <text:p>31:20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7645" table:style-name="ce1">
            <text:p>37645</text:p>
          </table:table-cell>
          <table:table-cell office:value-type="string" table:style-name="ce1">
            <text:p>Success</text:p>
          </table:table-cell>
          <table:table-cell office:value-type="float" office:value="430274" table:style-name="ce1">
            <text:p>430274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1H31M20.549S" table:style-name="ce2">
            <text:p>31:20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7386" table:style-name="ce1">
            <text:p>37386</text:p>
          </table:table-cell>
          <table:table-cell office:value-type="string" table:style-name="ce1">
            <text:p>Success</text:p>
          </table:table-cell>
          <table:table-cell office:value-type="float" office:value="430271" table:style-name="ce1">
            <text:p>430271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1H31M20.786S" table:style-name="ce2">
            <text:p>31:2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7077" table:style-name="ce1">
            <text:p>37077</text:p>
          </table:table-cell>
          <table:table-cell office:value-type="string" table:style-name="ce1">
            <text:p>Success</text:p>
          </table:table-cell>
          <table:table-cell office:value-type="float" office:value="430264" table:style-name="ce1">
            <text:p>430264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1H31M20.768S" table:style-name="ce2">
            <text:p>31:20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7183" table:style-name="ce1">
            <text:p>37183</text:p>
          </table:table-cell>
          <table:table-cell office:value-type="string" table:style-name="ce1">
            <text:p>Success</text:p>
          </table:table-cell>
          <table:table-cell office:value-type="float" office:value="430269" table:style-name="ce1">
            <text:p>430269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1H31M21.134S" table:style-name="ce2">
            <text:p>31:21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6817" table:style-name="ce1">
            <text:p>36817</text:p>
          </table:table-cell>
          <table:table-cell office:value-type="string" table:style-name="ce1">
            <text:p>Success</text:p>
          </table:table-cell>
          <table:table-cell office:value-type="float" office:value="430268" table:style-name="ce1">
            <text:p>430268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1H31M19.980S" table:style-name="ce2">
            <text:p>31:2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7981" table:style-name="ce1">
            <text:p>37981</text:p>
          </table:table-cell>
          <table:table-cell office:value-type="string" table:style-name="ce1">
            <text:p>Success</text:p>
          </table:table-cell>
          <table:table-cell office:value-type="float" office:value="430250" table:style-name="ce1">
            <text:p>430250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1H31M57.574S" table:style-name="ce2">
            <text:p>31:5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1H31M57.574S" table:style-name="ce2">
            <text:p>31:57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1H31M19.335S" table:style-name="ce2">
            <text:p>31:19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8672" table:style-name="ce1">
            <text:p>38672</text:p>
          </table:table-cell>
          <table:table-cell office:value-type="string" table:style-name="ce1">
            <text:p>Success</text:p>
          </table:table-cell>
          <table:table-cell office:value-type="float" office:value="430246" table:style-name="ce1">
            <text:p>430246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1H31M19.126S" table:style-name="ce2">
            <text:p>31:19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899" table:style-name="ce1">
            <text:p>38899</text:p>
          </table:table-cell>
          <table:table-cell office:value-type="string" table:style-name="ce1">
            <text:p>Success</text:p>
          </table:table-cell>
          <table:table-cell office:value-type="float" office:value="430275" table:style-name="ce1">
            <text:p>430275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1H31M20.029S" table:style-name="ce2">
            <text:p>31:20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002" table:style-name="ce1">
            <text:p>38002</text:p>
          </table:table-cell>
          <table:table-cell office:value-type="string" table:style-name="ce1">
            <text:p>Success</text:p>
          </table:table-cell>
          <table:table-cell office:value-type="float" office:value="430265" table:style-name="ce1">
            <text:p>430265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1H31M57.675S" table:style-name="ce2">
            <text:p>31:57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1H31M20.711S" table:style-name="ce2">
            <text:p>31:20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346" table:style-name="ce1">
            <text:p>37346</text:p>
          </table:table-cell>
          <table:table-cell office:value-type="string" table:style-name="ce1">
            <text:p>Success</text:p>
          </table:table-cell>
          <table:table-cell office:value-type="float" office:value="430274" table:style-name="ce1">
            <text:p>430274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1H31M19.915S" table:style-name="ce2">
            <text:p>31:1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8148" table:style-name="ce1">
            <text:p>38148</text:p>
          </table:table-cell>
          <table:table-cell office:value-type="string" table:style-name="ce1">
            <text:p>Success</text:p>
          </table:table-cell>
          <table:table-cell office:value-type="float" office:value="430244" table:style-name="ce1">
            <text:p>430244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1H31M20.593S" table:style-name="ce2">
            <text:p>31:20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631" table:style-name="ce1">
            <text:p>37631</text:p>
          </table:table-cell>
          <table:table-cell office:value-type="string" table:style-name="ce1">
            <text:p>Success</text:p>
          </table:table-cell>
          <table:table-cell office:value-type="float" office:value="430267" table:style-name="ce1">
            <text:p>430267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1H31M57.602S" table:style-name="ce2">
            <text:p>31:5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1H31M57.632S" table:style-name="ce2">
            <text:p>31:57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1H31M20.670S" table:style-name="ce2">
            <text:p>31:20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7578" table:style-name="ce1">
            <text:p>37578</text:p>
          </table:table-cell>
          <table:table-cell office:value-type="string" table:style-name="ce1">
            <text:p>Success</text:p>
          </table:table-cell>
          <table:table-cell office:value-type="float" office:value="430270" table:style-name="ce1">
            <text:p>430270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1H31M57.766S" table:style-name="ce2">
            <text:p>31:5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1H31M21.185S" table:style-name="ce2">
            <text:p>31:21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7107" table:style-name="ce1">
            <text:p>37107</text:p>
          </table:table-cell>
          <table:table-cell office:value-type="string" table:style-name="ce1">
            <text:p>Success</text:p>
          </table:table-cell>
          <table:table-cell office:value-type="float" office:value="430257" table:style-name="ce1">
            <text:p>430257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1H31M57.585S" table:style-name="ce2">
            <text:p>31:5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1H31M57.824S" table:style-name="ce2">
            <text:p>31:57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1H31M57.590S" table:style-name="ce2">
            <text:p>31:57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1H31M57.650S" table:style-name="ce2">
            <text:p>31:5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1H31M58.012S" table:style-name="ce2">
            <text:p>31:58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1H31M57.861S" table:style-name="ce2">
            <text:p>31:57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1H31M57.948S" table:style-name="ce2">
            <text:p>31:57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1H31M57.842S" table:style-name="ce2">
            <text:p>31:57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1H31M57.781S" table:style-name="ce2">
            <text:p>31:5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1H31M20.731S" table:style-name="ce2">
            <text:p>31:20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7777" table:style-name="ce1">
            <text:p>37777</text:p>
          </table:table-cell>
          <table:table-cell office:value-type="string" table:style-name="ce1">
            <text:p>Success</text:p>
          </table:table-cell>
          <table:table-cell office:value-type="float" office:value="430273" table:style-name="ce1">
            <text:p>430273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1H31M57.815S" table:style-name="ce2">
            <text:p>31:5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1H31M57.688S" table:style-name="ce2">
            <text:p>31:57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1H31M58.036S" table:style-name="ce2">
            <text:p>31:5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1H31M57.961S" table:style-name="ce2">
            <text:p>31:58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1H31M58.030S" table:style-name="ce2">
            <text:p>31:58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1H31M57.861S" table:style-name="ce2">
            <text:p>31:57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1H31M57.729S" table:style-name="ce2">
            <text:p>31:5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1H31M57.850S" table:style-name="ce2">
            <text:p>31:5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1H31M57.947S" table:style-name="ce2">
            <text:p>31:57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1H31M57.951S" table:style-name="ce2">
            <text:p>31:58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1H31M57.949S" table:style-name="ce2">
            <text:p>31:57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1H31M57.820S" table:style-name="ce2">
            <text:p>31:57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1H31M57.949S" table:style-name="ce2">
            <text:p>31:57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1H31M57.949S" table:style-name="ce2">
            <text:p>31:57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26472" table:style-name="ce1">
            <text:p>26472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1H31M19.538S" table:style-name="ce2">
            <text:p>31:19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229" table:style-name="ce1">
            <text:p>39229</text:p>
          </table:table-cell>
          <table:table-cell office:value-type="string" table:style-name="ce1">
            <text:p>Success</text:p>
          </table:table-cell>
          <table:table-cell office:value-type="float" office:value="430277" table:style-name="ce1">
            <text:p>430277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1H31M20.777S" table:style-name="ce2">
            <text:p>31:20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7999" table:style-name="ce1">
            <text:p>37999</text:p>
          </table:table-cell>
          <table:table-cell office:value-type="string" table:style-name="ce1">
            <text:p>Success</text:p>
          </table:table-cell>
          <table:table-cell office:value-type="float" office:value="430274" table:style-name="ce1">
            <text:p>430274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1H31M17.419S" table:style-name="ce2">
            <text:p>31:17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1357" table:style-name="ce1">
            <text:p>41357</text:p>
          </table:table-cell>
          <table:table-cell office:value-type="string" table:style-name="ce1">
            <text:p>Success</text:p>
          </table:table-cell>
          <table:table-cell office:value-type="float" office:value="431034" table:style-name="ce1">
            <text:p>431034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1H31M57.742S" table:style-name="ce2">
            <text:p>31:57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1H31M58.068S" table:style-name="ce2">
            <text:p>31:58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1H31M19.697S" table:style-name="ce2">
            <text:p>31:19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9180" table:style-name="ce1">
            <text:p>39180</text:p>
          </table:table-cell>
          <table:table-cell office:value-type="string" table:style-name="ce1">
            <text:p>Success</text:p>
          </table:table-cell>
          <table:table-cell office:value-type="float" office:value="430250" table:style-name="ce1">
            <text:p>430250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1H31M58.061S" table:style-name="ce2">
            <text:p>31:5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1H31M57.951S" table:style-name="ce2">
            <text:p>31:5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1H31M20.103S" table:style-name="ce2">
            <text:p>31:2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8806" table:style-name="ce1">
            <text:p>38806</text:p>
          </table:table-cell>
          <table:table-cell office:value-type="string" table:style-name="ce1">
            <text:p>Success</text:p>
          </table:table-cell>
          <table:table-cell office:value-type="float" office:value="430268" table:style-name="ce1">
            <text:p>430268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1H31M19.701S" table:style-name="ce2">
            <text:p>31:19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9273" table:style-name="ce1">
            <text:p>39273</text:p>
          </table:table-cell>
          <table:table-cell office:value-type="string" table:style-name="ce1">
            <text:p>Success</text:p>
          </table:table-cell>
          <table:table-cell office:value-type="float" office:value="430270" table:style-name="ce1">
            <text:p>430270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1H31M58.514S" table:style-name="ce2">
            <text:p>31:5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1H31M57.951S" table:style-name="ce2">
            <text:p>31:58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1H31M21.040S" table:style-name="ce2">
            <text:p>31:21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7997" table:style-name="ce1">
            <text:p>37997</text:p>
          </table:table-cell>
          <table:table-cell office:value-type="string" table:style-name="ce1">
            <text:p>Success</text:p>
          </table:table-cell>
          <table:table-cell office:value-type="float" office:value="430262" table:style-name="ce1">
            <text:p>430262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1H31M57.959S" table:style-name="ce2">
            <text:p>31:5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1H31M20.660S" table:style-name="ce2">
            <text:p>31:2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8386" table:style-name="ce1">
            <text:p>38386</text:p>
          </table:table-cell>
          <table:table-cell office:value-type="string" table:style-name="ce1">
            <text:p>Success</text:p>
          </table:table-cell>
          <table:table-cell office:value-type="float" office:value="430275" table:style-name="ce1">
            <text:p>430275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1H31M19.331S" table:style-name="ce2">
            <text:p>31:19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783" table:style-name="ce1">
            <text:p>39783</text:p>
          </table:table-cell>
          <table:table-cell office:value-type="string" table:style-name="ce1">
            <text:p>Success</text:p>
          </table:table-cell>
          <table:table-cell office:value-type="float" office:value="430269" table:style-name="ce1">
            <text:p>43026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1H31M20.388S" table:style-name="ce2">
            <text:p>31:20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8729" table:style-name="ce1">
            <text:p>38729</text:p>
          </table:table-cell>
          <table:table-cell office:value-type="string" table:style-name="ce1">
            <text:p>Success</text:p>
          </table:table-cell>
          <table:table-cell office:value-type="float" office:value="430270" table:style-name="ce1">
            <text:p>430270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1H31M58.252S" table:style-name="ce2">
            <text:p>31:58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1H31M57.948S" table:style-name="ce2">
            <text:p>31:5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1H31M20.023S" table:style-name="ce2">
            <text:p>31:20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9116" table:style-name="ce1">
            <text:p>39116</text:p>
          </table:table-cell>
          <table:table-cell office:value-type="string" table:style-name="ce1">
            <text:p>Success</text:p>
          </table:table-cell>
          <table:table-cell office:value-type="float" office:value="430267" table:style-name="ce1">
            <text:p>430267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1H31M21.051S" table:style-name="ce2">
            <text:p>31:21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8130" table:style-name="ce1">
            <text:p>38130</text:p>
          </table:table-cell>
          <table:table-cell office:value-type="string" table:style-name="ce1">
            <text:p>Success</text:p>
          </table:table-cell>
          <table:table-cell office:value-type="float" office:value="430268" table:style-name="ce1">
            <text:p>430268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1H31M58.781S" table:style-name="ce2">
            <text:p>31:58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1H31M58.782S" table:style-name="ce2">
            <text:p>31:58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6470" table:style-name="ce1">
            <text:p>26470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1H31M57.966S" table:style-name="ce2">
            <text:p>31:5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1H31M58.297S" table:style-name="ce2">
            <text:p>31:5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1H31M58.773S" table:style-name="ce2">
            <text:p>31:58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1H31M58.230S" table:style-name="ce2">
            <text:p>31:58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1H31M58.913S" table:style-name="ce2">
            <text:p>31:58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1H31M58.979S" table:style-name="ce2">
            <text:p>31:5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1H31M59.145S" table:style-name="ce2">
            <text:p>31:59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1H31M59.186S" table:style-name="ce2">
            <text:p>31:59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1H31M59.122S" table:style-name="ce2">
            <text:p>31:5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Success</text:p>
          </table:table-cell>
          <table:table-cell office:value-type="float" office:value="26471" table:style-name="ce1">
            <text:p>26471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1H31M59.043S" table:style-name="ce2">
            <text:p>31:5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1H31M58.886S" table:style-name="ce2">
            <text:p>31:5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1H31M59.112S" table:style-name="ce2">
            <text:p>31:5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1H31M58.812S" table:style-name="ce2">
            <text:p>31:58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1H31M59.288S" table:style-name="ce2">
            <text:p>31:59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92" table:style-name="ce1">
            <text:p>1292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1H31M58.655S" table:style-name="ce2">
            <text:p>31:58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1H31M58.007S" table:style-name="ce2">
            <text:p>31:58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846" table:style-name="ce1">
            <text:p>284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1H31M59.125S" table:style-name="ce2">
            <text:p>31:59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Success</text:p>
          </table:table-cell>
          <table:table-cell office:value-type="float" office:value="26473" table:style-name="ce1">
            <text:p>26473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1H31M58.667S" table:style-name="ce2">
            <text:p>31:58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370" table:style-name="ce1">
            <text:p>2370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1H31M59.245S" table:style-name="ce2">
            <text:p>31:5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ccess</text:p>
          </table:table-cell>
          <table:table-cell office:value-type="float" office:value="38316" table:style-name="ce1">
            <text:p>38316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1H31M58.718S" table:style-name="ce2">
            <text:p>31:58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488" table:style-name="ce1">
            <text:p>248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1H31M58.513S" table:style-name="ce2">
            <text:p>31:58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728" table:style-name="ce1">
            <text:p>272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1H31M58.506S" table:style-name="ce2">
            <text:p>31:58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777" table:style-name="ce1">
            <text:p>2777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1H31M59.112S" table:style-name="ce2">
            <text:p>31:59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196" table:style-name="ce1">
            <text:p>219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1H31M58.631S" table:style-name="ce2">
            <text:p>31:58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1H31M58.052S" table:style-name="ce2">
            <text:p>31:5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321" table:style-name="ce1">
            <text:p>3321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1H31M58.631S" table:style-name="ce2">
            <text:p>31:5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834" table:style-name="ce1">
            <text:p>2834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1H31M57.840S" table:style-name="ce2">
            <text:p>31:5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642" table:style-name="ce1">
            <text:p>3642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1H31M58.626S" table:style-name="ce2">
            <text:p>31:5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61" table:style-name="ce1">
            <text:p>2861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1H31M58.357S" table:style-name="ce2">
            <text:p>31:5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1H31M58.231S" table:style-name="ce2">
            <text:p>31:58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82" table:style-name="ce1">
            <text:p>3282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1H31M58.667S" table:style-name="ce2">
            <text:p>31:5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1H31M58.486S" table:style-name="ce2">
            <text:p>31:5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078" table:style-name="ce1">
            <text:p>307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1H31M58.513S" table:style-name="ce2">
            <text:p>31:58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056" table:style-name="ce1">
            <text:p>305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1H31M58.886S" table:style-name="ce2">
            <text:p>31:58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1H31M58.728S" table:style-name="ce2">
            <text:p>31:5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1H31M57.832S" table:style-name="ce2">
            <text:p>31:5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1H31M57.949S" table:style-name="ce2">
            <text:p>31:5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83" table:style-name="ce1">
            <text:p>3683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1H31M57.947S" table:style-name="ce2">
            <text:p>31:5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694" table:style-name="ce1">
            <text:p>3694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1H31M57.689S" table:style-name="ce2">
            <text:p>31:57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70" table:style-name="ce1">
            <text:p>3970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1H31M58.351S" table:style-name="ce2">
            <text:p>31:5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331" table:style-name="ce1">
            <text:p>3331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1H31M58.387S" table:style-name="ce2">
            <text:p>31:58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302" table:style-name="ce1">
            <text:p>3302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1H31M57.986S" table:style-name="ce2">
            <text:p>31:58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724" table:style-name="ce1">
            <text:p>3724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1H31M58.655S" table:style-name="ce2">
            <text:p>31:58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1H31M58.484S" table:style-name="ce2">
            <text:p>31:5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262" table:style-name="ce1">
            <text:p>3262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1H31M58.292S" table:style-name="ce2">
            <text:p>31:58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1H31M58.638S" table:style-name="ce2">
            <text:p>31:58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133" table:style-name="ce1">
            <text:p>3133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1H31M58.654S" table:style-name="ce2">
            <text:p>31:58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132" table:style-name="ce1">
            <text:p>3132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1H31M58.351S" table:style-name="ce2">
            <text:p>31:58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458" table:style-name="ce1">
            <text:p>345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1H31M58.628S" table:style-name="ce2">
            <text:p>31:5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218" table:style-name="ce1">
            <text:p>3218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1H31M59.022S" table:style-name="ce2">
            <text:p>31:59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24" table:style-name="ce1">
            <text:p>2824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1H31M59.231S" table:style-name="ce2">
            <text:p>31:59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17" table:style-name="ce1">
            <text:p>2617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1H31M58.664S" table:style-name="ce2">
            <text:p>31:58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197" table:style-name="ce1">
            <text:p>3197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1H31M58.896S" table:style-name="ce2">
            <text:p>31:5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016" table:style-name="ce1">
            <text:p>301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1H31M58.233S" table:style-name="ce2">
            <text:p>31:58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1H31M58.631S" table:style-name="ce2">
            <text:p>31:5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299" table:style-name="ce1">
            <text:p>3299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1H31M58.885S" table:style-name="ce2">
            <text:p>31:5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1H31M59.145S" table:style-name="ce2">
            <text:p>31:5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38269" table:style-name="ce1">
            <text:p>38269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1H31M59.496S" table:style-name="ce2">
            <text:p>31:59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002" table:style-name="ce1">
            <text:p>8002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1H31M59.511S" table:style-name="ce2">
            <text:p>31:59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003" table:style-name="ce1">
            <text:p>8003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1H31M59.463S" table:style-name="ce2">
            <text:p>31:59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107" table:style-name="ce1">
            <text:p>8107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1H31M59.533S" table:style-name="ce2">
            <text:p>31:5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047" table:style-name="ce1">
            <text:p>8047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1H31M59.495S" table:style-name="ce2">
            <text:p>31:59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092" table:style-name="ce1">
            <text:p>8092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1H31M59.139S" table:style-name="ce2">
            <text:p>31:59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481" table:style-name="ce1">
            <text:p>8481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1H31M59.945S" table:style-name="ce2">
            <text:p>31:59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691" table:style-name="ce1">
            <text:p>7691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1H31M59.271S" table:style-name="ce2">
            <text:p>31:59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472" table:style-name="ce1">
            <text:p>8472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1H31M59.930S" table:style-name="ce2">
            <text:p>31:59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831" table:style-name="ce1">
            <text:p>7831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1H31M58.987S" table:style-name="ce2">
            <text:p>31:59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799" table:style-name="ce1">
            <text:p>8799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1H31M59.967S" table:style-name="ce2">
            <text:p>32:00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826" table:style-name="ce1">
            <text:p>7826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1H32M0.932S" table:style-name="ce2">
            <text:p>32:00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863" table:style-name="ce1">
            <text:p>6863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1H32M0.126S" table:style-name="ce2">
            <text:p>32:00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684" table:style-name="ce1">
            <text:p>7684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1H31M59.576S" table:style-name="ce2">
            <text:p>31:5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297" table:style-name="ce1">
            <text:p>8297</text:p>
          </table:table-cell>
          <table:table-cell office:value-type="string" table:style-name="ce1">
            <text:p>Success</text:p>
          </table:table-cell>
          <table:table-cell office:value-type="float" office:value="70076" table:style-name="ce1">
            <text:p>70076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1H32M1.772S" table:style-name="ce2">
            <text:p>32:01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840" table:style-name="ce1">
            <text:p>68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1H32M1.375S" table:style-name="ce2">
            <text:p>32:01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324" table:style-name="ce1">
            <text:p>73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1H32M1.207S" table:style-name="ce2">
            <text:p>32:0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713" table:style-name="ce1">
            <text:p>77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1H31M57.681S" table:style-name="ce2">
            <text:p>31:5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1555" table:style-name="ce1">
            <text:p>11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1H32M1.517S" table:style-name="ce2">
            <text:p>32:01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7918" table:style-name="ce1">
            <text:p>79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1H32M1.711S" table:style-name="ce2">
            <text:p>32:0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946" table:style-name="ce1">
            <text:p>7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1H32M1.789S" table:style-name="ce2">
            <text:p>32:01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094" table:style-name="ce1">
            <text:p>80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1H32M1.319S" table:style-name="ce2">
            <text:p>32:01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758" table:style-name="ce1">
            <text:p>87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1H32M1.933S" table:style-name="ce2">
            <text:p>32:0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344" table:style-name="ce1">
            <text:p>83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1H32M1.285S" table:style-name="ce2">
            <text:p>32:01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189" table:style-name="ce1">
            <text:p>9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1H32M0.688S" table:style-name="ce2">
            <text:p>32:0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990" table:style-name="ce1">
            <text:p>99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1H32M1.566S" table:style-name="ce2">
            <text:p>32:01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304" table:style-name="ce1">
            <text:p>93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1H32M1.599S" table:style-name="ce2">
            <text:p>32:0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554" table:style-name="ce1">
            <text:p>9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1H32M1.643S" table:style-name="ce2">
            <text:p>32:01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700" table:style-name="ce1">
            <text:p>97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1H32M1.934S" table:style-name="ce2">
            <text:p>32:01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628" table:style-name="ce1">
            <text:p>96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1H32M1.484S" table:style-name="ce2">
            <text:p>32:01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261" table:style-name="ce1">
            <text:p>102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1H32M1.162S" table:style-name="ce2">
            <text:p>32:01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777" table:style-name="ce1">
            <text:p>107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1H32M1.862S" table:style-name="ce2">
            <text:p>32:0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266" table:style-name="ce1">
            <text:p>102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1H32M1.811S" table:style-name="ce2">
            <text:p>32:01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522" table:style-name="ce1">
            <text:p>105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1H32M1.489S" table:style-name="ce2">
            <text:p>32:01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029" table:style-name="ce1">
            <text:p>11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1H32M1.848S" table:style-name="ce2">
            <text:p>32:01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891" table:style-name="ce1">
            <text:p>108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1H32M1.920S" table:style-name="ce2">
            <text:p>32:0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1H32M1.726S" table:style-name="ce2">
            <text:p>32:01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408" table:style-name="ce1">
            <text:p>114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1H32M1.633S" table:style-name="ce2">
            <text:p>32:0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728" table:style-name="ce1">
            <text:p>11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1H32M1.515S" table:style-name="ce2">
            <text:p>32:0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045" table:style-name="ce1">
            <text:p>120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1H32M1.850S" table:style-name="ce2">
            <text:p>32:0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908" table:style-name="ce1">
            <text:p>119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1H32M0.582S" table:style-name="ce2">
            <text:p>32:0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366" table:style-name="ce1">
            <text:p>133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1H32M0.474S" table:style-name="ce2">
            <text:p>32:0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765" table:style-name="ce1">
            <text:p>137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1H32M1.690S" table:style-name="ce2">
            <text:p>32:0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700" table:style-name="ce1">
            <text:p>127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1H32M1.848S" table:style-name="ce2">
            <text:p>32:01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2782" table:style-name="ce1">
            <text:p>127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1H32M1.684S" table:style-name="ce2">
            <text:p>32:01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136" table:style-name="ce1">
            <text:p>131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1H32M1.660S" table:style-name="ce2">
            <text:p>32:01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347" table:style-name="ce1">
            <text:p>133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1H32M1.507S" table:style-name="ce2">
            <text:p>32:01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3712" table:style-name="ce1">
            <text:p>137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1H32M1.933S" table:style-name="ce2">
            <text:p>32:01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516" table:style-name="ce1">
            <text:p>13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1H32M1.592S" table:style-name="ce2">
            <text:p>32:01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068" table:style-name="ce1">
            <text:p>140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1H32M1.242S" table:style-name="ce2">
            <text:p>32:01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620" table:style-name="ce1">
            <text:p>14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1H32M15.664S" table:style-name="ce2">
            <text:p>32:15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1H32M15.452S" table:style-name="ce2">
            <text:p>32:15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1H32M15.221S" table:style-name="ce2">
            <text:p>32:15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1H32M15.010S" table:style-name="ce2">
            <text:p>32:1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1H32M14.824S" table:style-name="ce2">
            <text:p>32:14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1667" table:style-name="ce1">
            <text:p>16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1H32M14.632S" table:style-name="ce2">
            <text:p>32:1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1H32M14.393S" table:style-name="ce2">
            <text:p>32:14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2329" table:style-name="ce1">
            <text:p>23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1H32M14.246S" table:style-name="ce2">
            <text:p>32:14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2595" table:style-name="ce1">
            <text:p>25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1H32M13.951S" table:style-name="ce2">
            <text:p>32:14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3031" table:style-name="ce1">
            <text:p>30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1H32M13.765S" table:style-name="ce2">
            <text:p>32:13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3341" table:style-name="ce1">
            <text:p>33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1H32M13.562S" table:style-name="ce2">
            <text:p>32:1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3648" table:style-name="ce1">
            <text:p>36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1H32M13.362S" table:style-name="ce2">
            <text:p>32:1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3977" table:style-name="ce1">
            <text:p>39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1H32M13.138S" table:style-name="ce2">
            <text:p>32:13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4339" table:style-name="ce1">
            <text:p>43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1H32M12.937S" table:style-name="ce2">
            <text:p>32:12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4676" table:style-name="ce1">
            <text:p>46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1H32M12.740S" table:style-name="ce2">
            <text:p>32:1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4967" table:style-name="ce1">
            <text:p>49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1H32M12.520S" table:style-name="ce2">
            <text:p>32:12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5318" table:style-name="ce1">
            <text:p>53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1H32M12.337S" table:style-name="ce2">
            <text:p>32:12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1H32M12.129S" table:style-name="ce2">
            <text:p>32:12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5958" table:style-name="ce1">
            <text:p>59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1H32M11.940S" table:style-name="ce2">
            <text:p>32:11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6277" table:style-name="ce1">
            <text:p>62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1H32M11.747S" table:style-name="ce2">
            <text:p>32:11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6577" table:style-name="ce1">
            <text:p>65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1H32M11.564S" table:style-name="ce2">
            <text:p>32:1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6888" table:style-name="ce1">
            <text:p>6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1H32M11.345S" table:style-name="ce2">
            <text:p>32:11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7234" table:style-name="ce1">
            <text:p>72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1H32M11.154S" table:style-name="ce2">
            <text:p>32:11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7558" table:style-name="ce1">
            <text:p>7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1H32M10.871S" table:style-name="ce2">
            <text:p>32:1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7972" table:style-name="ce1">
            <text:p>79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1H32M10.679S" table:style-name="ce2">
            <text:p>32:1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8271" table:style-name="ce1">
            <text:p>82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1H32M10.476S" table:style-name="ce2">
            <text:p>32:1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8600" table:style-name="ce1">
            <text:p>86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1H32M10.278S" table:style-name="ce2">
            <text:p>32:10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8930" table:style-name="ce1">
            <text:p>89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1H32M10.079S" table:style-name="ce2">
            <text:p>32:10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9257" table:style-name="ce1">
            <text:p>9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1H32M9.885S" table:style-name="ce2">
            <text:p>32:09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9575" table:style-name="ce1">
            <text:p>95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1H32M9.664S" table:style-name="ce2">
            <text:p>32:09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9911" table:style-name="ce1">
            <text:p>99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1H32M9.437S" table:style-name="ce2">
            <text:p>32:09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10257" table:style-name="ce1">
            <text:p>102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1H32M9.238S" table:style-name="ce2">
            <text:p>32:09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10577" table:style-name="ce1">
            <text:p>105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1H32M8.922S" table:style-name="ce2">
            <text:p>32:08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11027" table:style-name="ce1">
            <text:p>110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1H32M8.701S" table:style-name="ce2">
            <text:p>32:08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11357" table:style-name="ce1">
            <text:p>113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1H32M8.613S" table:style-name="ce2">
            <text:p>32:08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11561" table:style-name="ce1">
            <text:p>115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1H32M20.061S" table:style-name="ce2">
            <text:p>32:20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1H32M19.952S" table:style-name="ce2">
            <text:p>32:2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1H32M19.817S" table:style-name="ce2">
            <text:p>32:19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1H32M19.696S" table:style-name="ce2">
            <text:p>32:19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1H32M19.577S" table:style-name="ce2">
            <text:p>32:19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1H32M19.488S" table:style-name="ce2">
            <text:p>32:1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43" table:style-name="ce1">
            <text:p>14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1H32M19.339S" table:style-name="ce2">
            <text:p>32:1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1H32M19.211S" table:style-name="ce2">
            <text:p>32:19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1H32M19.078S" table:style-name="ce2">
            <text:p>32:19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125" table:style-name="ce1">
            <text:p>3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1H32M18.952S" table:style-name="ce2">
            <text:p>32:1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386" table:style-name="ce1">
            <text:p>33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1H32M18.846S" table:style-name="ce2">
            <text:p>32:1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624" table:style-name="ce1">
            <text:p>36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1H32M18.715S" table:style-name="ce2">
            <text:p>32:18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882" table:style-name="ce1">
            <text:p>38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1H32M18.582S" table:style-name="ce2">
            <text:p>32:18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168" table:style-name="ce1">
            <text:p>4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1H32M18.454S" table:style-name="ce2">
            <text:p>32:18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423" table:style-name="ce1">
            <text:p>4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1H32M18.326S" table:style-name="ce2">
            <text:p>32:18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668" table:style-name="ce1">
            <text:p>46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1H32M18.219S" table:style-name="ce2">
            <text:p>32:18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1H32M18.089S" table:style-name="ce2">
            <text:p>32:18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149" table:style-name="ce1">
            <text:p>51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1H32M17.954S" table:style-name="ce2">
            <text:p>32:18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410" table:style-name="ce1">
            <text:p>54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1H32M17.840S" table:style-name="ce2">
            <text:p>32:17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653" table:style-name="ce1">
            <text:p>56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1H32M17.709S" table:style-name="ce2">
            <text:p>32:17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920" table:style-name="ce1">
            <text:p>59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1H32M17.617S" table:style-name="ce2">
            <text:p>32:17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42" table:style-name="ce1">
            <text:p>6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1H32M17.479S" table:style-name="ce2">
            <text:p>32:1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385" table:style-name="ce1">
            <text:p>63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1H32M17.345S" table:style-name="ce2">
            <text:p>32:1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42" table:style-name="ce1">
            <text:p>6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1H32M17.211S" table:style-name="ce2">
            <text:p>32:17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901" table:style-name="ce1">
            <text:p>69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1H32M17.107S" table:style-name="ce2">
            <text:p>32:17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142" table:style-name="ce1">
            <text:p>7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1H32M16.983S" table:style-name="ce2">
            <text:p>32:17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63" table:style-name="ce1">
            <text:p>73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1H32M16.842S" table:style-name="ce2">
            <text:p>32:1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628" table:style-name="ce1">
            <text:p>76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1H32M16.724S" table:style-name="ce2">
            <text:p>32:16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875" table:style-name="ce1">
            <text:p>7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1H32M16.598S" table:style-name="ce2">
            <text:p>32:1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146" table:style-name="ce1">
            <text:p>8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1H32M16.494S" table:style-name="ce2">
            <text:p>32:1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364" table:style-name="ce1">
            <text:p>83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1H32M16.366S" table:style-name="ce2">
            <text:p>32:16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602" table:style-name="ce1">
            <text:p>86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1H32M16.238S" table:style-name="ce2">
            <text:p>32:1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850" table:style-name="ce1">
            <text:p>88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1H32M16.119S" table:style-name="ce2">
            <text:p>32:16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111" table:style-name="ce1">
            <text:p>9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1H32M15.999S" table:style-name="ce2">
            <text:p>32:16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367" table:style-name="ce1">
            <text:p>93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1H32M15.872S" table:style-name="ce2">
            <text:p>32:1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9593" table:style-name="ce1">
            <text:p>95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1H32M20.177S" table:style-name="ce2">
            <text:p>32:20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411" table:style-name="ce1">
            <text:p>54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1H32M25.467S" table:style-name="ce2">
            <text:p>32:25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1H32M25.713S" table:style-name="ce2">
            <text:p>32:2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35" table:style-name="ce1">
            <text:p>2935</text:p>
          </table:table-cell>
          <table:table-cell office:value-type="string" table:style-name="ce1">
            <text:p>Success</text:p>
          </table:table-cell>
          <table:table-cell office:value-type="float" office:value="15961" table:style-name="ce1">
            <text:p>15961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1H32M7.798S" table:style-name="ce2">
            <text:p>32:0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1404" table:style-name="ce1">
            <text:p>21404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1H32M25.369S" table:style-name="ce2">
            <text:p>32:2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174" table:style-name="ce1">
            <text:p>4174</text:p>
          </table:table-cell>
          <table:table-cell office:value-type="string" table:style-name="ce1">
            <text:p>Success</text:p>
          </table:table-cell>
          <table:table-cell office:value-type="float" office:value="28432" table:style-name="ce1">
            <text:p>28432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1H32M7.515S" table:style-name="ce2">
            <text:p>32:0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435" table:style-name="ce1">
            <text:p>22435</text:p>
          </table:table-cell>
          <table:table-cell office:value-type="string" table:style-name="ce1">
            <text:p>Success</text:p>
          </table:table-cell>
          <table:table-cell office:value-type="float" office:value="130964" table:style-name="ce1">
            <text:p>130964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1H32M25.589S" table:style-name="ce2">
            <text:p>32:25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465" table:style-name="ce1">
            <text:p>4465</text:p>
          </table:table-cell>
          <table:table-cell office:value-type="string" table:style-name="ce1">
            <text:p>Success</text:p>
          </table:table-cell>
          <table:table-cell office:value-type="float" office:value="33446" table:style-name="ce1">
            <text:p>33446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1H32M28.650S" table:style-name="ce2">
            <text:p>32:28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1H32M24.472S" table:style-name="ce2">
            <text:p>32:24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006" table:style-name="ce1">
            <text:p>6006</text:p>
          </table:table-cell>
          <table:table-cell office:value-type="string" table:style-name="ce1">
            <text:p>Success</text:p>
          </table:table-cell>
          <table:table-cell office:value-type="float" office:value="35949" table:style-name="ce1">
            <text:p>35949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1H32M24.970S" table:style-name="ce2">
            <text:p>32:25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593" table:style-name="ce1">
            <text:p>5593</text:p>
          </table:table-cell>
          <table:table-cell office:value-type="string" table:style-name="ce1">
            <text:p>Success</text:p>
          </table:table-cell>
          <table:table-cell office:value-type="float" office:value="35953" table:style-name="ce1">
            <text:p>35953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1H32M7.638S" table:style-name="ce2">
            <text:p>32:07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2945" table:style-name="ce1">
            <text:p>22945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1H32M25.089S" table:style-name="ce2">
            <text:p>32:2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899" table:style-name="ce1">
            <text:p>5899</text:p>
          </table:table-cell>
          <table:table-cell office:value-type="string" table:style-name="ce1">
            <text:p>Success</text:p>
          </table:table-cell>
          <table:table-cell office:value-type="float" office:value="43468" table:style-name="ce1">
            <text:p>43468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1H32M23.866S" table:style-name="ce2">
            <text:p>32:23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136" table:style-name="ce1">
            <text:p>7136</text:p>
          </table:table-cell>
          <table:table-cell office:value-type="string" table:style-name="ce1">
            <text:p>Success</text:p>
          </table:table-cell>
          <table:table-cell office:value-type="float" office:value="43468" table:style-name="ce1">
            <text:p>43468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1H32M24.260S" table:style-name="ce2">
            <text:p>32:24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094" table:style-name="ce1">
            <text:p>7094</text:p>
          </table:table-cell>
          <table:table-cell office:value-type="string" table:style-name="ce1">
            <text:p>Success</text:p>
          </table:table-cell>
          <table:table-cell office:value-type="float" office:value="45973" table:style-name="ce1">
            <text:p>45973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1H32M30.055S" table:style-name="ce2">
            <text:p>32:30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43" table:style-name="ce1">
            <text:p>13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1H32M23.988S" table:style-name="ce2">
            <text:p>32:24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432" table:style-name="ce1">
            <text:p>7432</text:p>
          </table:table-cell>
          <table:table-cell office:value-type="string" table:style-name="ce1">
            <text:p>Success</text:p>
          </table:table-cell>
          <table:table-cell office:value-type="float" office:value="45974" table:style-name="ce1">
            <text:p>45974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1H32M23.644S" table:style-name="ce2">
            <text:p>32:23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978" table:style-name="ce1">
            <text:p>7978</text:p>
          </table:table-cell>
          <table:table-cell office:value-type="string" table:style-name="ce1">
            <text:p>Success</text:p>
          </table:table-cell>
          <table:table-cell office:value-type="float" office:value="45973" table:style-name="ce1">
            <text:p>45973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1H32M7.789S" table:style-name="ce2">
            <text:p>32:0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896" table:style-name="ce1">
            <text:p>23896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1H32M24.861S" table:style-name="ce2">
            <text:p>32:24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830" table:style-name="ce1">
            <text:p>6830</text:p>
          </table:table-cell>
          <table:table-cell office:value-type="string" table:style-name="ce1">
            <text:p>Success</text:p>
          </table:table-cell>
          <table:table-cell office:value-type="float" office:value="45974" table:style-name="ce1">
            <text:p>45974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1H32M7.812S" table:style-name="ce2">
            <text:p>32:07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3889" table:style-name="ce1">
            <text:p>23889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1H32M7.875S" table:style-name="ce2">
            <text:p>32:0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3900" table:style-name="ce1">
            <text:p>23900</text:p>
          </table:table-cell>
          <table:table-cell office:value-type="string" table:style-name="ce1">
            <text:p>Success</text:p>
          </table:table-cell>
          <table:table-cell office:value-type="float" office:value="145577" table:style-name="ce1">
            <text:p>14557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1H32M7.755S" table:style-name="ce2">
            <text:p>32:0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020" table:style-name="ce1">
            <text:p>24020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1H32M7.796S" table:style-name="ce2">
            <text:p>32:07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3997" table:style-name="ce1">
            <text:p>23997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1H32M7.621S" table:style-name="ce2">
            <text:p>32:0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4177" table:style-name="ce1">
            <text:p>24177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1H32M7.589S" table:style-name="ce2">
            <text:p>32:07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4213" table:style-name="ce1">
            <text:p>24213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1H32M1.937S" table:style-name="ce2">
            <text:p>32:01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9871" table:style-name="ce1">
            <text:p>29871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1H32M1.747S" table:style-name="ce2">
            <text:p>32:01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0067" table:style-name="ce1">
            <text:p>30067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1H32M1.771S" table:style-name="ce2">
            <text:p>32:01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0090" table:style-name="ce1">
            <text:p>30090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1H32M1.571S" table:style-name="ce2">
            <text:p>32:01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0294" table:style-name="ce1">
            <text:p>30294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1H32M7.572S" table:style-name="ce2">
            <text:p>32:0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4301" table:style-name="ce1">
            <text:p>24301</text:p>
          </table:table-cell>
          <table:table-cell office:value-type="string" table:style-name="ce1">
            <text:p>Success</text:p>
          </table:table-cell>
          <table:table-cell office:value-type="float" office:value="145577" table:style-name="ce1">
            <text:p>145577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1H32M1.582S" table:style-name="ce2">
            <text:p>32:01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0335" table:style-name="ce1">
            <text:p>30335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1H31M57.579S" table:style-name="ce2">
            <text:p>31:57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4355" table:style-name="ce1">
            <text:p>34355</text:p>
          </table:table-cell>
          <table:table-cell office:value-type="string" table:style-name="ce1">
            <text:p>Success</text:p>
          </table:table-cell>
          <table:table-cell office:value-type="float" office:value="132881" table:style-name="ce1">
            <text:p>132881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1H32M23.495S" table:style-name="ce2">
            <text:p>32:23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503" table:style-name="ce1">
            <text:p>8503</text:p>
          </table:table-cell>
          <table:table-cell office:value-type="string" table:style-name="ce1">
            <text:p>Success</text:p>
          </table:table-cell>
          <table:table-cell office:value-type="float" office:value="50985" table:style-name="ce1">
            <text:p>50985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1H32M1.310S" table:style-name="ce2">
            <text:p>32:01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0711" table:style-name="ce1">
            <text:p>30711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1H32M0.856S" table:style-name="ce2">
            <text:p>32:00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1232" table:style-name="ce1">
            <text:p>31232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1H32M7.501S" table:style-name="ce2">
            <text:p>32:0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4589" table:style-name="ce1">
            <text:p>24589</text:p>
          </table:table-cell>
          <table:table-cell office:value-type="string" table:style-name="ce1">
            <text:p>Success</text:p>
          </table:table-cell>
          <table:table-cell office:value-type="float" office:value="145573" table:style-name="ce1">
            <text:p>145573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1H32M7.582S" table:style-name="ce2">
            <text:p>32:0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512" table:style-name="ce1">
            <text:p>24512</text:p>
          </table:table-cell>
          <table:table-cell office:value-type="string" table:style-name="ce1">
            <text:p>Success</text:p>
          </table:table-cell>
          <table:table-cell office:value-type="float" office:value="145577" table:style-name="ce1">
            <text:p>145577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1H32M1.466S" table:style-name="ce2">
            <text:p>32:0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0652" table:style-name="ce1">
            <text:p>30652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1H32M1.039S" table:style-name="ce2">
            <text:p>32:01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1101" table:style-name="ce1">
            <text:p>31101</text:p>
          </table:table-cell>
          <table:table-cell office:value-type="string" table:style-name="ce1">
            <text:p>Success</text:p>
          </table:table-cell>
          <table:table-cell office:value-type="float" office:value="143005" table:style-name="ce1">
            <text:p>143005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1H32M23.239S" table:style-name="ce2">
            <text:p>32:2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011" table:style-name="ce1">
            <text:p>9011</text:p>
          </table:table-cell>
          <table:table-cell office:value-type="string" table:style-name="ce1">
            <text:p>Success</text:p>
          </table:table-cell>
          <table:table-cell office:value-type="float" office:value="53491" table:style-name="ce1">
            <text:p>53491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1H32M23.113S" table:style-name="ce2">
            <text:p>32:2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322" table:style-name="ce1">
            <text:p>9322</text:p>
          </table:table-cell>
          <table:table-cell office:value-type="string" table:style-name="ce1">
            <text:p>Success</text:p>
          </table:table-cell>
          <table:table-cell office:value-type="float" office:value="55995" table:style-name="ce1">
            <text:p>55995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1H32M22.752S" table:style-name="ce2">
            <text:p>32:2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9932" table:style-name="ce1">
            <text:p>9932</text:p>
          </table:table-cell>
          <table:table-cell office:value-type="string" table:style-name="ce1">
            <text:p>Success</text:p>
          </table:table-cell>
          <table:table-cell office:value-type="float" office:value="63508" table:style-name="ce1">
            <text:p>6350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1H32M22.480S" table:style-name="ce2">
            <text:p>32:22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311" table:style-name="ce1">
            <text:p>10311</text:p>
          </table:table-cell>
          <table:table-cell office:value-type="string" table:style-name="ce1">
            <text:p>Success</text:p>
          </table:table-cell>
          <table:table-cell office:value-type="float" office:value="68521" table:style-name="ce1">
            <text:p>68521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1H32M29.953S" table:style-name="ce2">
            <text:p>32:3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2875" table:style-name="ce1">
            <text:p>2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1H32M22.340S" table:style-name="ce2">
            <text:p>32:22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0627" table:style-name="ce1">
            <text:p>10627</text:p>
          </table:table-cell>
          <table:table-cell office:value-type="string" table:style-name="ce1">
            <text:p>Success</text:p>
          </table:table-cell>
          <table:table-cell office:value-type="float" office:value="71024" table:style-name="ce1">
            <text:p>71024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1H32M22.071S" table:style-name="ce2">
            <text:p>32:22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965" table:style-name="ce1">
            <text:p>10965</text:p>
          </table:table-cell>
          <table:table-cell office:value-type="string" table:style-name="ce1">
            <text:p>Success</text:p>
          </table:table-cell>
          <table:table-cell office:value-type="float" office:value="76036" table:style-name="ce1">
            <text:p>76036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1H32M22.205S" table:style-name="ce2">
            <text:p>32:22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972" table:style-name="ce1">
            <text:p>10972</text:p>
          </table:table-cell>
          <table:table-cell office:value-type="string" table:style-name="ce1">
            <text:p>Success</text:p>
          </table:table-cell>
          <table:table-cell office:value-type="float" office:value="73532" table:style-name="ce1">
            <text:p>73532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1H32M20.938S" table:style-name="ce2">
            <text:p>32:2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365" table:style-name="ce1">
            <text:p>12365</text:p>
          </table:table-cell>
          <table:table-cell office:value-type="string" table:style-name="ce1">
            <text:p>Success</text:p>
          </table:table-cell>
          <table:table-cell office:value-type="float" office:value="81046" table:style-name="ce1">
            <text:p>81046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1H32M29.545S" table:style-name="ce2">
            <text:p>32:29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76" table:style-name="ce1">
            <text:p>39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1H32M22.059S" table:style-name="ce2">
            <text:p>32:2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630" table:style-name="ce1">
            <text:p>11630</text:p>
          </table:table-cell>
          <table:table-cell office:value-type="string" table:style-name="ce1">
            <text:p>Success</text:p>
          </table:table-cell>
          <table:table-cell office:value-type="float" office:value="91070" table:style-name="ce1">
            <text:p>91070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1H32M20.670S" table:style-name="ce2">
            <text:p>32:2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042" table:style-name="ce1">
            <text:p>13042</text:p>
          </table:table-cell>
          <table:table-cell office:value-type="string" table:style-name="ce1">
            <text:p>Success</text:p>
          </table:table-cell>
          <table:table-cell office:value-type="float" office:value="86059" table:style-name="ce1">
            <text:p>86059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1H32M20.805S" table:style-name="ce2">
            <text:p>32:20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947" table:style-name="ce1">
            <text:p>12947</text:p>
          </table:table-cell>
          <table:table-cell office:value-type="string" table:style-name="ce1">
            <text:p>Success</text:p>
          </table:table-cell>
          <table:table-cell office:value-type="float" office:value="91070" table:style-name="ce1">
            <text:p>91070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1H32M20.302S" table:style-name="ce2">
            <text:p>32:20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3512" table:style-name="ce1">
            <text:p>13512</text:p>
          </table:table-cell>
          <table:table-cell office:value-type="string" table:style-name="ce1">
            <text:p>Success</text:p>
          </table:table-cell>
          <table:table-cell office:value-type="float" office:value="91070" table:style-name="ce1">
            <text:p>91070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1H32M22.996S" table:style-name="ce2">
            <text:p>32:23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821" table:style-name="ce1">
            <text:p>10821</text:p>
          </table:table-cell>
          <table:table-cell office:value-type="string" table:style-name="ce1">
            <text:p>Success</text:p>
          </table:table-cell>
          <table:table-cell office:value-type="float" office:value="91073" table:style-name="ce1">
            <text:p>91073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1H32M23.365S" table:style-name="ce2">
            <text:p>32:23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453" table:style-name="ce1">
            <text:p>10453</text:p>
          </table:table-cell>
          <table:table-cell office:value-type="string" table:style-name="ce1">
            <text:p>Success</text:p>
          </table:table-cell>
          <table:table-cell office:value-type="float" office:value="91073" table:style-name="ce1">
            <text:p>91073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1H32M20.442S" table:style-name="ce2">
            <text:p>32:20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384" table:style-name="ce1">
            <text:p>13384</text:p>
          </table:table-cell>
          <table:table-cell office:value-type="string" table:style-name="ce1">
            <text:p>Success</text:p>
          </table:table-cell>
          <table:table-cell office:value-type="float" office:value="91069" table:style-name="ce1">
            <text:p>91069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1H32M22.879S" table:style-name="ce2">
            <text:p>32:2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947" table:style-name="ce1">
            <text:p>10947</text:p>
          </table:table-cell>
          <table:table-cell office:value-type="string" table:style-name="ce1">
            <text:p>Success</text:p>
          </table:table-cell>
          <table:table-cell office:value-type="float" office:value="91071" table:style-name="ce1">
            <text:p>91071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1H32M25.232S" table:style-name="ce2">
            <text:p>32:25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8601" table:style-name="ce1">
            <text:p>8601</text:p>
          </table:table-cell>
          <table:table-cell office:value-type="string" table:style-name="ce1">
            <text:p>Success</text:p>
          </table:table-cell>
          <table:table-cell office:value-type="float" office:value="91071" table:style-name="ce1">
            <text:p>91071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1H32M20.566S" table:style-name="ce2">
            <text:p>32:20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272" table:style-name="ce1">
            <text:p>13272</text:p>
          </table:table-cell>
          <table:table-cell office:value-type="string" table:style-name="ce1">
            <text:p>Success</text:p>
          </table:table-cell>
          <table:table-cell office:value-type="float" office:value="88565" table:style-name="ce1">
            <text:p>88565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1H32M24.600S" table:style-name="ce2">
            <text:p>32:24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240" table:style-name="ce1">
            <text:p>9240</text:p>
          </table:table-cell>
          <table:table-cell office:value-type="string" table:style-name="ce1">
            <text:p>Success</text:p>
          </table:table-cell>
          <table:table-cell office:value-type="float" office:value="91073" table:style-name="ce1">
            <text:p>91073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1H32M22.599S" table:style-name="ce2">
            <text:p>32:2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253" table:style-name="ce1">
            <text:p>11253</text:p>
          </table:table-cell>
          <table:table-cell office:value-type="string" table:style-name="ce1">
            <text:p>Success</text:p>
          </table:table-cell>
          <table:table-cell office:value-type="float" office:value="91071" table:style-name="ce1">
            <text:p>91071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1H32M23.765S" table:style-name="ce2">
            <text:p>32:23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109" table:style-name="ce1">
            <text:p>10109</text:p>
          </table:table-cell>
          <table:table-cell office:value-type="string" table:style-name="ce1">
            <text:p>Success</text:p>
          </table:table-cell>
          <table:table-cell office:value-type="float" office:value="91072" table:style-name="ce1">
            <text:p>91072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1H32M24.113S" table:style-name="ce2">
            <text:p>32:2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770" table:style-name="ce1">
            <text:p>9770</text:p>
          </table:table-cell>
          <table:table-cell office:value-type="string" table:style-name="ce1">
            <text:p>Success</text:p>
          </table:table-cell>
          <table:table-cell office:value-type="float" office:value="91074" table:style-name="ce1">
            <text:p>91074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1H32M24.348S" table:style-name="ce2">
            <text:p>32:2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536" table:style-name="ce1">
            <text:p>9536</text:p>
          </table:table-cell>
          <table:table-cell office:value-type="string" table:style-name="ce1">
            <text:p>Success</text:p>
          </table:table-cell>
          <table:table-cell office:value-type="float" office:value="91072" table:style-name="ce1">
            <text:p>91072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1H32M24.753S" table:style-name="ce2">
            <text:p>32:24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132" table:style-name="ce1">
            <text:p>9132</text:p>
          </table:table-cell>
          <table:table-cell office:value-type="string" table:style-name="ce1">
            <text:p>Success</text:p>
          </table:table-cell>
          <table:table-cell office:value-type="float" office:value="91074" table:style-name="ce1">
            <text:p>91074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1H32M29.205S" table:style-name="ce2">
            <text:p>32:29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4715" table:style-name="ce1">
            <text:p>47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1H32M33.886S" table:style-name="ce2">
            <text:p>32:3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1H32M33.885S" table:style-name="ce2">
            <text:p>32:33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1H32M33.884S" table:style-name="ce2">
            <text:p>32:33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1H32M33.875S" table:style-name="ce2">
            <text:p>32:33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1H32M33.841S" table:style-name="ce2">
            <text:p>32:3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1H32M33.839S" table:style-name="ce2">
            <text:p>32:33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1H32M33.853S" table:style-name="ce2">
            <text:p>32:33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1H32M33.834S" table:style-name="ce2">
            <text:p>32:33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1H32M33.827S" table:style-name="ce2">
            <text:p>32:3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1H32M33.827S" table:style-name="ce2">
            <text:p>32:33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1H32M33.819S" table:style-name="ce2">
            <text:p>32:3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1H32M33.816S" table:style-name="ce2">
            <text:p>32:33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1H32M33.818S" table:style-name="ce2">
            <text:p>32:33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1H32M33.754S" table:style-name="ce2">
            <text:p>32:3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1H32M33.691S" table:style-name="ce2">
            <text:p>32:33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1H32M33.713S" table:style-name="ce2">
            <text:p>32:3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14" table:style-name="ce1">
            <text:p>2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1H32M33.522S" table:style-name="ce2">
            <text:p>32:3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428" table:style-name="ce1">
            <text:p>24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1H32M33.306S" table:style-name="ce2">
            <text:p>32:33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772" table:style-name="ce1">
            <text:p>27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1H32M33.182S" table:style-name="ce2">
            <text:p>32:33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037" table:style-name="ce1">
            <text:p>30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1H32M33.038S" table:style-name="ce2">
            <text:p>32:3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1H32M32.986S" table:style-name="ce2">
            <text:p>32:33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442" table:style-name="ce1">
            <text:p>34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1H32M32.797S" table:style-name="ce2">
            <text:p>32:32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764" table:style-name="ce1">
            <text:p>37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1H32M32.687S" table:style-name="ce2">
            <text:p>32:32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007" table:style-name="ce1">
            <text:p>40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1H32M32.437S" table:style-name="ce2">
            <text:p>32:32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54" table:style-name="ce1">
            <text:p>43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1H32M32.255S" table:style-name="ce2">
            <text:p>32:3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662" table:style-name="ce1">
            <text:p>46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1H32M32.000S" table:style-name="ce2">
            <text:p>32:3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047" table:style-name="ce1">
            <text:p>50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1H32M31.778S" table:style-name="ce2">
            <text:p>32:31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5407" table:style-name="ce1">
            <text:p>5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1H32M31.805S" table:style-name="ce2">
            <text:p>32:31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5500" table:style-name="ce1">
            <text:p>55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1H32M31.801S" table:style-name="ce2">
            <text:p>32:31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5648" table:style-name="ce1">
            <text:p>56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1H32M31.796S" table:style-name="ce2">
            <text:p>32:3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1H32M31.693S" table:style-name="ce2">
            <text:p>32:31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980" table:style-name="ce1">
            <text:p>59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1H32M31.688S" table:style-name="ce2">
            <text:p>32:3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6119" table:style-name="ce1">
            <text:p>6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1H32M31.703S" table:style-name="ce2">
            <text:p>32:31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6238" table:style-name="ce1">
            <text:p>62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1H32M31.624S" table:style-name="ce2">
            <text:p>32:31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398" table:style-name="ce1">
            <text:p>63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1H32M31.421S" table:style-name="ce2">
            <text:p>32:31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727" table:style-name="ce1">
            <text:p>67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1H32M31.400S" table:style-name="ce2">
            <text:p>32:31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881" table:style-name="ce1">
            <text:p>68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1H32M31.356S" table:style-name="ce2">
            <text:p>32:31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057" table:style-name="ce1">
            <text:p>70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1H32M30.990S" table:style-name="ce2">
            <text:p>32:31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524" table:style-name="ce1">
            <text:p>75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1H32M31.004S" table:style-name="ce2">
            <text:p>32:31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623" table:style-name="ce1">
            <text:p>76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1H32M30.565S" table:style-name="ce2">
            <text:p>32:30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194" table:style-name="ce1">
            <text:p>81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1H32M30.586S" table:style-name="ce2">
            <text:p>32:3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8312" table:style-name="ce1">
            <text:p>83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1H32M30.480S" table:style-name="ce2">
            <text:p>32:3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506" table:style-name="ce1">
            <text:p>8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1H32M30.241S" table:style-name="ce2">
            <text:p>32:30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889" table:style-name="ce1">
            <text:p>88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1H32M38.991S" table:style-name="ce2">
            <text:p>32:39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1H32M38.771S" table:style-name="ce2">
            <text:p>32:38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1H32M38.632S" table:style-name="ce2">
            <text:p>32:38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1H32M38.519S" table:style-name="ce2">
            <text:p>32:3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1H32M38.422S" table:style-name="ce2">
            <text:p>32:3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1H32M38.153S" table:style-name="ce2">
            <text:p>32:3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1H32M38.028S" table:style-name="ce2">
            <text:p>32:38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1H32M37.681S" table:style-name="ce2">
            <text:p>32:3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1H32M37.052S" table:style-name="ce2">
            <text:p>32:37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1H32M36.923S" table:style-name="ce2">
            <text:p>32:36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468" table:style-name="ce1">
            <text:p>34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1H32M36.796S" table:style-name="ce2">
            <text:p>32:36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732" table:style-name="ce1">
            <text:p>37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1H32M36.699S" table:style-name="ce2">
            <text:p>32:36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964" table:style-name="ce1">
            <text:p>39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1H32M36.566S" table:style-name="ce2">
            <text:p>32:3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225" table:style-name="ce1">
            <text:p>4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1H32M36.432S" table:style-name="ce2">
            <text:p>32:36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460" table:style-name="ce1">
            <text:p>4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1H32M36.314S" table:style-name="ce2">
            <text:p>32:36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709" table:style-name="ce1">
            <text:p>47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1H32M36.224S" table:style-name="ce2">
            <text:p>32:36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39" table:style-name="ce1">
            <text:p>49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1H32M36.082S" table:style-name="ce2">
            <text:p>32:36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219" table:style-name="ce1">
            <text:p>52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1H32M35.954S" table:style-name="ce2">
            <text:p>32:36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5457" table:style-name="ce1">
            <text:p>5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1H32M35.832S" table:style-name="ce2">
            <text:p>32:3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684" table:style-name="ce1">
            <text:p>56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1H32M35.731S" table:style-name="ce2">
            <text:p>32:3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935" table:style-name="ce1">
            <text:p>59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1H32M35.602S" table:style-name="ce2">
            <text:p>32:3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190" table:style-name="ce1">
            <text:p>61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1H32M35.471S" table:style-name="ce2">
            <text:p>32:35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451" table:style-name="ce1">
            <text:p>64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1H32M35.353S" table:style-name="ce2">
            <text:p>32:35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687" table:style-name="ce1">
            <text:p>6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1H32M35.263S" table:style-name="ce2">
            <text:p>32:35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885" table:style-name="ce1">
            <text:p>68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1H32M35.122S" table:style-name="ce2">
            <text:p>32:3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153" table:style-name="ce1">
            <text:p>7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1H32M34.994S" table:style-name="ce2">
            <text:p>32:3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407" table:style-name="ce1">
            <text:p>74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1H32M34.875S" table:style-name="ce2">
            <text:p>32:34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642" table:style-name="ce1">
            <text:p>7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1H32M34.778S" table:style-name="ce2">
            <text:p>32:3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857" table:style-name="ce1">
            <text:p>78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1H32M34.645S" table:style-name="ce2">
            <text:p>32:34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112" table:style-name="ce1">
            <text:p>8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1H32M34.527S" table:style-name="ce2">
            <text:p>32:34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362" table:style-name="ce1">
            <text:p>8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1H32M34.426S" table:style-name="ce2">
            <text:p>32:34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601" table:style-name="ce1">
            <text:p>86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1H32M34.303S" table:style-name="ce2">
            <text:p>32:3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850" table:style-name="ce1">
            <text:p>88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1H32M34.154S" table:style-name="ce2">
            <text:p>32:3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111" table:style-name="ce1">
            <text:p>9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1H32M34.047S" table:style-name="ce2">
            <text:p>32:3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346" table:style-name="ce1">
            <text:p>93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1H32M43.162S" table:style-name="ce2">
            <text:p>32:4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1H32M43.033S" table:style-name="ce2">
            <text:p>32:43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1H32M42.893S" table:style-name="ce2">
            <text:p>32:42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1H32M42.762S" table:style-name="ce2">
            <text:p>32:4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1H32M42.530S" table:style-name="ce2">
            <text:p>32:42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1477" table:style-name="ce1">
            <text:p>14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1H32M42.406S" table:style-name="ce2">
            <text:p>32:42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1H32M42.153S" table:style-name="ce2">
            <text:p>32:42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1H32M42.047S" table:style-name="ce2">
            <text:p>32:42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1H32M41.798S" table:style-name="ce2">
            <text:p>32:4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1H32M41.521S" table:style-name="ce2">
            <text:p>32:41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3095" table:style-name="ce1">
            <text:p>30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1H32M41.417S" table:style-name="ce2">
            <text:p>32:4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3322" table:style-name="ce1">
            <text:p>3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1H32M41.305S" table:style-name="ce2">
            <text:p>32:41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3540" table:style-name="ce1">
            <text:p>35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1H32M41.169S" table:style-name="ce2">
            <text:p>32:41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3814" table:style-name="ce1">
            <text:p>38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1H32M40.897S" table:style-name="ce2">
            <text:p>32:40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4212" table:style-name="ce1">
            <text:p>42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1H32M40.803S" table:style-name="ce2">
            <text:p>32:40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4428" table:style-name="ce1">
            <text:p>44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1H32M40.668S" table:style-name="ce2">
            <text:p>32:4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4727" table:style-name="ce1">
            <text:p>47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1H32M40.395S" table:style-name="ce2">
            <text:p>32:4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5122" table:style-name="ce1">
            <text:p>5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1H32M40.270S" table:style-name="ce2">
            <text:p>32:40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5459" table:style-name="ce1">
            <text:p>54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1H32M40.031S" table:style-name="ce2">
            <text:p>32:40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6024" table:style-name="ce1">
            <text:p>60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1H32M39.781S" table:style-name="ce2">
            <text:p>32:3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6502" table:style-name="ce1">
            <text:p>65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1H32M39.649S" table:style-name="ce2">
            <text:p>32:39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6991" table:style-name="ce1">
            <text:p>69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1H32M39.409S" table:style-name="ce2">
            <text:p>32:39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8076" table:style-name="ce1">
            <text:p>80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1H32M44.748S" table:style-name="ce2">
            <text:p>32:44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742" table:style-name="ce1">
            <text:p>2742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1H32M41.671S" table:style-name="ce2">
            <text:p>32:4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820" table:style-name="ce1">
            <text:p>5820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1H32M40.531S" table:style-name="ce2">
            <text:p>32:4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965" table:style-name="ce1">
            <text:p>6965</text:p>
          </table:table-cell>
          <table:table-cell office:value-type="string" table:style-name="ce1">
            <text:p>Success</text:p>
          </table:table-cell>
          <table:table-cell office:value-type="float" office:value="91155" table:style-name="ce1">
            <text:p>91155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1H32M41.028S" table:style-name="ce2">
            <text:p>32:4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67" table:style-name="ce1">
            <text:p>6467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1H32M39.262S" table:style-name="ce2">
            <text:p>32:3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236" table:style-name="ce1">
            <text:p>8236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1H32M40.169S" table:style-name="ce2">
            <text:p>32:4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337" table:style-name="ce1">
            <text:p>7337</text:p>
          </table:table-cell>
          <table:table-cell office:value-type="string" table:style-name="ce1">
            <text:p>Success</text:p>
          </table:table-cell>
          <table:table-cell office:value-type="float" office:value="91155" table:style-name="ce1">
            <text:p>91155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1H32M38.288S" table:style-name="ce2">
            <text:p>32:38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9226" table:style-name="ce1">
            <text:p>9226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1H32M43.271S" table:style-name="ce2">
            <text:p>32:4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286" table:style-name="ce1">
            <text:p>4286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1H32M41.927S" table:style-name="ce2">
            <text:p>32:4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631" table:style-name="ce1">
            <text:p>5631</text:p>
          </table:table-cell>
          <table:table-cell office:value-type="string" table:style-name="ce1">
            <text:p>Success</text:p>
          </table:table-cell>
          <table:table-cell office:value-type="float" office:value="91155" table:style-name="ce1">
            <text:p>91155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1H32M42.641S" table:style-name="ce2">
            <text:p>32:4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961" table:style-name="ce1">
            <text:p>4961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1H32M39.531S" table:style-name="ce2">
            <text:p>32:39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075" table:style-name="ce1">
            <text:p>8075</text:p>
          </table:table-cell>
          <table:table-cell office:value-type="string" table:style-name="ce1">
            <text:p>Success</text:p>
          </table:table-cell>
          <table:table-cell office:value-type="float" office:value="91155" table:style-name="ce1">
            <text:p>91155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1H32M42.280S" table:style-name="ce2">
            <text:p>32:42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340" table:style-name="ce1">
            <text:p>5340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1H32M39.136S" table:style-name="ce2">
            <text:p>32:39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8519" table:style-name="ce1">
            <text:p>85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1H32M47.625S" table:style-name="ce2">
            <text:p>32:4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1H32M47.611S" table:style-name="ce2">
            <text:p>32:4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1H32M47.607S" table:style-name="ce2">
            <text:p>32:47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1H32M47.570S" table:style-name="ce2">
            <text:p>32:4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1H32M47.562S" table:style-name="ce2">
            <text:p>32:4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1H32M47.528S" table:style-name="ce2">
            <text:p>32:47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1H32M47.512S" table:style-name="ce2">
            <text:p>32:4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1H32M47.517S" table:style-name="ce2">
            <text:p>32:47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1H32M47.523S" table:style-name="ce2">
            <text:p>32:47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1H32M47.513S" table:style-name="ce2">
            <text:p>32:47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1H32M47.502S" table:style-name="ce2">
            <text:p>32:4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1H32M47.491S" table:style-name="ce2">
            <text:p>32:47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1H32M47.497S" table:style-name="ce2">
            <text:p>32:47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1H32M46.646S" table:style-name="ce2">
            <text:p>32:4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832" table:style-name="ce1">
            <text:p>28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1H32M46.288S" table:style-name="ce2">
            <text:p>32:46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3289" table:style-name="ce1">
            <text:p>32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1H32M46.060S" table:style-name="ce2">
            <text:p>32:4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3642" table:style-name="ce1">
            <text:p>3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1H32M45.734S" table:style-name="ce2">
            <text:p>32:45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4081" table:style-name="ce1">
            <text:p>40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1H32M45.526S" table:style-name="ce2">
            <text:p>32:45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4433" table:style-name="ce1">
            <text:p>4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1H32M45.402S" table:style-name="ce2">
            <text:p>32:45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4707" table:style-name="ce1">
            <text:p>4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1H32M45.239S" table:style-name="ce2">
            <text:p>32:45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4964" table:style-name="ce1">
            <text:p>49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1H32M45.114S" table:style-name="ce2">
            <text:p>32:45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5215" table:style-name="ce1">
            <text:p>5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1H32M44.989S" table:style-name="ce2">
            <text:p>32:45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5464" table:style-name="ce1">
            <text:p>54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1H32M44.851S" table:style-name="ce2">
            <text:p>32:4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5731" table:style-name="ce1">
            <text:p>57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1H32M44.621S" table:style-name="ce2">
            <text:p>32:44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6076" table:style-name="ce1">
            <text:p>60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1H32M44.499S" table:style-name="ce2">
            <text:p>32:44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6321" table:style-name="ce1">
            <text:p>63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1H32M44.378S" table:style-name="ce2">
            <text:p>32:44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6562" table:style-name="ce1">
            <text:p>65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1H32M44.266S" table:style-name="ce2">
            <text:p>32:44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6828" table:style-name="ce1">
            <text:p>68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1H32M44.148S" table:style-name="ce2">
            <text:p>32:44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072" table:style-name="ce1">
            <text:p>70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1H32M44.014S" table:style-name="ce2">
            <text:p>32:4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7293" table:style-name="ce1">
            <text:p>72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1H32M43.894S" table:style-name="ce2">
            <text:p>32:43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7542" table:style-name="ce1">
            <text:p>75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1H32M43.792S" table:style-name="ce2">
            <text:p>32:4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7770" table:style-name="ce1">
            <text:p>77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1H32M43.681S" table:style-name="ce2">
            <text:p>32:43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8014" table:style-name="ce1">
            <text:p>80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1H32M43.572S" table:style-name="ce2">
            <text:p>32:4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8270" table:style-name="ce1">
            <text:p>82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1H32M43.398S" table:style-name="ce2">
            <text:p>32:43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8554" table:style-name="ce1">
            <text:p>85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1H32M51.848S" table:style-name="ce2">
            <text:p>32:51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1H32M51.700S" table:style-name="ce2">
            <text:p>32:51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1H32M51.226S" table:style-name="ce2">
            <text:p>32:51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1H32M50.825S" table:style-name="ce2">
            <text:p>32:50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41" table:style-name="ce1">
            <text:p>16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1H32M50.460S" table:style-name="ce2">
            <text:p>32:50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25" table:style-name="ce1">
            <text:p>2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1H32M50.335S" table:style-name="ce2">
            <text:p>32:50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73" table:style-name="ce1">
            <text:p>2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1H32M49.965S" table:style-name="ce2">
            <text:p>32:5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869" table:style-name="ce1">
            <text:p>28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1H32M49.822S" table:style-name="ce2">
            <text:p>32:49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163" table:style-name="ce1">
            <text:p>3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1H32M49.585S" table:style-name="ce2">
            <text:p>32:49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545" table:style-name="ce1">
            <text:p>35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1H32M49.339S" table:style-name="ce2">
            <text:p>32:49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3944" table:style-name="ce1">
            <text:p>39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1H32M49.219S" table:style-name="ce2">
            <text:p>32:4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204" table:style-name="ce1">
            <text:p>4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1H32M49.083S" table:style-name="ce2">
            <text:p>32:4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75" table:style-name="ce1">
            <text:p>44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1H32M48.973S" table:style-name="ce2">
            <text:p>32:49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687" table:style-name="ce1">
            <text:p>4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1H32M48.849S" table:style-name="ce2">
            <text:p>32:48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941" table:style-name="ce1">
            <text:p>49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1H32M48.700S" table:style-name="ce2">
            <text:p>32:48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216" table:style-name="ce1">
            <text:p>52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1H32M48.566S" table:style-name="ce2">
            <text:p>32:4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496" table:style-name="ce1">
            <text:p>54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1H32M48.443S" table:style-name="ce2">
            <text:p>32:4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751" table:style-name="ce1">
            <text:p>57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1H32M48.331S" table:style-name="ce2">
            <text:p>32:4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956" table:style-name="ce1">
            <text:p>59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1H32M48.218S" table:style-name="ce2">
            <text:p>32:48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220" table:style-name="ce1">
            <text:p>62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1H32M48.058S" table:style-name="ce2">
            <text:p>32:4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506" table:style-name="ce1">
            <text:p>6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1H32M47.924S" table:style-name="ce2">
            <text:p>32:4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775" table:style-name="ce1">
            <text:p>67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1H32M47.792S" table:style-name="ce2">
            <text:p>32:47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053" table:style-name="ce1">
            <text:p>70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1H32M47.661S" table:style-name="ce2">
            <text:p>32:4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279" table:style-name="ce1">
            <text:p>7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1H32M54.852S" table:style-name="ce2">
            <text:p>32:54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1H32M54.706S" table:style-name="ce2">
            <text:p>32:54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1H32M54.571S" table:style-name="ce2">
            <text:p>32:54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1H32M54.445S" table:style-name="ce2">
            <text:p>32:54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1H32M54.296S" table:style-name="ce2">
            <text:p>32:54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1H32M54.201S" table:style-name="ce2">
            <text:p>32:5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1H32M54.069S" table:style-name="ce2">
            <text:p>32:5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1H32M53.924S" table:style-name="ce2">
            <text:p>32:53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1H32M53.800S" table:style-name="ce2">
            <text:p>32:53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13" table:style-name="ce1">
            <text:p>2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1H32M53.670S" table:style-name="ce2">
            <text:p>32:53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461" table:style-name="ce1">
            <text:p>24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1H32M53.570S" table:style-name="ce2">
            <text:p>32:53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1H32M53.290S" table:style-name="ce2">
            <text:p>32:5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071" table:style-name="ce1">
            <text:p>30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1H32M51.960S" table:style-name="ce2">
            <text:p>32:52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4524" table:style-name="ce1">
            <text:p>45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1H32M54.948S" table:style-name="ce2">
            <text:p>32:54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1H32M7.763S" table:style-name="ce2">
            <text:p>32:0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9492" table:style-name="ce1">
            <text:p>49492</text:p>
          </table:table-cell>
          <table:table-cell office:value-type="string" table:style-name="ce1">
            <text:p>Success</text:p>
          </table:table-cell>
          <table:table-cell office:value-type="float" office:value="130995" table:style-name="ce1">
            <text:p>130995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1H32M33.921S" table:style-name="ce2">
            <text:p>32:3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4035" table:style-name="ce1">
            <text:p>24035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1H32M37.314S" table:style-name="ce2">
            <text:p>32:3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658" table:style-name="ce1">
            <text:p>20658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1H32M57.264S" table:style-name="ce2">
            <text:p>32:57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1H32M37.191S" table:style-name="ce2">
            <text:p>32:37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1176" table:style-name="ce1">
            <text:p>21176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1H32M31.875S" table:style-name="ce2">
            <text:p>32:31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26629" table:style-name="ce1">
            <text:p>26629</text:p>
          </table:table-cell>
          <table:table-cell office:value-type="string" table:style-name="ce1">
            <text:p>Success</text:p>
          </table:table-cell>
          <table:table-cell office:value-type="float" office:value="58946" table:style-name="ce1">
            <text:p>58946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1H32M32.142S" table:style-name="ce2">
            <text:p>32:3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26363" table:style-name="ce1">
            <text:p>26363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1H32M31.817S" table:style-name="ce2">
            <text:p>32:3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26694" table:style-name="ce1">
            <text:p>26694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1H32M31.811S" table:style-name="ce2">
            <text:p>32:31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26699" table:style-name="ce1">
            <text:p>26699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1H32M31.864S" table:style-name="ce2">
            <text:p>32:31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26648" table:style-name="ce1">
            <text:p>26648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1H32M32.096S" table:style-name="ce2">
            <text:p>32:32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26416" table:style-name="ce1">
            <text:p>26416</text:p>
          </table:table-cell>
          <table:table-cell office:value-type="string" table:style-name="ce1">
            <text:p>Success</text:p>
          </table:table-cell>
          <table:table-cell office:value-type="float" office:value="58946" table:style-name="ce1">
            <text:p>58946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1H32M32.023S" table:style-name="ce2">
            <text:p>32:3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26497" table:style-name="ce1">
            <text:p>26497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1H32M37.562S" table:style-name="ce2">
            <text:p>32:37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0958" table:style-name="ce1">
            <text:p>20958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1H32M31.868S" table:style-name="ce2">
            <text:p>32:31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7299494407245677</text:p>
          </table:table-cell>
          <table:table-cell office:value-type="float" office:value="26688" table:style-name="ce1">
            <text:p>26688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1H32M32.831S" table:style-name="ce2">
            <text:p>32:32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5731" table:style-name="ce1">
            <text:p>25731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1H32M32.090S" table:style-name="ce2">
            <text:p>32:3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26479" table:style-name="ce1">
            <text:p>26479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1H32M31.777S" table:style-name="ce2">
            <text:p>32:31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26794" table:style-name="ce1">
            <text:p>26794</text:p>
          </table:table-cell>
          <table:table-cell office:value-type="string" table:style-name="ce1">
            <text:p>Success</text:p>
          </table:table-cell>
          <table:table-cell office:value-type="float" office:value="58946" table:style-name="ce1">
            <text:p>58946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1H32M37.948S" table:style-name="ce2">
            <text:p>32:37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0624" table:style-name="ce1">
            <text:p>20624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1H32M31.937S" table:style-name="ce2">
            <text:p>32:3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26642" table:style-name="ce1">
            <text:p>26642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1H32M37.825S" table:style-name="ce2">
            <text:p>32:3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0772" table:style-name="ce1">
            <text:p>20772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1H32M31.920S" table:style-name="ce2">
            <text:p>32:3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26678" table:style-name="ce1">
            <text:p>26678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1H32M38.940S" table:style-name="ce2">
            <text:p>32:38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665" table:style-name="ce1">
            <text:p>19665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1H32M32.092S" table:style-name="ce2">
            <text:p>32:3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0-indicator-big~form-sg~editor-content-mo-aspect-name&amp;plan=mindalliance_com_channels_plans_acme&amp;v=1&amp;random=0.003019298383689084</text:p>
          </table:table-cell>
          <table:table-cell office:value-type="float" office:value="26570" table:style-name="ce1">
            <text:p>26570</text:p>
          </table:table-cell>
          <table:table-cell office:value-type="string" table:style-name="ce1">
            <text:p>Success</text:p>
          </table:table-cell>
          <table:table-cell office:value-type="float" office:value="58946" table:style-name="ce1">
            <text:p>58946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1H32M32.121S" table:style-name="ce2">
            <text:p>32:32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3-1.IBehaviorListener.0-indicator-big~form-sg~editor-content-mo-aspect-name&amp;plan=mindalliance_com_channels_plans_acme&amp;v=1&amp;random=0.8629112374692838</text:p>
          </table:table-cell>
          <table:table-cell office:value-type="float" office:value="26543" table:style-name="ce1">
            <text:p>26543</text:p>
          </table:table-cell>
          <table:table-cell office:value-type="string" table:style-name="ce1">
            <text:p>Success</text:p>
          </table:table-cell>
          <table:table-cell office:value-type="float" office:value="51720" table:style-name="ce1">
            <text:p>51720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1H32M37.455S" table:style-name="ce2">
            <text:p>32:3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282" table:style-name="ce1">
            <text:p>21282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1H32M58.263S" table:style-name="ce2">
            <text:p>32:58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1H32M58.540S" table:style-name="ce2">
            <text:p>32:5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1H32M58.562S" table:style-name="ce2">
            <text:p>32:5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99316" table:style-name="ce1">
            <text:p>99316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1H32M58.585S" table:style-name="ce2">
            <text:p>32:58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Success</text:p>
          </table:table-cell>
          <table:table-cell office:value-type="float" office:value="100187" table:style-name="ce1">
            <text:p>100187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1H32M58.534S" table:style-name="ce2">
            <text:p>32:58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1H32M58.594S" table:style-name="ce2">
            <text:p>32:58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Success</text:p>
          </table:table-cell>
          <table:table-cell office:value-type="float" office:value="99331" table:style-name="ce1">
            <text:p>99331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1H32M58.533S" table:style-name="ce2">
            <text:p>32:58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1H32M58.676S" table:style-name="ce2">
            <text:p>32:5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1H32M58.577S" table:style-name="ce2">
            <text:p>32:58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1H32M58.668S" table:style-name="ce2">
            <text:p>32:5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Success</text:p>
          </table:table-cell>
          <table:table-cell office:value-type="float" office:value="100183" table:style-name="ce1">
            <text:p>100183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1H32M58.608S" table:style-name="ce2">
            <text:p>32:58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1H32M58.520S" table:style-name="ce2">
            <text:p>32:58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1H32M58.512S" table:style-name="ce2">
            <text:p>32:58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ccess</text:p>
          </table:table-cell>
          <table:table-cell office:value-type="float" office:value="100187" table:style-name="ce1">
            <text:p>100187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1H32M58.528S" table:style-name="ce2">
            <text:p>32:58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Success</text:p>
          </table:table-cell>
          <table:table-cell office:value-type="float" office:value="99335" table:style-name="ce1">
            <text:p>99335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1H32M58.536S" table:style-name="ce2">
            <text:p>32:58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Success</text:p>
          </table:table-cell>
          <table:table-cell office:value-type="float" office:value="100187" table:style-name="ce1">
            <text:p>100187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1H32M56.369S" table:style-name="ce2">
            <text:p>32:56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75" table:style-name="ce1">
            <text:p>4075</text:p>
          </table:table-cell>
          <table:table-cell office:value-type="string" table:style-name="ce1">
            <text:p>Success</text:p>
          </table:table-cell>
          <table:table-cell office:value-type="float" office:value="38499" table:style-name="ce1">
            <text:p>38499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1H32M55.326S" table:style-name="ce2">
            <text:p>32:55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135" table:style-name="ce1">
            <text:p>5135</text:p>
          </table:table-cell>
          <table:table-cell office:value-type="string" table:style-name="ce1">
            <text:p>Success</text:p>
          </table:table-cell>
          <table:table-cell office:value-type="float" office:value="38499" table:style-name="ce1">
            <text:p>38499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1H32M55.892S" table:style-name="ce2">
            <text:p>32:5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623" table:style-name="ce1">
            <text:p>4623</text:p>
          </table:table-cell>
          <table:table-cell office:value-type="string" table:style-name="ce1">
            <text:p>Success</text:p>
          </table:table-cell>
          <table:table-cell office:value-type="float" office:value="38499" table:style-name="ce1">
            <text:p>38499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1H32M55.807S" table:style-name="ce2">
            <text:p>32:5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723" table:style-name="ce1">
            <text:p>4723</text:p>
          </table:table-cell>
          <table:table-cell office:value-type="string" table:style-name="ce1">
            <text:p>Success</text:p>
          </table:table-cell>
          <table:table-cell office:value-type="float" office:value="38499" table:style-name="ce1">
            <text:p>38499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1H32M56.138S" table:style-name="ce2">
            <text:p>32:56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402" table:style-name="ce1">
            <text:p>4402</text:p>
          </table:table-cell>
          <table:table-cell office:value-type="string" table:style-name="ce1">
            <text:p>Success</text:p>
          </table:table-cell>
          <table:table-cell office:value-type="float" office:value="38501" table:style-name="ce1">
            <text:p>38501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1H32M55.552S" table:style-name="ce2">
            <text:p>32:5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101" table:style-name="ce1">
            <text:p>5101</text:p>
          </table:table-cell>
          <table:table-cell office:value-type="string" table:style-name="ce1">
            <text:p>Success</text:p>
          </table:table-cell>
          <table:table-cell office:value-type="float" office:value="38501" table:style-name="ce1">
            <text:p>38501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1H32M56.273S" table:style-name="ce2">
            <text:p>32:56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455" table:style-name="ce1">
            <text:p>4455</text:p>
          </table:table-cell>
          <table:table-cell office:value-type="string" table:style-name="ce1">
            <text:p>Success</text:p>
          </table:table-cell>
          <table:table-cell office:value-type="float" office:value="38501" table:style-name="ce1">
            <text:p>38501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1H32M56.490S" table:style-name="ce2">
            <text:p>32:56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239" table:style-name="ce1">
            <text:p>4239</text:p>
          </table:table-cell>
          <table:table-cell office:value-type="string" table:style-name="ce1">
            <text:p>Success</text:p>
          </table:table-cell>
          <table:table-cell office:value-type="float" office:value="38456" table:style-name="ce1">
            <text:p>38456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1H32M55.191S" table:style-name="ce2">
            <text:p>32:55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743" table:style-name="ce1">
            <text:p>5743</text:p>
          </table:table-cell>
          <table:table-cell office:value-type="string" table:style-name="ce1">
            <text:p>Success</text:p>
          </table:table-cell>
          <table:table-cell office:value-type="float" office:value="41008" table:style-name="ce1">
            <text:p>41008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1H32M55.421S" table:style-name="ce2">
            <text:p>32:55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625" table:style-name="ce1">
            <text:p>5625</text:p>
          </table:table-cell>
          <table:table-cell office:value-type="string" table:style-name="ce1">
            <text:p>Success</text:p>
          </table:table-cell>
          <table:table-cell office:value-type="float" office:value="38501" table:style-name="ce1">
            <text:p>38501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1H32M52.992S" table:style-name="ce2">
            <text:p>32:5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560" table:style-name="ce1">
            <text:p>8560</text:p>
          </table:table-cell>
          <table:table-cell office:value-type="string" table:style-name="ce1">
            <text:p>Success</text:p>
          </table:table-cell>
          <table:table-cell office:value-type="float" office:value="48478" table:style-name="ce1">
            <text:p>4847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1H33M0.471S" table:style-name="ce2">
            <text:p>33:0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1H32M52.841S" table:style-name="ce2">
            <text:p>32:52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001" table:style-name="ce1">
            <text:p>9001</text:p>
          </table:table-cell>
          <table:table-cell office:value-type="string" table:style-name="ce1">
            <text:p>Success</text:p>
          </table:table-cell>
          <table:table-cell office:value-type="float" office:value="50982" table:style-name="ce1">
            <text:p>50982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1H33M0.452S" table:style-name="ce2">
            <text:p>33:00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1H33M1.559S" table:style-name="ce2">
            <text:p>33:0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1H33M2.024S" table:style-name="ce2">
            <text:p>33:02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1H33M2.020S" table:style-name="ce2">
            <text:p>33:02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1H32M52.715S" table:style-name="ce2">
            <text:p>32:52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633" table:style-name="ce1">
            <text:p>9633</text:p>
          </table:table-cell>
          <table:table-cell office:value-type="string" table:style-name="ce1">
            <text:p>Success</text:p>
          </table:table-cell>
          <table:table-cell office:value-type="float" office:value="53487" table:style-name="ce1">
            <text:p>53487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1H32M52.593S" table:style-name="ce2">
            <text:p>32:52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800" table:style-name="ce1">
            <text:p>9800</text:p>
          </table:table-cell>
          <table:table-cell office:value-type="string" table:style-name="ce1">
            <text:p>Success</text:p>
          </table:table-cell>
          <table:table-cell office:value-type="float" office:value="55993" table:style-name="ce1">
            <text:p>55993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1H33M1.850S" table:style-name="ce2">
            <text:p>33:01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1H33M2.421S" table:style-name="ce2">
            <text:p>33:02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1H33M2.399S" table:style-name="ce2">
            <text:p>33:0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1H33M1.055S" table:style-name="ce2">
            <text:p>33:0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73" table:style-name="ce1">
            <text:p>18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1H33M2.895S" table:style-name="ce2">
            <text:p>33:02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1H32M52.076S" table:style-name="ce2">
            <text:p>32:5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953" table:style-name="ce1">
            <text:p>10953</text:p>
          </table:table-cell>
          <table:table-cell office:value-type="string" table:style-name="ce1">
            <text:p>Success</text:p>
          </table:table-cell>
          <table:table-cell office:value-type="float" office:value="63510" table:style-name="ce1">
            <text:p>63510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1H32M52.209S" table:style-name="ce2">
            <text:p>32:52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0936" table:style-name="ce1">
            <text:p>10936</text:p>
          </table:table-cell>
          <table:table-cell office:value-type="string" table:style-name="ce1">
            <text:p>Success</text:p>
          </table:table-cell>
          <table:table-cell office:value-type="float" office:value="63509" table:style-name="ce1">
            <text:p>63509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1H33M2.165S" table:style-name="ce2">
            <text:p>33:02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1H33M2.570S" table:style-name="ce2">
            <text:p>33:0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1H33M2.165S" table:style-name="ce2">
            <text:p>33:02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1H33M2.983S" table:style-name="ce2">
            <text:p>33:03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1H33M3.215S" table:style-name="ce2">
            <text:p>33:03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1H33M3.223S" table:style-name="ce2">
            <text:p>33:0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1H33M3.257S" table:style-name="ce2">
            <text:p>33:0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1H33M3.316S" table:style-name="ce2">
            <text:p>33:0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1H33M3.316S" table:style-name="ce2">
            <text:p>33:03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1H33M3.365S" table:style-name="ce2">
            <text:p>33:03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1H33M3.356S" table:style-name="ce2">
            <text:p>33:03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1H33M3.341S" table:style-name="ce2">
            <text:p>33:03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1H33M3.488S" table:style-name="ce2">
            <text:p>33:03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06" table:style-name="ce1">
            <text:p>306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1H32M51.569S" table:style-name="ce2">
            <text:p>32:51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109" table:style-name="ce1">
            <text:p>12109</text:p>
          </table:table-cell>
          <table:table-cell office:value-type="string" table:style-name="ce1">
            <text:p>Success</text:p>
          </table:table-cell>
          <table:table-cell office:value-type="float" office:value="68520" table:style-name="ce1">
            <text:p>68520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1H33M0.940S" table:style-name="ce2">
            <text:p>33:00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809" table:style-name="ce1">
            <text:p>28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1H32M51.442S" table:style-name="ce2">
            <text:p>32:51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2446" table:style-name="ce1">
            <text:p>12446</text:p>
          </table:table-cell>
          <table:table-cell office:value-type="string" table:style-name="ce1">
            <text:p>Success</text:p>
          </table:table-cell>
          <table:table-cell office:value-type="float" office:value="71024" table:style-name="ce1">
            <text:p>71024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1H32M51.099S" table:style-name="ce2">
            <text:p>32:51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3242" table:style-name="ce1">
            <text:p>13242</text:p>
          </table:table-cell>
          <table:table-cell office:value-type="string" table:style-name="ce1">
            <text:p>Success</text:p>
          </table:table-cell>
          <table:table-cell office:value-type="float" office:value="76037" table:style-name="ce1">
            <text:p>7603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1H33M0.735S" table:style-name="ce2">
            <text:p>33:00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647" table:style-name="ce1">
            <text:p>3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1H32M50.946S" table:style-name="ce2">
            <text:p>32:50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3618" table:style-name="ce1">
            <text:p>13618</text:p>
          </table:table-cell>
          <table:table-cell office:value-type="string" table:style-name="ce1">
            <text:p>Success</text:p>
          </table:table-cell>
          <table:table-cell office:value-type="float" office:value="78542" table:style-name="ce1">
            <text:p>78542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1H32M50.702S" table:style-name="ce2">
            <text:p>32:5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031" table:style-name="ce1">
            <text:p>14031</text:p>
          </table:table-cell>
          <table:table-cell office:value-type="string" table:style-name="ce1">
            <text:p>Success</text:p>
          </table:table-cell>
          <table:table-cell office:value-type="float" office:value="81047" table:style-name="ce1">
            <text:p>81047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1H32M50.588S" table:style-name="ce2">
            <text:p>32:5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471" table:style-name="ce1">
            <text:p>14471</text:p>
          </table:table-cell>
          <table:table-cell office:value-type="string" table:style-name="ce1">
            <text:p>Success</text:p>
          </table:table-cell>
          <table:table-cell office:value-type="float" office:value="83553" table:style-name="ce1">
            <text:p>83553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1H32M53.431S" table:style-name="ce2">
            <text:p>32:5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864" table:style-name="ce1">
            <text:p>11864</text:p>
          </table:table-cell>
          <table:table-cell office:value-type="string" table:style-name="ce1">
            <text:p>Success</text:p>
          </table:table-cell>
          <table:table-cell office:value-type="float" office:value="91070" table:style-name="ce1">
            <text:p>91070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1H32M50.115S" table:style-name="ce2">
            <text:p>32:5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5183" table:style-name="ce1">
            <text:p>15183</text:p>
          </table:table-cell>
          <table:table-cell office:value-type="string" table:style-name="ce1">
            <text:p>Success</text:p>
          </table:table-cell>
          <table:table-cell office:value-type="float" office:value="88564" table:style-name="ce1">
            <text:p>88564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1H32M52.338S" table:style-name="ce2">
            <text:p>32:52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089" table:style-name="ce1">
            <text:p>13089</text:p>
          </table:table-cell>
          <table:table-cell office:value-type="string" table:style-name="ce1">
            <text:p>Success</text:p>
          </table:table-cell>
          <table:table-cell office:value-type="float" office:value="91069" table:style-name="ce1">
            <text:p>91069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1H32M51.322S" table:style-name="ce2">
            <text:p>32:51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246" table:style-name="ce1">
            <text:p>14246</text:p>
          </table:table-cell>
          <table:table-cell office:value-type="string" table:style-name="ce1">
            <text:p>Success</text:p>
          </table:table-cell>
          <table:table-cell office:value-type="float" office:value="91069" table:style-name="ce1">
            <text:p>91069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1H32M50.210S" table:style-name="ce2">
            <text:p>32:50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369" table:style-name="ce1">
            <text:p>15369</text:p>
          </table:table-cell>
          <table:table-cell office:value-type="string" table:style-name="ce1">
            <text:p>Success</text:p>
          </table:table-cell>
          <table:table-cell office:value-type="float" office:value="91071" table:style-name="ce1">
            <text:p>91071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1H32M55.069S" table:style-name="ce2">
            <text:p>32:5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529" table:style-name="ce1">
            <text:p>10529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1H32M52.473S" table:style-name="ce2">
            <text:p>32:5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168" table:style-name="ce1">
            <text:p>13168</text:p>
          </table:table-cell>
          <table:table-cell office:value-type="string" table:style-name="ce1">
            <text:p>Success</text:p>
          </table:table-cell>
          <table:table-cell office:value-type="float" office:value="91070" table:style-name="ce1">
            <text:p>91070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1H33M0.744S" table:style-name="ce2">
            <text:p>33:00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931" table:style-name="ce1">
            <text:p>49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1H32M49.483S" table:style-name="ce2">
            <text:p>32:49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274" table:style-name="ce1">
            <text:p>16274</text:p>
          </table:table-cell>
          <table:table-cell office:value-type="string" table:style-name="ce1">
            <text:p>Success</text:p>
          </table:table-cell>
          <table:table-cell office:value-type="float" office:value="91069" table:style-name="ce1">
            <text:p>91069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1H32M49.708S" table:style-name="ce2">
            <text:p>32:4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6080" table:style-name="ce1">
            <text:p>16080</text:p>
          </table:table-cell>
          <table:table-cell office:value-type="string" table:style-name="ce1">
            <text:p>Success</text:p>
          </table:table-cell>
          <table:table-cell office:value-type="float" office:value="91069" table:style-name="ce1">
            <text:p>91069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1H32M55.666S" table:style-name="ce2">
            <text:p>32:5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129" table:style-name="ce1">
            <text:p>10129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1H32M56.021S" table:style-name="ce2">
            <text:p>32:5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771" table:style-name="ce1">
            <text:p>9771</text:p>
          </table:table-cell>
          <table:table-cell office:value-type="string" table:style-name="ce1">
            <text:p>Success</text:p>
          </table:table-cell>
          <table:table-cell office:value-type="float" office:value="91155" table:style-name="ce1">
            <text:p>91155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1H32M56.625S" table:style-name="ce2">
            <text:p>32:56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179" table:style-name="ce1">
            <text:p>9179</text:p>
          </table:table-cell>
          <table:table-cell office:value-type="string" table:style-name="ce1">
            <text:p>Success</text:p>
          </table:table-cell>
          <table:table-cell office:value-type="float" office:value="91410" table:style-name="ce1">
            <text:p>91410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1H32M39.902S" table:style-name="ce2">
            <text:p>32:39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5905" table:style-name="ce1">
            <text:p>25905</text:p>
          </table:table-cell>
          <table:table-cell office:value-type="string" table:style-name="ce1">
            <text:p>Success</text:p>
          </table:table-cell>
          <table:table-cell office:value-type="float" office:value="91153" table:style-name="ce1">
            <text:p>91153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1H32M53.137S" table:style-name="ce2">
            <text:p>32:53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813" table:style-name="ce1">
            <text:p>12813</text:p>
          </table:table-cell>
          <table:table-cell office:value-type="string" table:style-name="ce1">
            <text:p>Success</text:p>
          </table:table-cell>
          <table:table-cell office:value-type="float" office:value="91070" table:style-name="ce1">
            <text:p>91070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1H32M57.971S" table:style-name="ce2">
            <text:p>32:5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117" table:style-name="ce1">
            <text:p>8117</text:p>
          </table:table-cell>
          <table:table-cell office:value-type="string" table:style-name="ce1">
            <text:p>Success</text:p>
          </table:table-cell>
          <table:table-cell office:value-type="float" office:value="96052" table:style-name="ce1">
            <text:p>96052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1H32M57.979S" table:style-name="ce2">
            <text:p>32:5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185" table:style-name="ce1">
            <text:p>8185</text:p>
          </table:table-cell>
          <table:table-cell office:value-type="string" table:style-name="ce1">
            <text:p>Success</text:p>
          </table:table-cell>
          <table:table-cell office:value-type="float" office:value="96050" table:style-name="ce1">
            <text:p>96050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1H32M58.375S" table:style-name="ce2">
            <text:p>32:58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235" table:style-name="ce1">
            <text:p>8235</text:p>
          </table:table-cell>
          <table:table-cell office:value-type="string" table:style-name="ce1">
            <text:p>Success</text:p>
          </table:table-cell>
          <table:table-cell office:value-type="float" office:value="101061" table:style-name="ce1">
            <text:p>101061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1H32M58.545S" table:style-name="ce2">
            <text:p>32:58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065" table:style-name="ce1">
            <text:p>8065</text:p>
          </table:table-cell>
          <table:table-cell office:value-type="string" table:style-name="ce1">
            <text:p>Success</text:p>
          </table:table-cell>
          <table:table-cell office:value-type="float" office:value="103569" table:style-name="ce1">
            <text:p>103569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1H32M58.570S" table:style-name="ce2">
            <text:p>32:58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041" table:style-name="ce1">
            <text:p>8041</text:p>
          </table:table-cell>
          <table:table-cell office:value-type="string" table:style-name="ce1">
            <text:p>Success</text:p>
          </table:table-cell>
          <table:table-cell office:value-type="float" office:value="103567" table:style-name="ce1">
            <text:p>103567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1H33M0.661S" table:style-name="ce2">
            <text:p>33:00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126" table:style-name="ce1">
            <text:p>61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1H32M58.615S" table:style-name="ce2">
            <text:p>32:58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340" table:style-name="ce1">
            <text:p>8340</text:p>
          </table:table-cell>
          <table:table-cell office:value-type="string" table:style-name="ce1">
            <text:p>Success</text:p>
          </table:table-cell>
          <table:table-cell office:value-type="float" office:value="108578" table:style-name="ce1">
            <text:p>108578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1H32M58.604S" table:style-name="ce2">
            <text:p>32:5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363" table:style-name="ce1">
            <text:p>8363</text:p>
          </table:table-cell>
          <table:table-cell office:value-type="string" table:style-name="ce1">
            <text:p>Success</text:p>
          </table:table-cell>
          <table:table-cell office:value-type="float" office:value="108578" table:style-name="ce1">
            <text:p>10857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1H32M58.744S" table:style-name="ce2">
            <text:p>32:58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370" table:style-name="ce1">
            <text:p>8370</text:p>
          </table:table-cell>
          <table:table-cell office:value-type="string" table:style-name="ce1">
            <text:p>Success</text:p>
          </table:table-cell>
          <table:table-cell office:value-type="float" office:value="113590" table:style-name="ce1">
            <text:p>113590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1H32M58.590S" table:style-name="ce2">
            <text:p>32:58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577" table:style-name="ce1">
            <text:p>8577</text:p>
          </table:table-cell>
          <table:table-cell office:value-type="string" table:style-name="ce1">
            <text:p>Success</text:p>
          </table:table-cell>
          <table:table-cell office:value-type="float" office:value="113589" table:style-name="ce1">
            <text:p>113589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1H32M59.185S" table:style-name="ce2">
            <text:p>32:59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044" table:style-name="ce1">
            <text:p>8044</text:p>
          </table:table-cell>
          <table:table-cell office:value-type="string" table:style-name="ce1">
            <text:p>Success</text:p>
          </table:table-cell>
          <table:table-cell office:value-type="float" office:value="116092" table:style-name="ce1">
            <text:p>116092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1H32M59.461S" table:style-name="ce2">
            <text:p>32:59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843" table:style-name="ce1">
            <text:p>7843</text:p>
          </table:table-cell>
          <table:table-cell office:value-type="string" table:style-name="ce1">
            <text:p>Success</text:p>
          </table:table-cell>
          <table:table-cell office:value-type="float" office:value="118598" table:style-name="ce1">
            <text:p>118598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1H32M59.644S" table:style-name="ce2">
            <text:p>32:59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876" table:style-name="ce1">
            <text:p>7876</text:p>
          </table:table-cell>
          <table:table-cell office:value-type="string" table:style-name="ce1">
            <text:p>Success</text:p>
          </table:table-cell>
          <table:table-cell office:value-type="float" office:value="123609" table:style-name="ce1">
            <text:p>123609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1H32M59.616S" table:style-name="ce2">
            <text:p>32:59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924" table:style-name="ce1">
            <text:p>7924</text:p>
          </table:table-cell>
          <table:table-cell office:value-type="string" table:style-name="ce1">
            <text:p>Success</text:p>
          </table:table-cell>
          <table:table-cell office:value-type="float" office:value="123590" table:style-name="ce1">
            <text:p>123590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1H33M0.537S" table:style-name="ce2">
            <text:p>33:0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011" table:style-name="ce1">
            <text:p>70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1H32M59.826S" table:style-name="ce2">
            <text:p>32:5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866" table:style-name="ce1">
            <text:p>7866</text:p>
          </table:table-cell>
          <table:table-cell office:value-type="string" table:style-name="ce1">
            <text:p>Success</text:p>
          </table:table-cell>
          <table:table-cell office:value-type="float" office:value="128620" table:style-name="ce1">
            <text:p>128620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1H32M59.840S" table:style-name="ce2">
            <text:p>32:5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942" table:style-name="ce1">
            <text:p>7942</text:p>
          </table:table-cell>
          <table:table-cell office:value-type="string" table:style-name="ce1">
            <text:p>Success</text:p>
          </table:table-cell>
          <table:table-cell office:value-type="float" office:value="131124" table:style-name="ce1">
            <text:p>131124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1H32M59.925S" table:style-name="ce2">
            <text:p>32:59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874" table:style-name="ce1">
            <text:p>7874</text:p>
          </table:table-cell>
          <table:table-cell office:value-type="string" table:style-name="ce1">
            <text:p>Success</text:p>
          </table:table-cell>
          <table:table-cell office:value-type="float" office:value="133631" table:style-name="ce1">
            <text:p>133631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1H32M59.950S" table:style-name="ce2">
            <text:p>33:0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895" table:style-name="ce1">
            <text:p>7895</text:p>
          </table:table-cell>
          <table:table-cell office:value-type="string" table:style-name="ce1">
            <text:p>Success</text:p>
          </table:table-cell>
          <table:table-cell office:value-type="float" office:value="138643" table:style-name="ce1">
            <text:p>138643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1H32M59.931S" table:style-name="ce2">
            <text:p>32:59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932" table:style-name="ce1">
            <text:p>7932</text:p>
          </table:table-cell>
          <table:table-cell office:value-type="string" table:style-name="ce1">
            <text:p>Success</text:p>
          </table:table-cell>
          <table:table-cell office:value-type="float" office:value="136136" table:style-name="ce1">
            <text:p>136136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1H33M0.521S" table:style-name="ce2">
            <text:p>33:0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437" table:style-name="ce1">
            <text:p>7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1H33M0.061S" table:style-name="ce2">
            <text:p>33:0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915" table:style-name="ce1">
            <text:p>7915</text:p>
          </table:table-cell>
          <table:table-cell office:value-type="string" table:style-name="ce1">
            <text:p>Success</text:p>
          </table:table-cell>
          <table:table-cell office:value-type="float" office:value="138641" table:style-name="ce1">
            <text:p>138641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1H33M0.068S" table:style-name="ce2">
            <text:p>33:00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958" table:style-name="ce1">
            <text:p>7958</text:p>
          </table:table-cell>
          <table:table-cell office:value-type="string" table:style-name="ce1">
            <text:p>Success</text:p>
          </table:table-cell>
          <table:table-cell office:value-type="float" office:value="143652" table:style-name="ce1">
            <text:p>143652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1H33M0.237S" table:style-name="ce2">
            <text:p>33:00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798" table:style-name="ce1">
            <text:p>7798</text:p>
          </table:table-cell>
          <table:table-cell office:value-type="string" table:style-name="ce1">
            <text:p>Success</text:p>
          </table:table-cell>
          <table:table-cell office:value-type="float" office:value="148663" table:style-name="ce1">
            <text:p>148663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1H33M0.182S" table:style-name="ce2">
            <text:p>33:00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853" table:style-name="ce1">
            <text:p>7853</text:p>
          </table:table-cell>
          <table:table-cell office:value-type="string" table:style-name="ce1">
            <text:p>Success</text:p>
          </table:table-cell>
          <table:table-cell office:value-type="float" office:value="148665" table:style-name="ce1">
            <text:p>148665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1H33M0.127S" table:style-name="ce2">
            <text:p>33:0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929" table:style-name="ce1">
            <text:p>7929</text:p>
          </table:table-cell>
          <table:table-cell office:value-type="string" table:style-name="ce1">
            <text:p>Success</text:p>
          </table:table-cell>
          <table:table-cell office:value-type="float" office:value="146157" table:style-name="ce1">
            <text:p>14615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1H33M0.329S" table:style-name="ce2">
            <text:p>33:00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728" table:style-name="ce1">
            <text:p>7728</text:p>
          </table:table-cell>
          <table:table-cell office:value-type="string" table:style-name="ce1">
            <text:p>Success</text:p>
          </table:table-cell>
          <table:table-cell office:value-type="float" office:value="151168" table:style-name="ce1">
            <text:p>151168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1H33M0.545S" table:style-name="ce2">
            <text:p>33:0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581" table:style-name="ce1">
            <text:p>7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1H33M7.963S" table:style-name="ce2">
            <text:p>33:08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1H33M7.555S" table:style-name="ce2">
            <text:p>33:07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1H33M6.796S" table:style-name="ce2">
            <text:p>33:0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1H33M5.956S" table:style-name="ce2">
            <text:p>33:06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49" table:style-name="ce1">
            <text:p>26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1H33M5.817S" table:style-name="ce2">
            <text:p>33:0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1H33M5.822S" table:style-name="ce2">
            <text:p>33:05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3015" table:style-name="ce1">
            <text:p>30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1H33M5.811S" table:style-name="ce2">
            <text:p>33:0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161" table:style-name="ce1">
            <text:p>31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1H33M5.804S" table:style-name="ce2">
            <text:p>33:0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289" table:style-name="ce1">
            <text:p>32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1H33M5.797S" table:style-name="ce2">
            <text:p>33:05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419" table:style-name="ce1">
            <text:p>3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1H33M5.766S" table:style-name="ce2">
            <text:p>33:05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1H33M5.682S" table:style-name="ce2">
            <text:p>33:05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3780" table:style-name="ce1">
            <text:p>37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1H33M5.605S" table:style-name="ce2">
            <text:p>33:0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88" table:style-name="ce1">
            <text:p>39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1H33M5.648S" table:style-name="ce2">
            <text:p>33:0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62" table:style-name="ce1">
            <text:p>40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1H33M5.576S" table:style-name="ce2">
            <text:p>33:05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268" table:style-name="ce1">
            <text:p>4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1H33M5.586S" table:style-name="ce2">
            <text:p>33:05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366" table:style-name="ce1">
            <text:p>43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1H33M5.314S" table:style-name="ce2">
            <text:p>33:05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61" table:style-name="ce1">
            <text:p>47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1H33M5.304S" table:style-name="ce2">
            <text:p>33:05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1H33M5.068S" table:style-name="ce2">
            <text:p>33:05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260" table:style-name="ce1">
            <text:p>52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1H33M4.739S" table:style-name="ce2">
            <text:p>33:0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685" table:style-name="ce1">
            <text:p>56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1H33M4.573S" table:style-name="ce2">
            <text:p>33:04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973" table:style-name="ce1">
            <text:p>59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1H33M4.394S" table:style-name="ce2">
            <text:p>33:04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271" table:style-name="ce1">
            <text:p>62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1H33M4.359S" table:style-name="ce2">
            <text:p>33:0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446" table:style-name="ce1">
            <text:p>64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1H33M3.895S" table:style-name="ce2">
            <text:p>33:03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009" table:style-name="ce1">
            <text:p>70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1H33M3.758S" table:style-name="ce2">
            <text:p>33:03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272" table:style-name="ce1">
            <text:p>72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1H33M3.684S" table:style-name="ce2">
            <text:p>33:0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479" table:style-name="ce1">
            <text:p>74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1H33M3.155S" table:style-name="ce2">
            <text:p>33:03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130" table:style-name="ce1">
            <text:p>8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1H33M3.036S" table:style-name="ce2">
            <text:p>33:03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373" table:style-name="ce1">
            <text:p>8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1H33M2.933S" table:style-name="ce2">
            <text:p>33:02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576" table:style-name="ce1">
            <text:p>85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1H33M2.355S" table:style-name="ce2">
            <text:p>33:0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286" table:style-name="ce1">
            <text:p>92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1H33M1.692S" table:style-name="ce2">
            <text:p>33:01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0079" table:style-name="ce1">
            <text:p>100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1H33M11.648S" table:style-name="ce2">
            <text:p>33:11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1H33M11.515S" table:style-name="ce2">
            <text:p>33:11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1H33M11.416S" table:style-name="ce2">
            <text:p>33:11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1H33M11.293S" table:style-name="ce2">
            <text:p>33:1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1H33M11.173S" table:style-name="ce2">
            <text:p>33:11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1H33M11.035S" table:style-name="ce2">
            <text:p>33:11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1H33M10.911S" table:style-name="ce2">
            <text:p>33:10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1H33M10.811S" table:style-name="ce2">
            <text:p>33:10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899" table:style-name="ce1">
            <text:p>18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1H33M10.670S" table:style-name="ce2">
            <text:p>33:10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43" table:style-name="ce1">
            <text:p>2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1H33M10.551S" table:style-name="ce2">
            <text:p>33:10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2386" table:style-name="ce1">
            <text:p>23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1H33M10.430S" table:style-name="ce2">
            <text:p>33:1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2634" table:style-name="ce1">
            <text:p>2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1H33M10.340S" table:style-name="ce2">
            <text:p>33:1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2845" table:style-name="ce1">
            <text:p>28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1H33M10.201S" table:style-name="ce2">
            <text:p>33:1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091" table:style-name="ce1">
            <text:p>30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1H33M10.083S" table:style-name="ce2">
            <text:p>33:10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3341" table:style-name="ce1">
            <text:p>33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1H33M9.960S" table:style-name="ce2">
            <text:p>33:10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3582" table:style-name="ce1">
            <text:p>35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1H33M9.853S" table:style-name="ce2">
            <text:p>33:09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3813" table:style-name="ce1">
            <text:p>3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1H33M9.715S" table:style-name="ce2">
            <text:p>33:09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052" table:style-name="ce1">
            <text:p>40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1H33M9.598S" table:style-name="ce2">
            <text:p>33:0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294" table:style-name="ce1">
            <text:p>42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1H33M9.468S" table:style-name="ce2">
            <text:p>33:09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547" table:style-name="ce1">
            <text:p>45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1H33M9.337S" table:style-name="ce2">
            <text:p>33:09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4817" table:style-name="ce1">
            <text:p>48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1H33M9.231S" table:style-name="ce2">
            <text:p>33:09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5053" table:style-name="ce1">
            <text:p>50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1H33M9.099S" table:style-name="ce2">
            <text:p>33:09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279" table:style-name="ce1">
            <text:p>52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1H33M8.978S" table:style-name="ce2">
            <text:p>33:09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525" table:style-name="ce1">
            <text:p>55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1H33M8.842S" table:style-name="ce2">
            <text:p>33:08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794" table:style-name="ce1">
            <text:p>57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1H33M8.732S" table:style-name="ce2">
            <text:p>33:08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1H33M8.610S" table:style-name="ce2">
            <text:p>33:08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252" table:style-name="ce1">
            <text:p>6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1H33M8.477S" table:style-name="ce2">
            <text:p>33:08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506" table:style-name="ce1">
            <text:p>65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1H33M8.350S" table:style-name="ce2">
            <text:p>33:0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770" table:style-name="ce1">
            <text:p>67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1H33M8.252S" table:style-name="ce2">
            <text:p>33:0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983" table:style-name="ce1">
            <text:p>69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1H33M8.131S" table:style-name="ce2">
            <text:p>33:08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206" table:style-name="ce1">
            <text:p>72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1H33M15.242S" table:style-name="ce2">
            <text:p>33:15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1H33M15.125S" table:style-name="ce2">
            <text:p>33:1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1H33M14.988S" table:style-name="ce2">
            <text:p>33:15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1H33M14.867S" table:style-name="ce2">
            <text:p>33:1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1H33M14.771S" table:style-name="ce2">
            <text:p>33:14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1H33M14.643S" table:style-name="ce2">
            <text:p>33:14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417" table:style-name="ce1">
            <text:p>14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1H33M14.509S" table:style-name="ce2">
            <text:p>33:14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1H33M14.384S" table:style-name="ce2">
            <text:p>33:14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1H33M14.293S" table:style-name="ce2">
            <text:p>33:1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1H33M14.159S" table:style-name="ce2">
            <text:p>33:14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1H33M13.898S" table:style-name="ce2">
            <text:p>33:1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81" table:style-name="ce1">
            <text:p>27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1H33M13.773S" table:style-name="ce2">
            <text:p>33:1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29" table:style-name="ce1">
            <text:p>3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1H33M13.675S" table:style-name="ce2">
            <text:p>33:13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237" table:style-name="ce1">
            <text:p>3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1H33M13.547S" table:style-name="ce2">
            <text:p>33:13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94" table:style-name="ce1">
            <text:p>3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1H33M13.431S" table:style-name="ce2">
            <text:p>33:13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736" table:style-name="ce1">
            <text:p>3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1H33M13.299S" table:style-name="ce2">
            <text:p>33:1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83" table:style-name="ce1">
            <text:p>39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1H33M13.191S" table:style-name="ce2">
            <text:p>33:13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203" table:style-name="ce1">
            <text:p>4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1H33M13.070S" table:style-name="ce2">
            <text:p>33:1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442" table:style-name="ce1">
            <text:p>44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1H33M12.943S" table:style-name="ce2">
            <text:p>33:1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696" table:style-name="ce1">
            <text:p>46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1H33M12.820S" table:style-name="ce2">
            <text:p>33:12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4919" table:style-name="ce1">
            <text:p>49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1H33M12.718S" table:style-name="ce2">
            <text:p>33:12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145" table:style-name="ce1">
            <text:p>5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1H33M12.590S" table:style-name="ce2">
            <text:p>33:12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393" table:style-name="ce1">
            <text:p>53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1H33M12.468S" table:style-name="ce2">
            <text:p>33:12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5646" table:style-name="ce1">
            <text:p>56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1H33M12.369S" table:style-name="ce2">
            <text:p>33:1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866" table:style-name="ce1">
            <text:p>58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1H33M12.246S" table:style-name="ce2">
            <text:p>33:12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122" table:style-name="ce1">
            <text:p>6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1H33M12.108S" table:style-name="ce2">
            <text:p>33:1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379" table:style-name="ce1">
            <text:p>6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1H33M11.989S" table:style-name="ce2">
            <text:p>33:1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6620" table:style-name="ce1">
            <text:p>66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1H33M11.879S" table:style-name="ce2">
            <text:p>33:11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865" table:style-name="ce1">
            <text:p>68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1H33M11.780S" table:style-name="ce2">
            <text:p>33:1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055" table:style-name="ce1">
            <text:p>70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1H33M18.761S" table:style-name="ce2">
            <text:p>33:18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1H33M18.615S" table:style-name="ce2">
            <text:p>33:18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1H33M18.494S" table:style-name="ce2">
            <text:p>33:1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1H33M18.376S" table:style-name="ce2">
            <text:p>33:18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1H33M18.125S" table:style-name="ce2">
            <text:p>33:1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1H33M17.746S" table:style-name="ce2">
            <text:p>33:1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1H33M17.292S" table:style-name="ce2">
            <text:p>33:17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1H33M16.816S" table:style-name="ce2">
            <text:p>33:16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12" table:style-name="ce1">
            <text:p>30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1H33M16.685S" table:style-name="ce2">
            <text:p>33:16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1H33M16.298S" table:style-name="ce2">
            <text:p>33:16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3773" table:style-name="ce1">
            <text:p>37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1H33M16.203S" table:style-name="ce2">
            <text:p>33:16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3991" table:style-name="ce1">
            <text:p>39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1H33M15.945S" table:style-name="ce2">
            <text:p>33:1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363" table:style-name="ce1">
            <text:p>43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1H33M15.828S" table:style-name="ce2">
            <text:p>33:15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596" table:style-name="ce1">
            <text:p>45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1H33M15.721S" table:style-name="ce2">
            <text:p>33:15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820" table:style-name="ce1">
            <text:p>48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1H33M15.598S" table:style-name="ce2">
            <text:p>33:1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065" table:style-name="ce1">
            <text:p>50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1H33M15.462S" table:style-name="ce2">
            <text:p>33:15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340" table:style-name="ce1">
            <text:p>5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1H33M15.344S" table:style-name="ce2">
            <text:p>33:1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1H33M20.814S" table:style-name="ce2">
            <text:p>33:20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1H33M20.670S" table:style-name="ce2">
            <text:p>33:2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1H33M20.550S" table:style-name="ce2">
            <text:p>33:2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1H33M20.432S" table:style-name="ce2">
            <text:p>33:20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1H33M20.319S" table:style-name="ce2">
            <text:p>33:20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1H33M20.205S" table:style-name="ce2">
            <text:p>33:2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12" table:style-name="ce1">
            <text:p>14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1H33M20.076S" table:style-name="ce2">
            <text:p>33:20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1H33M19.946S" table:style-name="ce2">
            <text:p>33:1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1H33M19.840S" table:style-name="ce2">
            <text:p>33:1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1H33M19.722S" table:style-name="ce2">
            <text:p>33:1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383" table:style-name="ce1">
            <text:p>23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1H33M19.578S" table:style-name="ce2">
            <text:p>33:19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1H33M19.447S" table:style-name="ce2">
            <text:p>33:1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948" table:style-name="ce1">
            <text:p>29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1H33M19.323S" table:style-name="ce2">
            <text:p>33:1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70" table:style-name="ce1">
            <text:p>3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1H33M19.215S" table:style-name="ce2">
            <text:p>33:1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409" table:style-name="ce1">
            <text:p>34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1H33M19.088S" table:style-name="ce2">
            <text:p>33:19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3660" table:style-name="ce1">
            <text:p>36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1H33M18.963S" table:style-name="ce2">
            <text:p>33:19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924" table:style-name="ce1">
            <text:p>39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1H33M18.843S" table:style-name="ce2">
            <text:p>33:18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4163" table:style-name="ce1">
            <text:p>4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1H33M22.896S" table:style-name="ce2">
            <text:p>33:22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1H33M22.630S" table:style-name="ce2">
            <text:p>33:22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1H33M22.500S" table:style-name="ce2">
            <text:p>33:22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1H33M22.111S" table:style-name="ce2">
            <text:p>33:2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1H33M21.981S" table:style-name="ce2">
            <text:p>33:22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1H33M21.854S" table:style-name="ce2">
            <text:p>33:21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1H33M21.732S" table:style-name="ce2">
            <text:p>33:2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157" table:style-name="ce1">
            <text:p>21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1H33M21.624S" table:style-name="ce2">
            <text:p>33:21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1H33M21.492S" table:style-name="ce2">
            <text:p>33:2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654" table:style-name="ce1">
            <text:p>26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1H33M21.372S" table:style-name="ce2">
            <text:p>33:21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905" table:style-name="ce1">
            <text:p>29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1H33M20.908S" table:style-name="ce2">
            <text:p>33:2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1H33M23.012S" table:style-name="ce2">
            <text:p>33:23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1H33M24.371S" table:style-name="ce2">
            <text:p>33:2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1H33M24.517S" table:style-name="ce2">
            <text:p>33:24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1H33M24.631S" table:style-name="ce2">
            <text:p>33:24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1H33M17.989S" table:style-name="ce2">
            <text:p>33:18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977" table:style-name="ce1">
            <text:p>6977</text:p>
          </table:table-cell>
          <table:table-cell office:value-type="string" table:style-name="ce1">
            <text:p>Success</text:p>
          </table:table-cell>
          <table:table-cell office:value-type="float" office:value="5922" table:style-name="ce1">
            <text:p>5922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1H33M24.972S" table:style-name="ce2">
            <text:p>33:2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1H33M5.433S" table:style-name="ce2">
            <text:p>33:0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296" table:style-name="ce1">
            <text:p>20296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1H33M25.735S" table:style-name="ce2">
            <text:p>33:25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1H33M25.842S" table:style-name="ce2">
            <text:p>33:2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1H33M25.989S" table:style-name="ce2">
            <text:p>33:26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1H33M17.649S" table:style-name="ce2">
            <text:p>33:1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447" table:style-name="ce1">
            <text:p>8447</text:p>
          </table:table-cell>
          <table:table-cell office:value-type="string" table:style-name="ce1">
            <text:p>Success</text:p>
          </table:table-cell>
          <table:table-cell office:value-type="float" office:value="15920" table:style-name="ce1">
            <text:p>15920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1H33M3.227S" table:style-name="ce2">
            <text:p>33:03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3035" table:style-name="ce1">
            <text:p>23035</text:p>
          </table:table-cell>
          <table:table-cell office:value-type="string" table:style-name="ce1">
            <text:p>Success</text:p>
          </table:table-cell>
          <table:table-cell office:value-type="float" office:value="59512" table:style-name="ce1">
            <text:p>59512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1H33M26.103S" table:style-name="ce2">
            <text:p>33:26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1H33M17.519S" table:style-name="ce2">
            <text:p>33:1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884" table:style-name="ce1">
            <text:p>8884</text:p>
          </table:table-cell>
          <table:table-cell office:value-type="string" table:style-name="ce1">
            <text:p>Success</text:p>
          </table:table-cell>
          <table:table-cell office:value-type="float" office:value="18422" table:style-name="ce1">
            <text:p>18422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1H33M26.268S" table:style-name="ce2">
            <text:p>33:2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1H33M8.043S" table:style-name="ce2">
            <text:p>33:08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455" table:style-name="ce1">
            <text:p>18455</text:p>
          </table:table-cell>
          <table:table-cell office:value-type="string" table:style-name="ce1">
            <text:p>Success</text:p>
          </table:table-cell>
          <table:table-cell office:value-type="float" office:value="125805" table:style-name="ce1">
            <text:p>125805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1H33M17.400S" table:style-name="ce2">
            <text:p>33:17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Success</text:p>
          </table:table-cell>
          <table:table-cell office:value-type="float" office:value="20922" table:style-name="ce1">
            <text:p>20922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1H33M6.961S" table:style-name="ce2">
            <text:p>33:07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643" table:style-name="ce1">
            <text:p>19643</text:p>
          </table:table-cell>
          <table:table-cell office:value-type="string" table:style-name="ce1">
            <text:p>Success</text:p>
          </table:table-cell>
          <table:table-cell office:value-type="float" office:value="125792" table:style-name="ce1">
            <text:p>125792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1H33M26.294S" table:style-name="ce2">
            <text:p>33:2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352" table:style-name="ce1">
            <text:p>352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1H33M7.545S" table:style-name="ce2">
            <text:p>33:07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220" table:style-name="ce1">
            <text:p>19220</text:p>
          </table:table-cell>
          <table:table-cell office:value-type="string" table:style-name="ce1">
            <text:p>Success</text:p>
          </table:table-cell>
          <table:table-cell office:value-type="float" office:value="125808" table:style-name="ce1">
            <text:p>125808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1H33M25.114S" table:style-name="ce2">
            <text:p>33:2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49" table:style-name="ce1">
            <text:p>17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1H33M6.627S" table:style-name="ce2">
            <text:p>33:0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260" table:style-name="ce1">
            <text:p>20260</text:p>
          </table:table-cell>
          <table:table-cell office:value-type="string" table:style-name="ce1">
            <text:p>Success</text:p>
          </table:table-cell>
          <table:table-cell office:value-type="float" office:value="85212" table:style-name="ce1">
            <text:p>85212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1H33M6.098S" table:style-name="ce2">
            <text:p>33:06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0794" table:style-name="ce1">
            <text:p>20794</text:p>
          </table:table-cell>
          <table:table-cell office:value-type="string" table:style-name="ce1">
            <text:p>Success</text:p>
          </table:table-cell>
          <table:table-cell office:value-type="float" office:value="85212" table:style-name="ce1">
            <text:p>85212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1H33M7.869S" table:style-name="ce2">
            <text:p>33:0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9049" table:style-name="ce1">
            <text:p>19049</text:p>
          </table:table-cell>
          <table:table-cell office:value-type="string" table:style-name="ce1">
            <text:p>Success</text:p>
          </table:table-cell>
          <table:table-cell office:value-type="float" office:value="85210" table:style-name="ce1">
            <text:p>85210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1H33M7.807S" table:style-name="ce2">
            <text:p>33:07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119" table:style-name="ce1">
            <text:p>19119</text:p>
          </table:table-cell>
          <table:table-cell office:value-type="string" table:style-name="ce1">
            <text:p>Success</text:p>
          </table:table-cell>
          <table:table-cell office:value-type="float" office:value="85210" table:style-name="ce1">
            <text:p>85210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1H33M6.975S" table:style-name="ce2">
            <text:p>33:0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9954" table:style-name="ce1">
            <text:p>19954</text:p>
          </table:table-cell>
          <table:table-cell office:value-type="string" table:style-name="ce1">
            <text:p>Success</text:p>
          </table:table-cell>
          <table:table-cell office:value-type="float" office:value="85212" table:style-name="ce1">
            <text:p>85212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1H33M6.629S" table:style-name="ce2">
            <text:p>33:06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315" table:style-name="ce1">
            <text:p>20315</text:p>
          </table:table-cell>
          <table:table-cell office:value-type="string" table:style-name="ce1">
            <text:p>Success</text:p>
          </table:table-cell>
          <table:table-cell office:value-type="float" office:value="125792" table:style-name="ce1">
            <text:p>125792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1H33M7.236S" table:style-name="ce2">
            <text:p>33:0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717" table:style-name="ce1">
            <text:p>19717</text:p>
          </table:table-cell>
          <table:table-cell office:value-type="string" table:style-name="ce1">
            <text:p>Success</text:p>
          </table:table-cell>
          <table:table-cell office:value-type="float" office:value="85212" table:style-name="ce1">
            <text:p>85212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1H33M7.706S" table:style-name="ce2">
            <text:p>33:07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9291" table:style-name="ce1">
            <text:p>19291</text:p>
          </table:table-cell>
          <table:table-cell office:value-type="string" table:style-name="ce1">
            <text:p>Success</text:p>
          </table:table-cell>
          <table:table-cell office:value-type="float" office:value="85210" table:style-name="ce1">
            <text:p>85210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1H33M8.066S" table:style-name="ce2">
            <text:p>33:0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932" table:style-name="ce1">
            <text:p>18932</text:p>
          </table:table-cell>
          <table:table-cell office:value-type="string" table:style-name="ce1">
            <text:p>Success</text:p>
          </table:table-cell>
          <table:table-cell office:value-type="float" office:value="85210" table:style-name="ce1">
            <text:p>85210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1H33M7.177S" table:style-name="ce2">
            <text:p>33:0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823" table:style-name="ce1">
            <text:p>19823</text:p>
          </table:table-cell>
          <table:table-cell office:value-type="string" table:style-name="ce1">
            <text:p>Success</text:p>
          </table:table-cell>
          <table:table-cell office:value-type="float" office:value="125792" table:style-name="ce1">
            <text:p>125792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1H33M8.048S" table:style-name="ce2">
            <text:p>33:0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967" table:style-name="ce1">
            <text:p>18967</text:p>
          </table:table-cell>
          <table:table-cell office:value-type="string" table:style-name="ce1">
            <text:p>Success</text:p>
          </table:table-cell>
          <table:table-cell office:value-type="float" office:value="125808" table:style-name="ce1">
            <text:p>125808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1H33M8.061S" table:style-name="ce2">
            <text:p>33:08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954" table:style-name="ce1">
            <text:p>18954</text:p>
          </table:table-cell>
          <table:table-cell office:value-type="string" table:style-name="ce1">
            <text:p>Success</text:p>
          </table:table-cell>
          <table:table-cell office:value-type="float" office:value="87258" table:style-name="ce1">
            <text:p>87258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1H33M7.311S" table:style-name="ce2">
            <text:p>33:0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758" table:style-name="ce1">
            <text:p>19758</text:p>
          </table:table-cell>
          <table:table-cell office:value-type="string" table:style-name="ce1">
            <text:p>Success</text:p>
          </table:table-cell>
          <table:table-cell office:value-type="float" office:value="125808" table:style-name="ce1">
            <text:p>125808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1H33M27.028S" table:style-name="ce2">
            <text:p>33:2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1H33M7.790S" table:style-name="ce2">
            <text:p>33:0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9445" table:style-name="ce1">
            <text:p>19445</text:p>
          </table:table-cell>
          <table:table-cell office:value-type="string" table:style-name="ce1">
            <text:p>Success</text:p>
          </table:table-cell>
          <table:table-cell office:value-type="float" office:value="92923" table:style-name="ce1">
            <text:p>92923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1H33M7.165S" table:style-name="ce2">
            <text:p>33:0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0072" table:style-name="ce1">
            <text:p>20072</text:p>
          </table:table-cell>
          <table:table-cell office:value-type="string" table:style-name="ce1">
            <text:p>Success</text:p>
          </table:table-cell>
          <table:table-cell office:value-type="float" office:value="92925" table:style-name="ce1">
            <text:p>92925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1H33M6.169S" table:style-name="ce2">
            <text:p>33:06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071" table:style-name="ce1">
            <text:p>21071</text:p>
          </table:table-cell>
          <table:table-cell office:value-type="string" table:style-name="ce1">
            <text:p>Success</text:p>
          </table:table-cell>
          <table:table-cell office:value-type="float" office:value="92925" table:style-name="ce1">
            <text:p>92925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1H33M7.852S" table:style-name="ce2">
            <text:p>33:07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9392" table:style-name="ce1">
            <text:p>19392</text:p>
          </table:table-cell>
          <table:table-cell office:value-type="string" table:style-name="ce1">
            <text:p>Success</text:p>
          </table:table-cell>
          <table:table-cell office:value-type="float" office:value="92923" table:style-name="ce1">
            <text:p>92923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1H33M6.628S" table:style-name="ce2">
            <text:p>33:0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0616" table:style-name="ce1">
            <text:p>20616</text:p>
          </table:table-cell>
          <table:table-cell office:value-type="string" table:style-name="ce1">
            <text:p>Success</text:p>
          </table:table-cell>
          <table:table-cell office:value-type="float" office:value="92925" table:style-name="ce1">
            <text:p>92925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1H33M7.981S" table:style-name="ce2">
            <text:p>33:0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302" table:style-name="ce1">
            <text:p>19302</text:p>
          </table:table-cell>
          <table:table-cell office:value-type="string" table:style-name="ce1">
            <text:p>Success</text:p>
          </table:table-cell>
          <table:table-cell office:value-type="float" office:value="92923" table:style-name="ce1">
            <text:p>92923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1H33M8.035S" table:style-name="ce2">
            <text:p>33:08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334" table:style-name="ce1">
            <text:p>19334</text:p>
          </table:table-cell>
          <table:table-cell office:value-type="string" table:style-name="ce1">
            <text:p>Success</text:p>
          </table:table-cell>
          <table:table-cell office:value-type="float" office:value="95665" table:style-name="ce1">
            <text:p>95665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1H33M7.526S" table:style-name="ce2">
            <text:p>33:07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845" table:style-name="ce1">
            <text:p>19845</text:p>
          </table:table-cell>
          <table:table-cell office:value-type="string" table:style-name="ce1">
            <text:p>Success</text:p>
          </table:table-cell>
          <table:table-cell office:value-type="float" office:value="92923" table:style-name="ce1">
            <text:p>92923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1H33M27.375S" table:style-name="ce2">
            <text:p>33:27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1H33M16.066S" table:style-name="ce2">
            <text:p>33:16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505" table:style-name="ce1">
            <text:p>11505</text:p>
          </table:table-cell>
          <table:table-cell office:value-type="string" table:style-name="ce1">
            <text:p>Success</text:p>
          </table:table-cell>
          <table:table-cell office:value-type="float" office:value="30938" table:style-name="ce1">
            <text:p>30938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1H33M27.220S" table:style-name="ce2">
            <text:p>33:2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Success</text:p>
          </table:table-cell>
          <table:table-cell office:value-type="float" office:value="3341" table:style-name="ce1">
            <text:p>3341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1H33M16.918S" table:style-name="ce2">
            <text:p>33:1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675" table:style-name="ce1">
            <text:p>10675</text:p>
          </table:table-cell>
          <table:table-cell office:value-type="string" table:style-name="ce1">
            <text:p>Success</text:p>
          </table:table-cell>
          <table:table-cell office:value-type="float" office:value="28430" table:style-name="ce1">
            <text:p>28430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1H33M26.588S" table:style-name="ce2">
            <text:p>33:26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1H33M16.430S" table:style-name="ce2">
            <text:p>33:16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1322" table:style-name="ce1">
            <text:p>11322</text:p>
          </table:table-cell>
          <table:table-cell office:value-type="string" table:style-name="ce1">
            <text:p>Success</text:p>
          </table:table-cell>
          <table:table-cell office:value-type="float" office:value="30939" table:style-name="ce1">
            <text:p>30939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1H33M17.046S" table:style-name="ce2">
            <text:p>33:1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775" table:style-name="ce1">
            <text:p>10775</text:p>
          </table:table-cell>
          <table:table-cell office:value-type="string" table:style-name="ce1">
            <text:p>Success</text:p>
          </table:table-cell>
          <table:table-cell office:value-type="float" office:value="30941" table:style-name="ce1">
            <text:p>30941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1H33M17.173S" table:style-name="ce2">
            <text:p>33:1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671" table:style-name="ce1">
            <text:p>10671</text:p>
          </table:table-cell>
          <table:table-cell office:value-type="string" table:style-name="ce1">
            <text:p>Success</text:p>
          </table:table-cell>
          <table:table-cell office:value-type="float" office:value="33446" table:style-name="ce1">
            <text:p>33446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1H33M14.020S" table:style-name="ce2">
            <text:p>33:14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066" table:style-name="ce1">
            <text:p>14066</text:p>
          </table:table-cell>
          <table:table-cell office:value-type="string" table:style-name="ce1">
            <text:p>Success</text:p>
          </table:table-cell>
          <table:table-cell office:value-type="float" office:value="35949" table:style-name="ce1">
            <text:p>35949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1H33M3.413S" table:style-name="ce2">
            <text:p>33:03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4745" table:style-name="ce1">
            <text:p>24745</text:p>
          </table:table-cell>
          <table:table-cell office:value-type="string" table:style-name="ce1">
            <text:p>Success</text:p>
          </table:table-cell>
          <table:table-cell office:value-type="float" office:value="38507" table:style-name="ce1">
            <text:p>38507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1H33M3.569S" table:style-name="ce2">
            <text:p>33:03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4597" table:style-name="ce1">
            <text:p>24597</text:p>
          </table:table-cell>
          <table:table-cell office:value-type="string" table:style-name="ce1">
            <text:p>Success</text:p>
          </table:table-cell>
          <table:table-cell office:value-type="float" office:value="36003" table:style-name="ce1">
            <text:p>36003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1H33M27.011S" table:style-name="ce2">
            <text:p>33:27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55629" table:style-name="ce1">
            <text:p>55629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1H33M27.077S" table:style-name="ce2">
            <text:p>33:27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55633" table:style-name="ce1">
            <text:p>55633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1H33M27.022S" table:style-name="ce2">
            <text:p>33:27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Success</text:p>
          </table:table-cell>
          <table:table-cell office:value-type="float" office:value="55633" table:style-name="ce1">
            <text:p>55633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1H33M3.478S" table:style-name="ce2">
            <text:p>33:0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4820" table:style-name="ce1">
            <text:p>24820</text:p>
          </table:table-cell>
          <table:table-cell office:value-type="string" table:style-name="ce1">
            <text:p>Success</text:p>
          </table:table-cell>
          <table:table-cell office:value-type="float" office:value="38509" table:style-name="ce1">
            <text:p>38509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1H33M26.505S" table:style-name="ce2">
            <text:p>33:26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Success</text:p>
          </table:table-cell>
          <table:table-cell office:value-type="float" office:value="55632" table:style-name="ce1">
            <text:p>55632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1H33M26.950S" table:style-name="ce2">
            <text:p>33:26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Success</text:p>
          </table:table-cell>
          <table:table-cell office:value-type="float" office:value="55629" table:style-name="ce1">
            <text:p>55629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1H33M26.773S" table:style-name="ce2">
            <text:p>33:2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Success</text:p>
          </table:table-cell>
          <table:table-cell office:value-type="float" office:value="55633" table:style-name="ce1">
            <text:p>55633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1H33M28.260S" table:style-name="ce2">
            <text:p>33:28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1H33M28.311S" table:style-name="ce2">
            <text:p>33:28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1H33M28.254S" table:style-name="ce2">
            <text:p>33:28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1H33M28.321S" table:style-name="ce2">
            <text:p>33:28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1H33M28.300S" table:style-name="ce2">
            <text:p>33:28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1H33M26.612S" table:style-name="ce2">
            <text:p>33:26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Success</text:p>
          </table:table-cell>
          <table:table-cell office:value-type="float" office:value="55629" table:style-name="ce1">
            <text:p>55629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1H33M28.328S" table:style-name="ce2">
            <text:p>33:28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1H33M28.433S" table:style-name="ce2">
            <text:p>33:28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1H33M24.872S" table:style-name="ce2">
            <text:p>33:24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64" table:style-name="ce1">
            <text:p>3664</text:p>
          </table:table-cell>
          <table:table-cell office:value-type="string" table:style-name="ce1">
            <text:p>Success</text:p>
          </table:table-cell>
          <table:table-cell office:value-type="float" office:value="43468" table:style-name="ce1">
            <text:p>43468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1H33M16.565S" table:style-name="ce2">
            <text:p>33:1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983" table:style-name="ce1">
            <text:p>11983</text:p>
          </table:table-cell>
          <table:table-cell office:value-type="string" table:style-name="ce1">
            <text:p>Success</text:p>
          </table:table-cell>
          <table:table-cell office:value-type="float" office:value="40964" table:style-name="ce1">
            <text:p>40964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1H33M24.285S" table:style-name="ce2">
            <text:p>33:24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411" table:style-name="ce1">
            <text:p>4411</text:p>
          </table:table-cell>
          <table:table-cell office:value-type="string" table:style-name="ce1">
            <text:p>Success</text:p>
          </table:table-cell>
          <table:table-cell office:value-type="float" office:value="48477" table:style-name="ce1">
            <text:p>4847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1H33M26.410S" table:style-name="ce2">
            <text:p>33:26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1H33M24.151S" table:style-name="ce2">
            <text:p>33:2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701" table:style-name="ce1">
            <text:p>4701</text:p>
          </table:table-cell>
          <table:table-cell office:value-type="string" table:style-name="ce1">
            <text:p>Success</text:p>
          </table:table-cell>
          <table:table-cell office:value-type="float" office:value="50981" table:style-name="ce1">
            <text:p>50981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1H33M24.017S" table:style-name="ce2">
            <text:p>33:24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007" table:style-name="ce1">
            <text:p>5007</text:p>
          </table:table-cell>
          <table:table-cell office:value-type="string" table:style-name="ce1">
            <text:p>Success</text:p>
          </table:table-cell>
          <table:table-cell office:value-type="float" office:value="55996" table:style-name="ce1">
            <text:p>55996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1H33M23.895S" table:style-name="ce2">
            <text:p>33:2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133" table:style-name="ce1">
            <text:p>5133</text:p>
          </table:table-cell>
          <table:table-cell office:value-type="string" table:style-name="ce1">
            <text:p>Success</text:p>
          </table:table-cell>
          <table:table-cell office:value-type="float" office:value="55994" table:style-name="ce1">
            <text:p>55994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1H33M23.808S" table:style-name="ce2">
            <text:p>33:23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419" table:style-name="ce1">
            <text:p>5419</text:p>
          </table:table-cell>
          <table:table-cell office:value-type="string" table:style-name="ce1">
            <text:p>Success</text:p>
          </table:table-cell>
          <table:table-cell office:value-type="float" office:value="58501" table:style-name="ce1">
            <text:p>58501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1H33M23.499S" table:style-name="ce2">
            <text:p>33:23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833" table:style-name="ce1">
            <text:p>5833</text:p>
          </table:table-cell>
          <table:table-cell office:value-type="string" table:style-name="ce1">
            <text:p>Success</text:p>
          </table:table-cell>
          <table:table-cell office:value-type="float" office:value="63510" table:style-name="ce1">
            <text:p>63510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1H33M23.375S" table:style-name="ce2">
            <text:p>33:23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988" table:style-name="ce1">
            <text:p>5988</text:p>
          </table:table-cell>
          <table:table-cell office:value-type="string" table:style-name="ce1">
            <text:p>Success</text:p>
          </table:table-cell>
          <table:table-cell office:value-type="float" office:value="66015" table:style-name="ce1">
            <text:p>66015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1H33M26.103S" table:style-name="ce2">
            <text:p>33:26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1H33M23.642S" table:style-name="ce2">
            <text:p>33:23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758" table:style-name="ce1">
            <text:p>5758</text:p>
          </table:table-cell>
          <table:table-cell office:value-type="string" table:style-name="ce1">
            <text:p>Success</text:p>
          </table:table-cell>
          <table:table-cell office:value-type="float" office:value="61004" table:style-name="ce1">
            <text:p>61004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1H33M23.124S" table:style-name="ce2">
            <text:p>33:2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408" table:style-name="ce1">
            <text:p>6408</text:p>
          </table:table-cell>
          <table:table-cell office:value-type="string" table:style-name="ce1">
            <text:p>Success</text:p>
          </table:table-cell>
          <table:table-cell office:value-type="float" office:value="71028" table:style-name="ce1">
            <text:p>71028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1H33M23.241S" table:style-name="ce2">
            <text:p>33:23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334" table:style-name="ce1">
            <text:p>6334</text:p>
          </table:table-cell>
          <table:table-cell office:value-type="string" table:style-name="ce1">
            <text:p>Success</text:p>
          </table:table-cell>
          <table:table-cell office:value-type="float" office:value="68523" table:style-name="ce1">
            <text:p>68523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1H33M22.754S" table:style-name="ce2">
            <text:p>33:2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6971" table:style-name="ce1">
            <text:p>6971</text:p>
          </table:table-cell>
          <table:table-cell office:value-type="string" table:style-name="ce1">
            <text:p>Success</text:p>
          </table:table-cell>
          <table:table-cell office:value-type="float" office:value="73536" table:style-name="ce1">
            <text:p>73536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1H33M21.288S" table:style-name="ce2">
            <text:p>33:21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442" table:style-name="ce1">
            <text:p>8442</text:p>
          </table:table-cell>
          <table:table-cell office:value-type="string" table:style-name="ce1">
            <text:p>Success</text:p>
          </table:table-cell>
          <table:table-cell office:value-type="float" office:value="81047" table:style-name="ce1">
            <text:p>81047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1H33M21.146S" table:style-name="ce2">
            <text:p>33:21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704" table:style-name="ce1">
            <text:p>8704</text:p>
          </table:table-cell>
          <table:table-cell office:value-type="string" table:style-name="ce1">
            <text:p>Success</text:p>
          </table:table-cell>
          <table:table-cell office:value-type="float" office:value="83553" table:style-name="ce1">
            <text:p>83553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1H33M22.402S" table:style-name="ce2">
            <text:p>33:22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461" table:style-name="ce1">
            <text:p>7461</text:p>
          </table:table-cell>
          <table:table-cell office:value-type="string" table:style-name="ce1">
            <text:p>Success</text:p>
          </table:table-cell>
          <table:table-cell office:value-type="float" office:value="86060" table:style-name="ce1">
            <text:p>86060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1H33M18.243S" table:style-name="ce2">
            <text:p>33:18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621" table:style-name="ce1">
            <text:p>11621</text:p>
          </table:table-cell>
          <table:table-cell office:value-type="string" table:style-name="ce1">
            <text:p>Success</text:p>
          </table:table-cell>
          <table:table-cell office:value-type="float" office:value="86057" table:style-name="ce1">
            <text:p>86057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1H33M22.272S" table:style-name="ce2">
            <text:p>33:22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609" table:style-name="ce1">
            <text:p>7609</text:p>
          </table:table-cell>
          <table:table-cell office:value-type="string" table:style-name="ce1">
            <text:p>Success</text:p>
          </table:table-cell>
          <table:table-cell office:value-type="float" office:value="78545" table:style-name="ce1">
            <text:p>78545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1H33M21.034S" table:style-name="ce2">
            <text:p>33:2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857" table:style-name="ce1">
            <text:p>8857</text:p>
          </table:table-cell>
          <table:table-cell office:value-type="string" table:style-name="ce1">
            <text:p>Success</text:p>
          </table:table-cell>
          <table:table-cell office:value-type="float" office:value="86057" table:style-name="ce1">
            <text:p>8605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1H33M17.871S" table:style-name="ce2">
            <text:p>33:17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092" table:style-name="ce1">
            <text:p>12092</text:p>
          </table:table-cell>
          <table:table-cell office:value-type="string" table:style-name="ce1">
            <text:p>Success</text:p>
          </table:table-cell>
          <table:table-cell office:value-type="float" office:value="86063" table:style-name="ce1">
            <text:p>86063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1H33M29.235S" table:style-name="ce2">
            <text:p>33:29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1H33M24.766S" table:style-name="ce2">
            <text:p>33:24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230" table:style-name="ce1">
            <text:p>5230</text:p>
          </table:table-cell>
          <table:table-cell office:value-type="string" table:style-name="ce1">
            <text:p>Success</text:p>
          </table:table-cell>
          <table:table-cell office:value-type="float" office:value="86058" table:style-name="ce1">
            <text:p>86058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1H33M26.418S" table:style-name="ce2">
            <text:p>33:26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611" table:style-name="ce1">
            <text:p>3611</text:p>
          </table:table-cell>
          <table:table-cell office:value-type="string" table:style-name="ce1">
            <text:p>Success</text:p>
          </table:table-cell>
          <table:table-cell office:value-type="float" office:value="88573" table:style-name="ce1">
            <text:p>88573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1H33M26.687S" table:style-name="ce2">
            <text:p>33:26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Success</text:p>
          </table:table-cell>
          <table:table-cell office:value-type="float" office:value="91063" table:style-name="ce1">
            <text:p>91063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1H33M29.897S" table:style-name="ce2">
            <text:p>33:2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1H33M27.560S" table:style-name="ce2">
            <text:p>33:27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609" table:style-name="ce1">
            <text:p>2609</text:p>
          </table:table-cell>
          <table:table-cell office:value-type="string" table:style-name="ce1">
            <text:p>Success</text:p>
          </table:table-cell>
          <table:table-cell office:value-type="float" office:value="93527" table:style-name="ce1">
            <text:p>93527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1H33M29.032S" table:style-name="ce2">
            <text:p>33:29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1H33M29.038S" table:style-name="ce2">
            <text:p>33:2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1H33M28.859S" table:style-name="ce2">
            <text:p>33:28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1H33M28.766S" table:style-name="ce2">
            <text:p>33:28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1H33M28.704S" table:style-name="ce2">
            <text:p>33:28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1H33M28.550S" table:style-name="ce2">
            <text:p>33:28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287" table:style-name="ce1">
            <text:p>22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1H33M28.096S" table:style-name="ce2">
            <text:p>33:28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65" table:style-name="ce1">
            <text:p>28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1H33M27.828S" table:style-name="ce2">
            <text:p>33:2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1H33M27.757S" table:style-name="ce2">
            <text:p>33:27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435" table:style-name="ce1">
            <text:p>34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1H33M27.748S" table:style-name="ce2">
            <text:p>33:27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88" table:style-name="ce1">
            <text:p>35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1H33M27.577S" table:style-name="ce2">
            <text:p>33:27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1H33M27.599S" table:style-name="ce2">
            <text:p>33:27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992" table:style-name="ce1">
            <text:p>39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1H33M27.381S" table:style-name="ce2">
            <text:p>33:27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300" table:style-name="ce1">
            <text:p>43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1H33M27.249S" table:style-name="ce2">
            <text:p>33:2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563" table:style-name="ce1">
            <text:p>45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1H33M27.289S" table:style-name="ce2">
            <text:p>33:27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653" table:style-name="ce1">
            <text:p>46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1H33M27.248S" table:style-name="ce2">
            <text:p>33:27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817" table:style-name="ce1">
            <text:p>48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1H33M27.242S" table:style-name="ce2">
            <text:p>33:27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957" table:style-name="ce1">
            <text:p>49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1H33M27.256S" table:style-name="ce2">
            <text:p>33:27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048" table:style-name="ce1">
            <text:p>50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1H33M27.256S" table:style-name="ce2">
            <text:p>33:27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178" table:style-name="ce1">
            <text:p>5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1H33M27.011S" table:style-name="ce2">
            <text:p>33:27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46" table:style-name="ce1">
            <text:p>55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1H33M27.004S" table:style-name="ce2">
            <text:p>33:27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675" table:style-name="ce1">
            <text:p>56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1H33M26.958S" table:style-name="ce2">
            <text:p>33:2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840" table:style-name="ce1">
            <text:p>58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1H33M26.937S" table:style-name="ce2">
            <text:p>33:26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984" table:style-name="ce1">
            <text:p>59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1H33M26.932S" table:style-name="ce2">
            <text:p>33:2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109" table:style-name="ce1">
            <text:p>61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1H33M26.924S" table:style-name="ce2">
            <text:p>33:26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253" table:style-name="ce1">
            <text:p>6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1H33M26.899S" table:style-name="ce2">
            <text:p>33:26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380" table:style-name="ce1">
            <text:p>63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1H33M26.871S" table:style-name="ce2">
            <text:p>33:26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6519" table:style-name="ce1">
            <text:p>65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1H33M26.894S" table:style-name="ce2">
            <text:p>33:26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622" table:style-name="ce1">
            <text:p>66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1H33M33.396S" table:style-name="ce2">
            <text:p>33:33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1H33M33.287S" table:style-name="ce2">
            <text:p>33:33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1H33M33.190S" table:style-name="ce2">
            <text:p>33:33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1H33M33.050S" table:style-name="ce2">
            <text:p>33:3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1H33M32.929S" table:style-name="ce2">
            <text:p>33:32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1H33M32.805S" table:style-name="ce2">
            <text:p>33:3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1H33M32.692S" table:style-name="ce2">
            <text:p>33:32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1H33M32.571S" table:style-name="ce2">
            <text:p>33:3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1H33M31.599S" table:style-name="ce2">
            <text:p>33:31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998" table:style-name="ce1">
            <text:p>29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1H33M31.463S" table:style-name="ce2">
            <text:p>33:31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52" table:style-name="ce1">
            <text:p>3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1H33M31.343S" table:style-name="ce2">
            <text:p>33:31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545" table:style-name="ce1">
            <text:p>35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1H33M31.199S" table:style-name="ce2">
            <text:p>33:31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770" table:style-name="ce1">
            <text:p>37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1H33M31.100S" table:style-name="ce2">
            <text:p>33:3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994" table:style-name="ce1">
            <text:p>39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1H33M30.974S" table:style-name="ce2">
            <text:p>33:31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252" table:style-name="ce1">
            <text:p>4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1H33M30.843S" table:style-name="ce2">
            <text:p>33:3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4518" table:style-name="ce1">
            <text:p>45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1H33M30.732S" table:style-name="ce2">
            <text:p>33:30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778" table:style-name="ce1">
            <text:p>47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1H33M30.635S" table:style-name="ce2">
            <text:p>33:30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970" table:style-name="ce1">
            <text:p>49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1H33M30.495S" table:style-name="ce2">
            <text:p>33:30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233" table:style-name="ce1">
            <text:p>52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1H33M30.363S" table:style-name="ce2">
            <text:p>33:3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5489" table:style-name="ce1">
            <text:p>54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1H33M30.326S" table:style-name="ce2">
            <text:p>33:30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5649" table:style-name="ce1">
            <text:p>56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1H33M30.149S" table:style-name="ce2">
            <text:p>33:3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5934" table:style-name="ce1">
            <text:p>59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1H33M30.035S" table:style-name="ce2">
            <text:p>33:3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6181" table:style-name="ce1">
            <text:p>61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1H33M30.008S" table:style-name="ce2">
            <text:p>33:30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322" table:style-name="ce1">
            <text:p>6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1H33M29.996S" table:style-name="ce2">
            <text:p>33:3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6462" table:style-name="ce1">
            <text:p>64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1H33M29.972S" table:style-name="ce2">
            <text:p>33:30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582" table:style-name="ce1">
            <text:p>65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1H33M29.888S" table:style-name="ce2">
            <text:p>33:2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788" table:style-name="ce1">
            <text:p>67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1H33M29.870S" table:style-name="ce2">
            <text:p>33:2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922" table:style-name="ce1">
            <text:p>69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1H33M29.858S" table:style-name="ce2">
            <text:p>33:29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067" table:style-name="ce1">
            <text:p>70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1H33M29.740S" table:style-name="ce2">
            <text:p>33:2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314" table:style-name="ce1">
            <text:p>73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1H33M29.732S" table:style-name="ce2">
            <text:p>33:29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423" table:style-name="ce1">
            <text:p>7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1H33M29.582S" table:style-name="ce2">
            <text:p>33:29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7707" table:style-name="ce1">
            <text:p>77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1H33M29.540S" table:style-name="ce2">
            <text:p>33:29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7879" table:style-name="ce1">
            <text:p>7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1H33M29.407S" table:style-name="ce2">
            <text:p>33:29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8124" table:style-name="ce1">
            <text:p>81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1H33M29.386S" table:style-name="ce2">
            <text:p>33:29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250" table:style-name="ce1">
            <text:p>82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1H33M29.371S" table:style-name="ce2">
            <text:p>33:29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8379" table:style-name="ce1">
            <text:p>8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1H33M29.338S" table:style-name="ce2">
            <text:p>33:2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8555" table:style-name="ce1">
            <text:p>85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1H33M37.756S" table:style-name="ce2">
            <text:p>33:3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1H33M37.642S" table:style-name="ce2">
            <text:p>33:37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1H33M37.541S" table:style-name="ce2">
            <text:p>33:3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1H33M37.427S" table:style-name="ce2">
            <text:p>33:3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1H33M37.295S" table:style-name="ce2">
            <text:p>33:37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1H33M37.162S" table:style-name="ce2">
            <text:p>33:3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1H33M37.063S" table:style-name="ce2">
            <text:p>33:37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1H33M36.933S" table:style-name="ce2">
            <text:p>33:3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1H33M36.800S" table:style-name="ce2">
            <text:p>33:36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1H33M36.686S" table:style-name="ce2">
            <text:p>33:36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1H33M36.559S" table:style-name="ce2">
            <text:p>33:36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1H33M36.464S" table:style-name="ce2">
            <text:p>33:36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2867" table:style-name="ce1">
            <text:p>28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1H33M36.338S" table:style-name="ce2">
            <text:p>33:3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3103" table:style-name="ce1">
            <text:p>3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1H33M36.089S" table:style-name="ce2">
            <text:p>33:36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3467" table:style-name="ce1">
            <text:p>34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1H33M35.984S" table:style-name="ce2">
            <text:p>33:36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3693" table:style-name="ce1">
            <text:p>36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1H33M35.859S" table:style-name="ce2">
            <text:p>33:35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3945" table:style-name="ce1">
            <text:p>39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1H33M35.735S" table:style-name="ce2">
            <text:p>33:35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4193" table:style-name="ce1">
            <text:p>41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1H33M35.611S" table:style-name="ce2">
            <text:p>33:3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1H33M35.516S" table:style-name="ce2">
            <text:p>33:3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4634" table:style-name="ce1">
            <text:p>4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1H33M35.368S" table:style-name="ce2">
            <text:p>33:35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4896" table:style-name="ce1">
            <text:p>4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1H33M35.232S" table:style-name="ce2">
            <text:p>33:3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146" table:style-name="ce1">
            <text:p>5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1H33M35.102S" table:style-name="ce2">
            <text:p>33:35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396" table:style-name="ce1">
            <text:p>53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1H33M34.974S" table:style-name="ce2">
            <text:p>33:35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46" table:style-name="ce1">
            <text:p>56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1H33M34.895S" table:style-name="ce2">
            <text:p>33:34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5846" table:style-name="ce1">
            <text:p>58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1H33M34.727S" table:style-name="ce2">
            <text:p>33:3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144" table:style-name="ce1">
            <text:p>6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1H33M34.603S" table:style-name="ce2">
            <text:p>33:34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379" table:style-name="ce1">
            <text:p>63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1H33M34.485S" table:style-name="ce2">
            <text:p>33:34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6615" table:style-name="ce1">
            <text:p>6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1H33M34.360S" table:style-name="ce2">
            <text:p>33:3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6864" table:style-name="ce1">
            <text:p>68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1H33M34.270S" table:style-name="ce2">
            <text:p>33:34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089" table:style-name="ce1">
            <text:p>70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1H33M34.129S" table:style-name="ce2">
            <text:p>33:34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329" table:style-name="ce1">
            <text:p>73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1H33M34.013S" table:style-name="ce2">
            <text:p>33:3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570" table:style-name="ce1">
            <text:p>75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1H33M33.889S" table:style-name="ce2">
            <text:p>33:33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818" table:style-name="ce1">
            <text:p>78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1H33M33.793S" table:style-name="ce2">
            <text:p>33:33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8037" table:style-name="ce1">
            <text:p>80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1H33M33.643S" table:style-name="ce2">
            <text:p>33:3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287" table:style-name="ce1">
            <text:p>82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1H33M33.524S" table:style-name="ce2">
            <text:p>33:3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8542" table:style-name="ce1">
            <text:p>85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1H33M40.989S" table:style-name="ce2">
            <text:p>33:41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1H33M40.878S" table:style-name="ce2">
            <text:p>33:40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1443" table:style-name="ce1">
            <text:p>14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1H33M40.746S" table:style-name="ce2">
            <text:p>33:40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1H33M40.625S" table:style-name="ce2">
            <text:p>33:40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1H33M40.507S" table:style-name="ce2">
            <text:p>33:40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144" table:style-name="ce1">
            <text:p>2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1H33M40.383S" table:style-name="ce2">
            <text:p>33:40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397" table:style-name="ce1">
            <text:p>23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1H33M40.272S" table:style-name="ce2">
            <text:p>33:40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732" table:style-name="ce1">
            <text:p>37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1H33M40.155S" table:style-name="ce2">
            <text:p>33:4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960" table:style-name="ce1">
            <text:p>39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1H33M40.037S" table:style-name="ce2">
            <text:p>33:40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210" table:style-name="ce1">
            <text:p>4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1H33M39.934S" table:style-name="ce2">
            <text:p>33:39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450" table:style-name="ce1">
            <text:p>44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1H33M39.810S" table:style-name="ce2">
            <text:p>33:3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686" table:style-name="ce1">
            <text:p>46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1H33M39.682S" table:style-name="ce2">
            <text:p>33:3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946" table:style-name="ce1">
            <text:p>4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1H33M39.561S" table:style-name="ce2">
            <text:p>33:39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176" table:style-name="ce1">
            <text:p>5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1H33M39.449S" table:style-name="ce2">
            <text:p>33:3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5419" table:style-name="ce1">
            <text:p>54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1H33M39.340S" table:style-name="ce2">
            <text:p>33:3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664" table:style-name="ce1">
            <text:p>56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1H33M39.201S" table:style-name="ce2">
            <text:p>33:39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928" table:style-name="ce1">
            <text:p>59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1H33M39.083S" table:style-name="ce2">
            <text:p>33:3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6144" table:style-name="ce1">
            <text:p>6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1H33M38.985S" table:style-name="ce2">
            <text:p>33:39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6361" table:style-name="ce1">
            <text:p>63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1H33M38.837S" table:style-name="ce2">
            <text:p>33:38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6634" table:style-name="ce1">
            <text:p>6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1H33M38.700S" table:style-name="ce2">
            <text:p>33:3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6891" table:style-name="ce1">
            <text:p>68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1H33M38.582S" table:style-name="ce2">
            <text:p>33:38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7182" table:style-name="ce1">
            <text:p>7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1H33M38.457S" table:style-name="ce2">
            <text:p>33:3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7415" table:style-name="ce1">
            <text:p>74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1H33M38.369S" table:style-name="ce2">
            <text:p>33:38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7608" table:style-name="ce1">
            <text:p>76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1H33M38.232S" table:style-name="ce2">
            <text:p>33:38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7879" table:style-name="ce1">
            <text:p>78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1H33M38.106S" table:style-name="ce2">
            <text:p>33:3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8123" table:style-name="ce1">
            <text:p>81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1H33M37.992S" table:style-name="ce2">
            <text:p>33:3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8371" table:style-name="ce1">
            <text:p>83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1H33M37.904S" table:style-name="ce2">
            <text:p>33:37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559" table:style-name="ce1">
            <text:p>85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1H33M46.368S" table:style-name="ce2">
            <text:p>33:46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1H33M46.234S" table:style-name="ce2">
            <text:p>33:4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1H33M46.115S" table:style-name="ce2">
            <text:p>33:46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1H33M45.983S" table:style-name="ce2">
            <text:p>33:4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1H33M45.879S" table:style-name="ce2">
            <text:p>33:45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1H33M45.769S" table:style-name="ce2">
            <text:p>33:45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27" table:style-name="ce1">
            <text:p>14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1H33M45.596S" table:style-name="ce2">
            <text:p>33:45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1H33M45.479S" table:style-name="ce2">
            <text:p>33:45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1H33M45.353S" table:style-name="ce2">
            <text:p>33:45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1H33M45.232S" table:style-name="ce2">
            <text:p>33:45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423" table:style-name="ce1">
            <text:p>2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1H33M45.135S" table:style-name="ce2">
            <text:p>33:45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1H33M45.010S" table:style-name="ce2">
            <text:p>33:45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2860" table:style-name="ce1">
            <text:p>28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1H33M44.872S" table:style-name="ce2">
            <text:p>33:44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1H33M44.745S" table:style-name="ce2">
            <text:p>33:44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3374" table:style-name="ce1">
            <text:p>33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1H33M44.636S" table:style-name="ce2">
            <text:p>33:44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3609" table:style-name="ce1">
            <text:p>36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1H33M44.502S" table:style-name="ce2">
            <text:p>33:44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3844" table:style-name="ce1">
            <text:p>38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1H33M44.014S" table:style-name="ce2">
            <text:p>33:4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4453" table:style-name="ce1">
            <text:p>44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1H33M42.786S" table:style-name="ce2">
            <text:p>33:42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801" table:style-name="ce1">
            <text:p>58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1H33M42.656S" table:style-name="ce2">
            <text:p>33:42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054" table:style-name="ce1">
            <text:p>60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1H33M42.534S" table:style-name="ce2">
            <text:p>33:42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282" table:style-name="ce1">
            <text:p>62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1H33M42.327S" table:style-name="ce2">
            <text:p>33:4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17" table:style-name="ce1">
            <text:p>66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1H33M42.190S" table:style-name="ce2">
            <text:p>33:42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874" table:style-name="ce1">
            <text:p>68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1H33M42.072S" table:style-name="ce2">
            <text:p>33:42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7121" table:style-name="ce1">
            <text:p>7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1H33M48.949S" table:style-name="ce2">
            <text:p>33:48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1H33M48.477S" table:style-name="ce2">
            <text:p>33:48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1H33M48.354S" table:style-name="ce2">
            <text:p>33:4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1H33M48.258S" table:style-name="ce2">
            <text:p>33:48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1H33M48.124S" table:style-name="ce2">
            <text:p>33:48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1H33M48.009S" table:style-name="ce2">
            <text:p>33:48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1H33M47.876S" table:style-name="ce2">
            <text:p>33:4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138" table:style-name="ce1">
            <text:p>21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1H33M47.771S" table:style-name="ce2">
            <text:p>33:47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1H33M47.662S" table:style-name="ce2">
            <text:p>33:47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2586" table:style-name="ce1">
            <text:p>25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1H33M47.530S" table:style-name="ce2">
            <text:p>33:4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2832" table:style-name="ce1">
            <text:p>28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1H33M47.406S" table:style-name="ce2">
            <text:p>33:4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3075" table:style-name="ce1">
            <text:p>30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1H33M47.322S" table:style-name="ce2">
            <text:p>33:47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1H33M47.203S" table:style-name="ce2">
            <text:p>33:4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1H33M46.469S" table:style-name="ce2">
            <text:p>33:46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4350" table:style-name="ce1">
            <text:p>43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1H33M50.708S" table:style-name="ce2">
            <text:p>33:50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1H33M50.596S" table:style-name="ce2">
            <text:p>33:5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1H33M50.488S" table:style-name="ce2">
            <text:p>33:5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1H33M50.370S" table:style-name="ce2">
            <text:p>33:50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1H33M50.254S" table:style-name="ce2">
            <text:p>33:50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1H33M50.020S" table:style-name="ce2">
            <text:p>33:5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1H33M49.904S" table:style-name="ce2">
            <text:p>33:49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1H33M49.775S" table:style-name="ce2">
            <text:p>33:49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1H33M49.677S" table:style-name="ce2">
            <text:p>33:49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2203" table:style-name="ce1">
            <text:p>2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1H33M49.544S" table:style-name="ce2">
            <text:p>33:49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2452" table:style-name="ce1">
            <text:p>24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1H33M49.422S" table:style-name="ce2">
            <text:p>33:49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1H33M51.646S" table:style-name="ce2">
            <text:p>33:5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1H33M51.426S" table:style-name="ce2">
            <text:p>33:51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1H33M51.300S" table:style-name="ce2">
            <text:p>33:51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1H33M51.180S" table:style-name="ce2">
            <text:p>33:51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409" table:style-name="ce1">
            <text:p>14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1H33M51.060S" table:style-name="ce2">
            <text:p>33:5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1H33M50.946S" table:style-name="ce2">
            <text:p>33:50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1H33M50.826S" table:style-name="ce2">
            <text:p>33:50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1H33M32.315S" table:style-name="ce2">
            <text:p>33:32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882" table:style-name="ce1">
            <text:p>20882</text:p>
          </table:table-cell>
          <table:table-cell office:value-type="string" table:style-name="ce1">
            <text:p>Success</text:p>
          </table:table-cell>
          <table:table-cell office:value-type="float" office:value="15890" table:style-name="ce1">
            <text:p>15890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1H33M31.951S" table:style-name="ce2">
            <text:p>33:3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1264" table:style-name="ce1">
            <text:p>21264</text:p>
          </table:table-cell>
          <table:table-cell office:value-type="string" table:style-name="ce1">
            <text:p>Success</text:p>
          </table:table-cell>
          <table:table-cell office:value-type="float" office:value="18392" table:style-name="ce1">
            <text:p>18392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1H33M32.228S" table:style-name="ce2">
            <text:p>33:32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0992" table:style-name="ce1">
            <text:p>20992</text:p>
          </table:table-cell>
          <table:table-cell office:value-type="string" table:style-name="ce1">
            <text:p>Success</text:p>
          </table:table-cell>
          <table:table-cell office:value-type="float" office:value="18392" table:style-name="ce1">
            <text:p>18392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1H33M32.075S" table:style-name="ce2">
            <text:p>33:3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153" table:style-name="ce1">
            <text:p>21153</text:p>
          </table:table-cell>
          <table:table-cell office:value-type="string" table:style-name="ce1">
            <text:p>Success</text:p>
          </table:table-cell>
          <table:table-cell office:value-type="float" office:value="18392" table:style-name="ce1">
            <text:p>18392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1H33M31.819S" table:style-name="ce2">
            <text:p>33:31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1411" table:style-name="ce1">
            <text:p>21411</text:p>
          </table:table-cell>
          <table:table-cell office:value-type="string" table:style-name="ce1">
            <text:p>Success</text:p>
          </table:table-cell>
          <table:table-cell office:value-type="float" office:value="18392" table:style-name="ce1">
            <text:p>18392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1H33M30.175S" table:style-name="ce2">
            <text:p>33:3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23164" table:style-name="ce1">
            <text:p>23164</text:p>
          </table:table-cell>
          <table:table-cell office:value-type="string" table:style-name="ce1">
            <text:p>Success</text:p>
          </table:table-cell>
          <table:table-cell office:value-type="float" office:value="11344" table:style-name="ce1">
            <text:p>11344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1H33M28.542S" table:style-name="ce2">
            <text:p>33:2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4870" table:style-name="ce1">
            <text:p>24870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1H33M28.400S" table:style-name="ce2">
            <text:p>33:28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5019" table:style-name="ce1">
            <text:p>25019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1H33M28.391S" table:style-name="ce2">
            <text:p>33:28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5053" table:style-name="ce1">
            <text:p>25053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1H33M28.440S" table:style-name="ce2">
            <text:p>33:28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5006" table:style-name="ce1">
            <text:p>25006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1H33M28.340S" table:style-name="ce2">
            <text:p>33:28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5105" table:style-name="ce1">
            <text:p>25105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1H33M28.433S" table:style-name="ce2">
            <text:p>33:28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5016" table:style-name="ce1">
            <text:p>25016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1H33M53.202S" table:style-name="ce2">
            <text:p>33:53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1H33M28.412S" table:style-name="ce2">
            <text:p>33:28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25040" table:style-name="ce1">
            <text:p>25040</text:p>
          </table:table-cell>
          <table:table-cell office:value-type="string" table:style-name="ce1">
            <text:p>Success</text:p>
          </table:table-cell>
          <table:table-cell office:value-type="float" office:value="2367" table:style-name="ce1">
            <text:p>2367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1H33M53.237S" table:style-name="ce2">
            <text:p>33:53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1H33M53.232S" table:style-name="ce2">
            <text:p>33:5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1H33M53.227S" table:style-name="ce2">
            <text:p>33:5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1H33M53.221S" table:style-name="ce2">
            <text:p>33:53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1H33M53.346S" table:style-name="ce2">
            <text:p>33:5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Success</text:p>
          </table:table-cell>
          <table:table-cell office:value-type="float" office:value="80290" table:style-name="ce1">
            <text:p>80290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1H33M27.850S" table:style-name="ce2">
            <text:p>33:2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250" table:style-name="ce1">
            <text:p>2725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1H33M41.841S" table:style-name="ce2">
            <text:p>33:41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261" table:style-name="ce1">
            <text:p>13261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1H33M36.222S" table:style-name="ce2">
            <text:p>33:36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8982" table:style-name="ce1">
            <text:p>18982</text:p>
          </table:table-cell>
          <table:table-cell office:value-type="string" table:style-name="ce1">
            <text:p>Success</text:p>
          </table:table-cell>
          <table:table-cell office:value-type="float" office:value="21013" table:style-name="ce1">
            <text:p>21013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1H33M55.108S" table:style-name="ce2">
            <text:p>33:55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542" table:style-name="ce1">
            <text:p>542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1H33M55.208S" table:style-name="ce2">
            <text:p>33:5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1H33M55.242S" table:style-name="ce2">
            <text:p>33:55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484" table:style-name="ce1">
            <text:p>484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1H33M55.274S" table:style-name="ce2">
            <text:p>33:5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1H33M55.295S" table:style-name="ce2">
            <text:p>33:55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1H33M53.463S" table:style-name="ce2">
            <text:p>33:5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ccess</text:p>
          </table:table-cell>
          <table:table-cell office:value-type="float" office:value="25896" table:style-name="ce1">
            <text:p>25896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1H33M55.400S" table:style-name="ce2">
            <text:p>33:55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1H33M53.455S" table:style-name="ce2">
            <text:p>33:53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333" table:style-name="ce1">
            <text:p>2333</text:p>
          </table:table-cell>
          <table:table-cell office:value-type="string" table:style-name="ce1">
            <text:p>Success</text:p>
          </table:table-cell>
          <table:table-cell office:value-type="float" office:value="30903" table:style-name="ce1">
            <text:p>30903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1H33M53.449S" table:style-name="ce2">
            <text:p>33:53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83" table:style-name="ce1">
            <text:p>2383</text:p>
          </table:table-cell>
          <table:table-cell office:value-type="string" table:style-name="ce1">
            <text:p>Success</text:p>
          </table:table-cell>
          <table:table-cell office:value-type="float" office:value="30903" table:style-name="ce1">
            <text:p>30903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1H33M55.794S" table:style-name="ce2">
            <text:p>33:55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1H33M55.840S" table:style-name="ce2">
            <text:p>33:5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1H33M53.423S" table:style-name="ce2">
            <text:p>33:53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890" table:style-name="ce1">
            <text:p>2890</text:p>
          </table:table-cell>
          <table:table-cell office:value-type="string" table:style-name="ce1">
            <text:p>Success</text:p>
          </table:table-cell>
          <table:table-cell office:value-type="float" office:value="38416" table:style-name="ce1">
            <text:p>38416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1H33M56.319S" table:style-name="ce2">
            <text:p>33:56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1H33M31.689S" table:style-name="ce2">
            <text:p>33:31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4815" table:style-name="ce1">
            <text:p>24815</text:p>
          </table:table-cell>
          <table:table-cell office:value-type="string" table:style-name="ce1">
            <text:p>Success</text:p>
          </table:table-cell>
          <table:table-cell office:value-type="float" office:value="40939" table:style-name="ce1">
            <text:p>40939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1H33M32.445S" table:style-name="ce2">
            <text:p>33:32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113" table:style-name="ce1">
            <text:p>24113</text:p>
          </table:table-cell>
          <table:table-cell office:value-type="string" table:style-name="ce1">
            <text:p>Success</text:p>
          </table:table-cell>
          <table:table-cell office:value-type="float" office:value="40949" table:style-name="ce1">
            <text:p>40949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1H33M52.594S" table:style-name="ce2">
            <text:p>33:5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979" table:style-name="ce1">
            <text:p>3979</text:p>
          </table:table-cell>
          <table:table-cell office:value-type="string" table:style-name="ce1">
            <text:p>Success</text:p>
          </table:table-cell>
          <table:table-cell office:value-type="float" office:value="45961" table:style-name="ce1">
            <text:p>45961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1H33M52.841S" table:style-name="ce2">
            <text:p>33:5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743" table:style-name="ce1">
            <text:p>3743</text:p>
          </table:table-cell>
          <table:table-cell office:value-type="string" table:style-name="ce1">
            <text:p>Success</text:p>
          </table:table-cell>
          <table:table-cell office:value-type="float" office:value="43460" table:style-name="ce1">
            <text:p>43460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1H33M52.954S" table:style-name="ce2">
            <text:p>33:53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43459" table:style-name="ce1">
            <text:p>43459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1H33M56.638S" table:style-name="ce2">
            <text:p>33:56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1H33M56.718S" table:style-name="ce2">
            <text:p>33:5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1H33M56.742S" table:style-name="ce2">
            <text:p>33:56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1H33M53.417S" table:style-name="ce2">
            <text:p>33:53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350" table:style-name="ce1">
            <text:p>3350</text:p>
          </table:table-cell>
          <table:table-cell office:value-type="string" table:style-name="ce1">
            <text:p>Success</text:p>
          </table:table-cell>
          <table:table-cell office:value-type="float" office:value="45932" table:style-name="ce1">
            <text:p>45932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1H33M56.772S" table:style-name="ce2">
            <text:p>33:5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1H33M52.477S" table:style-name="ce2">
            <text:p>33:52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448" table:style-name="ce1">
            <text:p>4448</text:p>
          </table:table-cell>
          <table:table-cell office:value-type="string" table:style-name="ce1">
            <text:p>Success</text:p>
          </table:table-cell>
          <table:table-cell office:value-type="float" office:value="50977" table:style-name="ce1">
            <text:p>50977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1H33M52.371S" table:style-name="ce2">
            <text:p>33:52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650" table:style-name="ce1">
            <text:p>4650</text:p>
          </table:table-cell>
          <table:table-cell office:value-type="string" table:style-name="ce1">
            <text:p>Success</text:p>
          </table:table-cell>
          <table:table-cell office:value-type="float" office:value="53482" table:style-name="ce1">
            <text:p>53482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1H33M52.249S" table:style-name="ce2">
            <text:p>33:52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977" table:style-name="ce1">
            <text:p>4977</text:p>
          </table:table-cell>
          <table:table-cell office:value-type="string" table:style-name="ce1">
            <text:p>Success</text:p>
          </table:table-cell>
          <table:table-cell office:value-type="float" office:value="55987" table:style-name="ce1">
            <text:p>55987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1H33M52.122S" table:style-name="ce2">
            <text:p>33:5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Success</text:p>
          </table:table-cell>
          <table:table-cell office:value-type="float" office:value="58494" table:style-name="ce1">
            <text:p>58494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1H33M52.003S" table:style-name="ce2">
            <text:p>33:5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374" table:style-name="ce1">
            <text:p>5374</text:p>
          </table:table-cell>
          <table:table-cell office:value-type="string" table:style-name="ce1">
            <text:p>Success</text:p>
          </table:table-cell>
          <table:table-cell office:value-type="float" office:value="60996" table:style-name="ce1">
            <text:p>60996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1H33M51.887S" table:style-name="ce2">
            <text:p>33:51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695" table:style-name="ce1">
            <text:p>5695</text:p>
          </table:table-cell>
          <table:table-cell office:value-type="string" table:style-name="ce1">
            <text:p>Success</text:p>
          </table:table-cell>
          <table:table-cell office:value-type="float" office:value="63503" table:style-name="ce1">
            <text:p>63503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1H33M51.768S" table:style-name="ce2">
            <text:p>33:51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002" table:style-name="ce1">
            <text:p>6002</text:p>
          </table:table-cell>
          <table:table-cell office:value-type="string" table:style-name="ce1">
            <text:p>Success</text:p>
          </table:table-cell>
          <table:table-cell office:value-type="float" office:value="66007" table:style-name="ce1">
            <text:p>66007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1H33M53.471S" table:style-name="ce2">
            <text:p>33:53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304" table:style-name="ce1">
            <text:p>4304</text:p>
          </table:table-cell>
          <table:table-cell office:value-type="string" table:style-name="ce1">
            <text:p>Success</text:p>
          </table:table-cell>
          <table:table-cell office:value-type="float" office:value="65978" table:style-name="ce1">
            <text:p>65978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1H33M51.527S" table:style-name="ce2">
            <text:p>33:51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346" table:style-name="ce1">
            <text:p>6346</text:p>
          </table:table-cell>
          <table:table-cell office:value-type="string" table:style-name="ce1">
            <text:p>Success</text:p>
          </table:table-cell>
          <table:table-cell office:value-type="float" office:value="68513" table:style-name="ce1">
            <text:p>68513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1H33M57.782S" table:style-name="ce2">
            <text:p>33:57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1H33M56.517S" table:style-name="ce2">
            <text:p>33:5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1H33M50.141S" table:style-name="ce2">
            <text:p>33:50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891" table:style-name="ce1">
            <text:p>7891</text:p>
          </table:table-cell>
          <table:table-cell office:value-type="string" table:style-name="ce1">
            <text:p>Success</text:p>
          </table:table-cell>
          <table:table-cell office:value-type="float" office:value="71020" table:style-name="ce1">
            <text:p>71020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1H33M48.823S" table:style-name="ce2">
            <text:p>33:4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9332" table:style-name="ce1">
            <text:p>9332</text:p>
          </table:table-cell>
          <table:table-cell office:value-type="string" table:style-name="ce1">
            <text:p>Success</text:p>
          </table:table-cell>
          <table:table-cell office:value-type="float" office:value="73524" table:style-name="ce1">
            <text:p>73524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1H33M49.295S" table:style-name="ce2">
            <text:p>33:4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873" table:style-name="ce1">
            <text:p>8873</text:p>
          </table:table-cell>
          <table:table-cell office:value-type="string" table:style-name="ce1">
            <text:p>Success</text:p>
          </table:table-cell>
          <table:table-cell office:value-type="float" office:value="73525" table:style-name="ce1">
            <text:p>73525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1H33M49.068S" table:style-name="ce2">
            <text:p>33:49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200" table:style-name="ce1">
            <text:p>9200</text:p>
          </table:table-cell>
          <table:table-cell office:value-type="string" table:style-name="ce1">
            <text:p>Success</text:p>
          </table:table-cell>
          <table:table-cell office:value-type="float" office:value="78535" table:style-name="ce1">
            <text:p>78535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1H33M48.717S" table:style-name="ce2">
            <text:p>33:48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709" table:style-name="ce1">
            <text:p>9709</text:p>
          </table:table-cell>
          <table:table-cell office:value-type="string" table:style-name="ce1">
            <text:p>Success</text:p>
          </table:table-cell>
          <table:table-cell office:value-type="float" office:value="81043" table:style-name="ce1">
            <text:p>81043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1H33M47.067S" table:style-name="ce2">
            <text:p>33:47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1438" table:style-name="ce1">
            <text:p>11438</text:p>
          </table:table-cell>
          <table:table-cell office:value-type="string" table:style-name="ce1">
            <text:p>Success</text:p>
          </table:table-cell>
          <table:table-cell office:value-type="float" office:value="86051" table:style-name="ce1">
            <text:p>86051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1H33M48.593S" table:style-name="ce2">
            <text:p>33:48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919" table:style-name="ce1">
            <text:p>9919</text:p>
          </table:table-cell>
          <table:table-cell office:value-type="string" table:style-name="ce1">
            <text:p>Success</text:p>
          </table:table-cell>
          <table:table-cell office:value-type="float" office:value="83548" table:style-name="ce1">
            <text:p>83548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1H33M58.511S" table:style-name="ce2">
            <text:p>33:5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1H33M46.938S" table:style-name="ce2">
            <text:p>33:46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1603" table:style-name="ce1">
            <text:p>11603</text:p>
          </table:table-cell>
          <table:table-cell office:value-type="string" table:style-name="ce1">
            <text:p>Success</text:p>
          </table:table-cell>
          <table:table-cell office:value-type="float" office:value="88556" table:style-name="ce1">
            <text:p>88556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1H33M58.549S" table:style-name="ce2">
            <text:p>33:58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1H33M58.564S" table:style-name="ce2">
            <text:p>33:5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1H33M58.576S" table:style-name="ce2">
            <text:p>33:58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1H33M58.543S" table:style-name="ce2">
            <text:p>33:58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1H33M58.596S" table:style-name="ce2">
            <text:p>33:58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1H33M57.777S" table:style-name="ce2">
            <text:p>33:5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1H33M46.711S" table:style-name="ce2">
            <text:p>33:46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002" table:style-name="ce1">
            <text:p>12002</text:p>
          </table:table-cell>
          <table:table-cell office:value-type="string" table:style-name="ce1">
            <text:p>Success</text:p>
          </table:table-cell>
          <table:table-cell office:value-type="float" office:value="93567" table:style-name="ce1">
            <text:p>93567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1H33M46.590S" table:style-name="ce2">
            <text:p>33:46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2173" table:style-name="ce1">
            <text:p>12173</text:p>
          </table:table-cell>
          <table:table-cell office:value-type="string" table:style-name="ce1">
            <text:p>Success</text:p>
          </table:table-cell>
          <table:table-cell office:value-type="float" office:value="96071" table:style-name="ce1">
            <text:p>96071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1H33M58.770S" table:style-name="ce2">
            <text:p>33:58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1H33M58.870S" table:style-name="ce2">
            <text:p>33:5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1H33M44.389S" table:style-name="ce2">
            <text:p>33:4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494" table:style-name="ce1">
            <text:p>14494</text:p>
          </table:table-cell>
          <table:table-cell office:value-type="string" table:style-name="ce1">
            <text:p>Success</text:p>
          </table:table-cell>
          <table:table-cell office:value-type="float" office:value="98576" table:style-name="ce1">
            <text:p>98576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1H33M44.120S" table:style-name="ce2">
            <text:p>33:44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775" table:style-name="ce1">
            <text:p>14775</text:p>
          </table:table-cell>
          <table:table-cell office:value-type="string" table:style-name="ce1">
            <text:p>Success</text:p>
          </table:table-cell>
          <table:table-cell office:value-type="float" office:value="103588" table:style-name="ce1">
            <text:p>103588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1H33M58.888S" table:style-name="ce2">
            <text:p>33:58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1H33M58.896S" table:style-name="ce2">
            <text:p>33:58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1H33M58.906S" table:style-name="ce2">
            <text:p>33:5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1H33M46.849S" table:style-name="ce2">
            <text:p>33:46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085" table:style-name="ce1">
            <text:p>12085</text:p>
          </table:table-cell>
          <table:table-cell office:value-type="string" table:style-name="ce1">
            <text:p>Success</text:p>
          </table:table-cell>
          <table:table-cell office:value-type="float" office:value="106095" table:style-name="ce1">
            <text:p>106095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1H33M53.456S" table:style-name="ce2">
            <text:p>33:53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488" table:style-name="ce1">
            <text:p>5488</text:p>
          </table:table-cell>
          <table:table-cell office:value-type="string" table:style-name="ce1">
            <text:p>Success</text:p>
          </table:table-cell>
          <table:table-cell office:value-type="float" office:value="106069" table:style-name="ce1">
            <text:p>106069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1H33M44.254S" table:style-name="ce2">
            <text:p>33:44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716" table:style-name="ce1">
            <text:p>14716</text:p>
          </table:table-cell>
          <table:table-cell office:value-type="string" table:style-name="ce1">
            <text:p>Success</text:p>
          </table:table-cell>
          <table:table-cell office:value-type="float" office:value="101082" table:style-name="ce1">
            <text:p>101082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1H33M52.723S" table:style-name="ce2">
            <text:p>33:52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6251" table:style-name="ce1">
            <text:p>6251</text:p>
          </table:table-cell>
          <table:table-cell office:value-type="string" table:style-name="ce1">
            <text:p>Success</text:p>
          </table:table-cell>
          <table:table-cell office:value-type="float" office:value="106098" table:style-name="ce1">
            <text:p>106098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1H33M58.944S" table:style-name="ce2">
            <text:p>33:58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1H33M58.950S" table:style-name="ce2">
            <text:p>33:5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1H33M41.936S" table:style-name="ce2">
            <text:p>33:41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051" table:style-name="ce1">
            <text:p>17051</text:p>
          </table:table-cell>
          <table:table-cell office:value-type="string" table:style-name="ce1">
            <text:p>Success</text:p>
          </table:table-cell>
          <table:table-cell office:value-type="float" office:value="106094" table:style-name="ce1">
            <text:p>106094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1H33M58.961S" table:style-name="ce2">
            <text:p>33:59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1H33M57.590S" table:style-name="ce2">
            <text:p>33:5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1H33M58.994S" table:style-name="ce2">
            <text:p>33:59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1H33M58.994S" table:style-name="ce2">
            <text:p>33:59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1H33M58.956S" table:style-name="ce2">
            <text:p>33:5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1H33M59.042S" table:style-name="ce2">
            <text:p>33:59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1H33M42.418S" table:style-name="ce2">
            <text:p>33:4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6632" table:style-name="ce1">
            <text:p>16632</text:p>
          </table:table-cell>
          <table:table-cell office:value-type="string" table:style-name="ce1">
            <text:p>Success</text:p>
          </table:table-cell>
          <table:table-cell office:value-type="float" office:value="106094" table:style-name="ce1">
            <text:p>106094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1H33M59.055S" table:style-name="ce2">
            <text:p>33:5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1H33M57.383S" table:style-name="ce2">
            <text:p>33:57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1H33M57.377S" table:style-name="ce2">
            <text:p>33:57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1874" table:style-name="ce1">
            <text:p>18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1H33M57.233S" table:style-name="ce2">
            <text:p>33:5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139" table:style-name="ce1">
            <text:p>2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1H33M57.030S" table:style-name="ce2">
            <text:p>33:5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471" table:style-name="ce1">
            <text:p>24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1H33M56.938S" table:style-name="ce2">
            <text:p>33:56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1H33M56.590S" table:style-name="ce2">
            <text:p>33:56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3143" table:style-name="ce1">
            <text:p>3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1H33M56.567S" table:style-name="ce2">
            <text:p>33:5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office:value-type="float" office:value="3305" table:style-name="ce1">
            <text:p>33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1H33M56.579S" table:style-name="ce2">
            <text:p>33:56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3424" table:style-name="ce1">
            <text:p>34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1H33M55.115S" table:style-name="ce2">
            <text:p>33:55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04" table:style-name="ce1">
            <text:p>5004</text:p>
          </table:table-cell>
          <table:table-cell office:value-type="string" table:style-name="ce1">
            <text:p>Success</text:p>
          </table:table-cell>
          <table:table-cell office:value-type="float" office:value="108504" table:style-name="ce1">
            <text:p>108504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1H33M59.739S" table:style-name="ce2">
            <text:p>33:59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1H33M59.645S" table:style-name="ce2">
            <text:p>33:5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1H33M59.506S" table:style-name="ce2">
            <text:p>33:5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1H33M59.379S" table:style-name="ce2">
            <text:p>33:5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1H33M59.258S" table:style-name="ce2">
            <text:p>33:5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1H33M59.167S" table:style-name="ce2">
            <text:p>33:5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1H33M59.064S" table:style-name="ce2">
            <text:p>33:59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1H33M59.036S" table:style-name="ce2">
            <text:p>33:59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29" table:style-name="ce1">
            <text:p>20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1H33M59.002S" table:style-name="ce2">
            <text:p>33:59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2162" table:style-name="ce1">
            <text:p>21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1H33M58.985S" table:style-name="ce2">
            <text:p>33:5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302" table:style-name="ce1">
            <text:p>23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1H33M58.977S" table:style-name="ce2">
            <text:p>33:59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2434" table:style-name="ce1">
            <text:p>24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1H33M58.720S" table:style-name="ce2">
            <text:p>33:58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1H33M58.690S" table:style-name="ce2">
            <text:p>33:58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947" table:style-name="ce1">
            <text:p>29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1H33M58.524S" table:style-name="ce2">
            <text:p>33:5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3225" table:style-name="ce1">
            <text:p>3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1H33M58.433S" table:style-name="ce2">
            <text:p>33:58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3437" table:style-name="ce1">
            <text:p>34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1H33M58.273S" table:style-name="ce2">
            <text:p>33:58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3699" table:style-name="ce1">
            <text:p>369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1H33M58.177S" table:style-name="ce2">
            <text:p>33:5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1H33M58.162S" table:style-name="ce2">
            <text:p>33:58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4061" table:style-name="ce1">
            <text:p>40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1H33M58.038S" table:style-name="ce2">
            <text:p>33:58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4329" table:style-name="ce1">
            <text:p>43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1H33M57.878S" table:style-name="ce2">
            <text:p>33:5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4615" table:style-name="ce1">
            <text:p>46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1H34M2.372S" table:style-name="ce2">
            <text:p>34:02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1H34M2.592S" table:style-name="ce2">
            <text:p>34:0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1H34M2.606S" table:style-name="ce2">
            <text:p>34:0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1H34M2.642S" table:style-name="ce2">
            <text:p>34:0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1H34M2.228S" table:style-name="ce2">
            <text:p>34:02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1H34M2.719S" table:style-name="ce2">
            <text:p>34:0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1H34M2.737S" table:style-name="ce2">
            <text:p>34:0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1H34M2.749S" table:style-name="ce2">
            <text:p>34:0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1H34M2.112S" table:style-name="ce2">
            <text:p>34:0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1H34M1.980S" table:style-name="ce2">
            <text:p>34:02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1H34M2.976S" table:style-name="ce2">
            <text:p>34:0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1H34M2.998S" table:style-name="ce2">
            <text:p>34:0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1H34M3.008S" table:style-name="ce2">
            <text:p>34:0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1H34M1.875S" table:style-name="ce2">
            <text:p>34:01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1H34M3.069S" table:style-name="ce2">
            <text:p>34:0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1H34M3.081S" table:style-name="ce2">
            <text:p>34:0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1H34M3.106S" table:style-name="ce2">
            <text:p>34:03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1H34M1.754S" table:style-name="ce2">
            <text:p>34:01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1H34M3.218S" table:style-name="ce2">
            <text:p>34:0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1H34M3.233S" table:style-name="ce2">
            <text:p>34:03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1H34M3.260S" table:style-name="ce2">
            <text:p>34:03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1H34M1.644S" table:style-name="ce2">
            <text:p>34:01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1H34M1.542S" table:style-name="ce2">
            <text:p>34:01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1H34M3.456S" table:style-name="ce2">
            <text:p>34:0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1H34M3.491S" table:style-name="ce2">
            <text:p>34:0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1H34M3.513S" table:style-name="ce2">
            <text:p>34:0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1H34M1.417S" table:style-name="ce2">
            <text:p>34:01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1H34M3.597S" table:style-name="ce2">
            <text:p>34:03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1H34M3.651S" table:style-name="ce2">
            <text:p>34:0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1H34M3.662S" table:style-name="ce2">
            <text:p>34:0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1H34M1.292S" table:style-name="ce2">
            <text:p>34:01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405" table:style-name="ce1">
            <text:p>24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1H34M1.175S" table:style-name="ce2">
            <text:p>34:01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1H34M3.828S" table:style-name="ce2">
            <text:p>34:03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1H34M3.842S" table:style-name="ce2">
            <text:p>34:03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1H34M3.853S" table:style-name="ce2">
            <text:p>34:03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1H34M1.074S" table:style-name="ce2">
            <text:p>34:01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2868" table:style-name="ce1">
            <text:p>28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1H34M0.944S" table:style-name="ce2">
            <text:p>34:0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144" table:style-name="ce1">
            <text:p>31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1H34M4.094S" table:style-name="ce2">
            <text:p>34:04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1H34M4.108S" table:style-name="ce2">
            <text:p>34:04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1H34M4.117S" table:style-name="ce2">
            <text:p>34:04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1H34M0.826S" table:style-name="ce2">
            <text:p>34:00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3373" table:style-name="ce1">
            <text:p>3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1H34M0.706S" table:style-name="ce2">
            <text:p>34:00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3601" table:style-name="ce1">
            <text:p>36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1H34M0.616S" table:style-name="ce2">
            <text:p>34:0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3808" table:style-name="ce1">
            <text:p>38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1H34M0.461S" table:style-name="ce2">
            <text:p>34:0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4118" table:style-name="ce1">
            <text:p>41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1H34M0.312S" table:style-name="ce2">
            <text:p>34:00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4418" table:style-name="ce1">
            <text:p>44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1H34M0.148S" table:style-name="ce2">
            <text:p>34:00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4740" table:style-name="ce1">
            <text:p>47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1H34M0.009S" table:style-name="ce2">
            <text:p>34:00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1H34M4.207S" table:style-name="ce2">
            <text:p>34:04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26" table:style-name="ce1">
            <text:p>10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1H34M3.704S" table:style-name="ce2">
            <text:p>34:03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1H34M2.841S" table:style-name="ce2">
            <text:p>34:0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1H34M2.500S" table:style-name="ce2">
            <text:p>34:02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072" table:style-name="ce1">
            <text:p>30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1H34M5.462S" table:style-name="ce2">
            <text:p>34:05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1H34M5.047S" table:style-name="ce2">
            <text:p>34:05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1H34M5.709S" table:style-name="ce2">
            <text:p>34:05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1H34M5.578S" table:style-name="ce2">
            <text:p>34:0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1H34M5.949S" table:style-name="ce2">
            <text:p>34:05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1H34M6.183S" table:style-name="ce2">
            <text:p>34:06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1H33M29.875S" table:style-name="ce2">
            <text:p>33:2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436" table:style-name="ce1">
            <text:p>37436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1H33M41.368S" table:style-name="ce2">
            <text:p>33:41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6053" table:style-name="ce1">
            <text:p>26053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1H33M28.558S" table:style-name="ce2">
            <text:p>33:28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8870" table:style-name="ce1">
            <text:p>3887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1H34M7.318S" table:style-name="ce2">
            <text:p>34:07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1H33M53.580S" table:style-name="ce2">
            <text:p>33:53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918" table:style-name="ce1">
            <text:p>13918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1H33M28.306S" table:style-name="ce2">
            <text:p>33:28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39212" table:style-name="ce1">
            <text:p>39212</text:p>
          </table:table-cell>
          <table:table-cell office:value-type="string" table:style-name="ce1">
            <text:p>Success</text:p>
          </table:table-cell>
          <table:table-cell office:value-type="float" office:value="59513" table:style-name="ce1">
            <text:p>59513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1H33M41.589S" table:style-name="ce2">
            <text:p>33:41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972" table:style-name="ce1">
            <text:p>25972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1H33M30.042S" table:style-name="ce2">
            <text:p>33:3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37536" table:style-name="ce1">
            <text:p>37536</text:p>
          </table:table-cell>
          <table:table-cell office:value-type="string" table:style-name="ce1">
            <text:p>Success</text:p>
          </table:table-cell>
          <table:table-cell office:value-type="float" office:value="59512" table:style-name="ce1">
            <text:p>59512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1H33M41.464S" table:style-name="ce2">
            <text:p>33:41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6120" table:style-name="ce1">
            <text:p>26120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1H33M41.230S" table:style-name="ce2">
            <text:p>33:41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358" table:style-name="ce1">
            <text:p>26358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1H33M28.166S" table:style-name="ce2">
            <text:p>33:28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39440" table:style-name="ce1">
            <text:p>39440</text:p>
          </table:table-cell>
          <table:table-cell office:value-type="string" table:style-name="ce1">
            <text:p>Success</text:p>
          </table:table-cell>
          <table:table-cell office:value-type="float" office:value="59513" table:style-name="ce1">
            <text:p>59513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1H33M53.467S" table:style-name="ce2">
            <text:p>33:53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144" table:style-name="ce1">
            <text:p>14144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1H34M5.826S" table:style-name="ce2">
            <text:p>34:0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1H33M49.205S" table:style-name="ce2">
            <text:p>33:4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463" table:style-name="ce1">
            <text:p>18463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1H33M53.872S" table:style-name="ce2">
            <text:p>33:53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803" table:style-name="ce1">
            <text:p>13803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1H33M55.290S" table:style-name="ce2">
            <text:p>33:55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12386" table:style-name="ce1">
            <text:p>12386</text:p>
          </table:table-cell>
          <table:table-cell office:value-type="string" table:style-name="ce1">
            <text:p>Success</text:p>
          </table:table-cell>
          <table:table-cell office:value-type="float" office:value="70631" table:style-name="ce1">
            <text:p>70631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1H33M53.726S" table:style-name="ce2">
            <text:p>33:53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951" table:style-name="ce1">
            <text:p>13951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1H34M0.125S" table:style-name="ce2">
            <text:p>34:00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561" table:style-name="ce1">
            <text:p>7561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1H33M41.106S" table:style-name="ce2">
            <text:p>33:4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6590" table:style-name="ce1">
            <text:p>26590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1H34M3.949S" table:style-name="ce2">
            <text:p>34:03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766" table:style-name="ce1">
            <text:p>3766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1H33M41.712S" table:style-name="ce2">
            <text:p>33:41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006" table:style-name="ce1">
            <text:p>26006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1H34M7.612S" table:style-name="ce2">
            <text:p>34:0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334" table:style-name="ce1">
            <text:p>334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1H33M54.002S" table:style-name="ce2">
            <text:p>33:54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734" table:style-name="ce1">
            <text:p>13734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1H34M7.439S" table:style-name="ce2">
            <text:p>34:07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1H34M7.527S" table:style-name="ce2">
            <text:p>34:0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334" table:style-name="ce1">
            <text:p>334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1H34M7.584S" table:style-name="ce2">
            <text:p>34:07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334" table:style-name="ce1">
            <text:p>334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1H34M7.693S" table:style-name="ce2">
            <text:p>34:07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1H34M5.361S" table:style-name="ce2">
            <text:p>34:05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1H34M4.739S" table:style-name="ce2">
            <text:p>34:04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1H34M4.430S" table:style-name="ce2">
            <text:p>34:04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91" table:style-name="ce1">
            <text:p>3391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1H34M4.894S" table:style-name="ce2">
            <text:p>34:04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1H34M4.313S" table:style-name="ce2">
            <text:p>34:04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510" table:style-name="ce1">
            <text:p>351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1H34M7.750S" table:style-name="ce2">
            <text:p>34:07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1H34M7.504S" table:style-name="ce2">
            <text:p>34:07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1H34M7.688S" table:style-name="ce2">
            <text:p>34:07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1H34M7.779S" table:style-name="ce2">
            <text:p>34:0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1H34M3.340S" table:style-name="ce2">
            <text:p>34:03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510" table:style-name="ce1">
            <text:p>451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1H33M57.946S" table:style-name="ce2">
            <text:p>33:5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945" table:style-name="ce1">
            <text:p>9945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1H34M7.863S" table:style-name="ce2">
            <text:p>34:0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1H34M7.901S" table:style-name="ce2">
            <text:p>34:0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1H34M6.359S" table:style-name="ce2">
            <text:p>34:06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ccess</text:p>
          </table:table-cell>
          <table:table-cell office:value-type="float" office:value="108707" table:style-name="ce1">
            <text:p>108707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1H34M7.937S" table:style-name="ce2">
            <text:p>34:0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590" table:style-name="ce1">
            <text:p>590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1H34M5.238S" table:style-name="ce2">
            <text:p>34:05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934" table:style-name="ce1">
            <text:p>2934</text:p>
          </table:table-cell>
          <table:table-cell office:value-type="string" table:style-name="ce1">
            <text:p>Success</text:p>
          </table:table-cell>
          <table:table-cell office:value-type="float" office:value="108707" table:style-name="ce1">
            <text:p>108707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1H34M8.177S" table:style-name="ce2">
            <text:p>34:08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1H34M7.942S" table:style-name="ce2">
            <text:p>34:0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1H34M8.278S" table:style-name="ce2">
            <text:p>34:0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1H34M8.586S" table:style-name="ce2">
            <text:p>34:08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1H34M7.988S" table:style-name="ce2">
            <text:p>34:0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111095" table:style-name="ce1">
            <text:p>111095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1H34M7.863S" table:style-name="ce2">
            <text:p>34:0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Success</text:p>
          </table:table-cell>
          <table:table-cell office:value-type="float" office:value="111214" table:style-name="ce1">
            <text:p>111214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1H34M9.126S" table:style-name="ce2">
            <text:p>34:09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1H34M7.784S" table:style-name="ce2">
            <text:p>34:07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242" table:style-name="ce1">
            <text:p>2242</text:p>
          </table:table-cell>
          <table:table-cell office:value-type="string" table:style-name="ce1">
            <text:p>Success</text:p>
          </table:table-cell>
          <table:table-cell office:value-type="float" office:value="113722" table:style-name="ce1">
            <text:p>113722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1H34M10.034S" table:style-name="ce2">
            <text:p>34:1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1H34M7.789S" table:style-name="ce2">
            <text:p>34:0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Success</text:p>
          </table:table-cell>
          <table:table-cell office:value-type="float" office:value="113722" table:style-name="ce1">
            <text:p>113722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1H34M10.102S" table:style-name="ce2">
            <text:p>34:10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1H33M27.583S" table:style-name="ce2">
            <text:p>33:27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3-1.IBehaviorListener.1-indicator-big~form-allEvents-content-events-incidents-eventsDiv-event-1-confirmed&amp;plan=mindalliance_com_channels_plans_acme&amp;v=1&amp;random=0.5243808262703274</text:p>
          </table:table-cell>
          <table:table-cell office:value-type="float" office:value="42876" table:style-name="ce1">
            <text:p>42876</text:p>
          </table:table-cell>
          <table:table-cell office:value-type="string" table:style-name="ce1">
            <text:p>Success</text:p>
          </table:table-cell>
          <table:table-cell office:value-type="float" office:value="105468" table:style-name="ce1">
            <text:p>105468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1H34M4.587S" table:style-name="ce2">
            <text:p>34:0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940" table:style-name="ce1">
            <text:p>594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1H34M6.061S" table:style-name="ce2">
            <text:p>34:0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470" table:style-name="ce1">
            <text:p>4470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1H33M59.877S" table:style-name="ce2">
            <text:p>33:5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831" table:style-name="ce1">
            <text:p>10831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1H33M28.173S" table:style-name="ce2">
            <text:p>33:28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42606" table:style-name="ce1">
            <text:p>42606</text:p>
          </table:table-cell>
          <table:table-cell office:value-type="string" table:style-name="ce1">
            <text:p>Success</text:p>
          </table:table-cell>
          <table:table-cell office:value-type="float" office:value="59513" table:style-name="ce1">
            <text:p>59513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1H33M55.893S" table:style-name="ce2">
            <text:p>33:55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4925" table:style-name="ce1">
            <text:p>14925</text:p>
          </table:table-cell>
          <table:table-cell office:value-type="string" table:style-name="ce1">
            <text:p>Success</text:p>
          </table:table-cell>
          <table:table-cell office:value-type="float" office:value="126643" table:style-name="ce1">
            <text:p>126643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1H33M55.906S" table:style-name="ce2">
            <text:p>33:55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4918" table:style-name="ce1">
            <text:p>14918</text:p>
          </table:table-cell>
          <table:table-cell office:value-type="string" table:style-name="ce1">
            <text:p>Success</text:p>
          </table:table-cell>
          <table:table-cell office:value-type="float" office:value="126641" table:style-name="ce1">
            <text:p>12664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1H33M55.472S" table:style-name="ce2">
            <text:p>33:55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5386" table:style-name="ce1">
            <text:p>15386</text:p>
          </table:table-cell>
          <table:table-cell office:value-type="string" table:style-name="ce1">
            <text:p>Success</text:p>
          </table:table-cell>
          <table:table-cell office:value-type="float" office:value="126647" table:style-name="ce1">
            <text:p>126647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1H34M10.468S" table:style-name="ce2">
            <text:p>34:10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80295" table:style-name="ce1">
            <text:p>80295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1H34M10.788S" table:style-name="ce2">
            <text:p>34:1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82" table:style-name="ce1">
            <text:p>482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1H34M7.769S" table:style-name="ce2">
            <text:p>34:07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3183" table:style-name="ce1">
            <text:p>3183</text:p>
          </table:table-cell>
          <table:table-cell office:value-type="string" table:style-name="ce1">
            <text:p>Success</text:p>
          </table:table-cell>
          <table:table-cell office:value-type="float" office:value="61199" table:style-name="ce1">
            <text:p>61199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1H34M7.675S" table:style-name="ce2">
            <text:p>34:0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Success</text:p>
          </table:table-cell>
          <table:table-cell office:value-type="float" office:value="121021" table:style-name="ce1">
            <text:p>121021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1H34M7.703S" table:style-name="ce2">
            <text:p>34:0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761" table:style-name="ce1">
            <text:p>3761</text:p>
          </table:table-cell>
          <table:table-cell office:value-type="string" table:style-name="ce1">
            <text:p>Success</text:p>
          </table:table-cell>
          <table:table-cell office:value-type="float" office:value="121021" table:style-name="ce1">
            <text:p>121021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1H34M7.720S" table:style-name="ce2">
            <text:p>34:0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785" table:style-name="ce1">
            <text:p>3785</text:p>
          </table:table-cell>
          <table:table-cell office:value-type="string" table:style-name="ce1">
            <text:p>Success</text:p>
          </table:table-cell>
          <table:table-cell office:value-type="float" office:value="121246" table:style-name="ce1">
            <text:p>121246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1H34M11.514S" table:style-name="ce2">
            <text:p>34:1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1H34M7.725S" table:style-name="ce2">
            <text:p>34:07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018" table:style-name="ce1">
            <text:p>4018</text:p>
          </table:table-cell>
          <table:table-cell office:value-type="string" table:style-name="ce1">
            <text:p>Success</text:p>
          </table:table-cell>
          <table:table-cell office:value-type="float" office:value="121031" table:style-name="ce1">
            <text:p>121031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1H33M59.023S" table:style-name="ce2">
            <text:p>33:59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3240" table:style-name="ce1">
            <text:p>13240</text:p>
          </table:table-cell>
          <table:table-cell office:value-type="string" table:style-name="ce1">
            <text:p>Success</text:p>
          </table:table-cell>
          <table:table-cell office:value-type="float" office:value="126624" table:style-name="ce1">
            <text:p>126624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1H34M8.822S" table:style-name="ce2">
            <text:p>34:08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459" table:style-name="ce1">
            <text:p>3459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1H33M56.422S" table:style-name="ce2">
            <text:p>33:56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5860" table:style-name="ce1">
            <text:p>15860</text:p>
          </table:table-cell>
          <table:table-cell office:value-type="string" table:style-name="ce1">
            <text:p>Success</text:p>
          </table:table-cell>
          <table:table-cell office:value-type="float" office:value="126639" table:style-name="ce1">
            <text:p>126639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1H33M56.877S" table:style-name="ce2">
            <text:p>33:56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5442" table:style-name="ce1">
            <text:p>15442</text:p>
          </table:table-cell>
          <table:table-cell office:value-type="string" table:style-name="ce1">
            <text:p>Success</text:p>
          </table:table-cell>
          <table:table-cell office:value-type="float" office:value="126639" table:style-name="ce1">
            <text:p>126639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1H34M7.740S" table:style-name="ce2">
            <text:p>34:07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4752" table:style-name="ce1">
            <text:p>4752</text:p>
          </table:table-cell>
          <table:table-cell office:value-type="string" table:style-name="ce1">
            <text:p>Success</text:p>
          </table:table-cell>
          <table:table-cell office:value-type="float" office:value="61202" table:style-name="ce1">
            <text:p>61202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1H34M7.755S" table:style-name="ce2">
            <text:p>34:0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4824" table:style-name="ce1">
            <text:p>4824</text:p>
          </table:table-cell>
          <table:table-cell office:value-type="string" table:style-name="ce1">
            <text:p>Success</text:p>
          </table:table-cell>
          <table:table-cell office:value-type="float" office:value="61202" table:style-name="ce1">
            <text:p>61202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1H33M57.886S" table:style-name="ce2">
            <text:p>33:57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3-1.IBehaviorListener.1-indicator-big~form-sg~editor-content-mo-aspect-goalsDiv-goal-0-organization-name&amp;plan=mindalliance_com_channels_plans_acme&amp;v=1&amp;random=0.1665080701023821</text:p>
          </table:table-cell>
          <table:table-cell office:value-type="float" office:value="14744" table:style-name="ce1">
            <text:p>14744</text:p>
          </table:table-cell>
          <table:table-cell office:value-type="string" table:style-name="ce1">
            <text:p>Success</text:p>
          </table:table-cell>
          <table:table-cell office:value-type="float" office:value="126639" table:style-name="ce1">
            <text:p>126639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1H33M55.020S" table:style-name="ce2">
            <text:p>33:5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7618" table:style-name="ce1">
            <text:p>17618</text:p>
          </table:table-cell>
          <table:table-cell office:value-type="string" table:style-name="ce1">
            <text:p>Success</text:p>
          </table:table-cell>
          <table:table-cell office:value-type="float" office:value="150313" table:style-name="ce1">
            <text:p>150313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1H34M7.511S" table:style-name="ce2">
            <text:p>34:07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131" table:style-name="ce1">
            <text:p>5131</text:p>
          </table:table-cell>
          <table:table-cell office:value-type="string" table:style-name="ce1">
            <text:p>Success</text:p>
          </table:table-cell>
          <table:table-cell office:value-type="float" office:value="150317" table:style-name="ce1">
            <text:p>15031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1H34M7.857S" table:style-name="ce2">
            <text:p>34:07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4801" table:style-name="ce1">
            <text:p>4801</text:p>
          </table:table-cell>
          <table:table-cell office:value-type="string" table:style-name="ce1">
            <text:p>Success</text:p>
          </table:table-cell>
          <table:table-cell office:value-type="float" office:value="70631" table:style-name="ce1">
            <text:p>70631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1H34M7.858S" table:style-name="ce2">
            <text:p>34:0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4868" table:style-name="ce1">
            <text:p>4868</text:p>
          </table:table-cell>
          <table:table-cell office:value-type="string" table:style-name="ce1">
            <text:p>Success</text:p>
          </table:table-cell>
          <table:table-cell office:value-type="float" office:value="70631" table:style-name="ce1">
            <text:p>70631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1H34M7.745S" table:style-name="ce2">
            <text:p>34:0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024" table:style-name="ce1">
            <text:p>5024</text:p>
          </table:table-cell>
          <table:table-cell office:value-type="string" table:style-name="ce1">
            <text:p>Success</text:p>
          </table:table-cell>
          <table:table-cell office:value-type="float" office:value="150313" table:style-name="ce1">
            <text:p>150313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1H34M10.954S" table:style-name="ce2">
            <text:p>34:11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Success</text:p>
          </table:table-cell>
          <table:table-cell office:value-type="float" office:value="61202" table:style-name="ce1">
            <text:p>61202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1H34M9.055S" table:style-name="ce2">
            <text:p>34:09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1H34M12.667S" table:style-name="ce2">
            <text:p>34:12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1H34M11.322S" table:style-name="ce2">
            <text:p>34:1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1H34M11.752S" table:style-name="ce2">
            <text:p>34:11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Success</text:p>
          </table:table-cell>
          <table:table-cell office:value-type="float" office:value="63843" table:style-name="ce1">
            <text:p>63843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1H34M10.825S" table:style-name="ce2">
            <text:p>34:1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102" table:style-name="ce1">
            <text:p>2102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1H34M12.732S" table:style-name="ce2">
            <text:p>34:12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1H34M12.297S" table:style-name="ce2">
            <text:p>34:12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1H34M10.892S" table:style-name="ce2">
            <text:p>34:10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1H34M12.272S" table:style-name="ce2">
            <text:p>34:12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1H34M12.864S" table:style-name="ce2">
            <text:p>34:1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1H34M12.930S" table:style-name="ce2">
            <text:p>34:1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1H34M12.790S" table:style-name="ce2">
            <text:p>34:1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Success</text:p>
          </table:table-cell>
          <table:table-cell office:value-type="float" office:value="532" table:style-name="ce1">
            <text:p>532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1H34M10.830S" table:style-name="ce2">
            <text:p>34:10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337" table:style-name="ce1">
            <text:p>2337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1H34M12.328S" table:style-name="ce2">
            <text:p>34:12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1H34M7.698S" table:style-name="ce2">
            <text:p>34:07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505" table:style-name="ce1">
            <text:p>5505</text:p>
          </table:table-cell>
          <table:table-cell office:value-type="string" table:style-name="ce1">
            <text:p>Success</text:p>
          </table:table-cell>
          <table:table-cell office:value-type="float" office:value="150317" table:style-name="ce1">
            <text:p>150317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1H34M11.474S" table:style-name="ce2">
            <text:p>34:1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Success</text:p>
          </table:table-cell>
          <table:table-cell office:value-type="float" office:value="63843" table:style-name="ce1">
            <text:p>63843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1H34M12.995S" table:style-name="ce2">
            <text:p>34:1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1H34M12.638S" table:style-name="ce2">
            <text:p>34:1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80249" table:style-name="ce1">
            <text:p>80249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1H34M13.064S" table:style-name="ce2">
            <text:p>34:13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1H34M13.272S" table:style-name="ce2">
            <text:p>34:1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1H34M13.218S" table:style-name="ce2">
            <text:p>34:13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1H34M13.283S" table:style-name="ce2">
            <text:p>34:1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1H34M7.897S" table:style-name="ce2">
            <text:p>34:0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502" table:style-name="ce1">
            <text:p>5502</text:p>
          </table:table-cell>
          <table:table-cell office:value-type="string" table:style-name="ce1">
            <text:p>Success</text:p>
          </table:table-cell>
          <table:table-cell office:value-type="float" office:value="150317" table:style-name="ce1">
            <text:p>150317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1H34M13.360S" table:style-name="ce2">
            <text:p>34:13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1H34M13.348S" table:style-name="ce2">
            <text:p>34:13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1H34M13.355S" table:style-name="ce2">
            <text:p>34:13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1H34M13.439S" table:style-name="ce2">
            <text:p>34:13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1H34M13.444S" table:style-name="ce2">
            <text:p>34:13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1H34M13.422S" table:style-name="ce2">
            <text:p>34:13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1H34M13.504S" table:style-name="ce2">
            <text:p>34:13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1H34M13.571S" table:style-name="ce2">
            <text:p>34:13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1H34M7.619S" table:style-name="ce2">
            <text:p>34:07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209" table:style-name="ce1">
            <text:p>6209</text:p>
          </table:table-cell>
          <table:table-cell office:value-type="string" table:style-name="ce1">
            <text:p>Success</text:p>
          </table:table-cell>
          <table:table-cell office:value-type="float" office:value="149477" table:style-name="ce1">
            <text:p>14947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1H34M13.144S" table:style-name="ce2">
            <text:p>34:1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1H34M10.958S" table:style-name="ce2">
            <text:p>34:11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206" table:style-name="ce1">
            <text:p>3206</text:p>
          </table:table-cell>
          <table:table-cell office:value-type="string" table:style-name="ce1">
            <text:p>Success</text:p>
          </table:table-cell>
          <table:table-cell office:value-type="float" office:value="21940" table:style-name="ce1">
            <text:p>21940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1H34M12.499S" table:style-name="ce2">
            <text:p>34:12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81" table:style-name="ce1">
            <text:p>1681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1H34M14.090S" table:style-name="ce2">
            <text:p>34:14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Success</text:p>
          </table:table-cell>
          <table:table-cell office:value-type="float" office:value="21947" table:style-name="ce1">
            <text:p>21947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1H34M7.684S" table:style-name="ce2">
            <text:p>34:07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911" table:style-name="ce1">
            <text:p>6911</text:p>
          </table:table-cell>
          <table:table-cell office:value-type="string" table:style-name="ce1">
            <text:p>Success</text:p>
          </table:table-cell>
          <table:table-cell office:value-type="float" office:value="137294" table:style-name="ce1">
            <text:p>137294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1H34M7.595S" table:style-name="ce2">
            <text:p>34:07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146" table:style-name="ce1">
            <text:p>7146</text:p>
          </table:table-cell>
          <table:table-cell office:value-type="string" table:style-name="ce1">
            <text:p>Success</text:p>
          </table:table-cell>
          <table:table-cell office:value-type="float" office:value="128633" table:style-name="ce1">
            <text:p>128633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1H34M12.780S" table:style-name="ce2">
            <text:p>34:1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1H34M12.587S" table:style-name="ce2">
            <text:p>34:1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69" table:style-name="ce1">
            <text:p>2269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1H34M7.440S" table:style-name="ce2">
            <text:p>34:07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418" table:style-name="ce1">
            <text:p>7418</text:p>
          </table:table-cell>
          <table:table-cell office:value-type="string" table:style-name="ce1">
            <text:p>Success</text:p>
          </table:table-cell>
          <table:table-cell office:value-type="float" office:value="128580" table:style-name="ce1">
            <text:p>128580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1H34M7.858S" table:style-name="ce2">
            <text:p>34:0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190" table:style-name="ce1">
            <text:p>7190</text:p>
          </table:table-cell>
          <table:table-cell office:value-type="string" table:style-name="ce1">
            <text:p>Success</text:p>
          </table:table-cell>
          <table:table-cell office:value-type="float" office:value="128657" table:style-name="ce1">
            <text:p>128657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1H34M10.715S" table:style-name="ce2">
            <text:p>34:10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340" table:style-name="ce1">
            <text:p>4340</text:p>
          </table:table-cell>
          <table:table-cell office:value-type="string" table:style-name="ce1">
            <text:p>Success</text:p>
          </table:table-cell>
          <table:table-cell office:value-type="float" office:value="150317" table:style-name="ce1">
            <text:p>150317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1H34M7.623S" table:style-name="ce2">
            <text:p>34:07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445" table:style-name="ce1">
            <text:p>7445</text:p>
          </table:table-cell>
          <table:table-cell office:value-type="string" table:style-name="ce1">
            <text:p>Success</text:p>
          </table:table-cell>
          <table:table-cell office:value-type="float" office:value="128766" table:style-name="ce1">
            <text:p>128766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1H34M7.568S" table:style-name="ce2">
            <text:p>34:07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515" table:style-name="ce1">
            <text:p>7515</text:p>
          </table:table-cell>
          <table:table-cell office:value-type="string" table:style-name="ce1">
            <text:p>Success</text:p>
          </table:table-cell>
          <table:table-cell office:value-type="float" office:value="128582" table:style-name="ce1">
            <text:p>128582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1H34M15.077S" table:style-name="ce2">
            <text:p>34:15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1H34M7.826S" table:style-name="ce2">
            <text:p>34:07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266" table:style-name="ce1">
            <text:p>7266</text:p>
          </table:table-cell>
          <table:table-cell office:value-type="string" table:style-name="ce1">
            <text:p>Success</text:p>
          </table:table-cell>
          <table:table-cell office:value-type="float" office:value="128766" table:style-name="ce1">
            <text:p>128766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1H34M15.102S" table:style-name="ce2">
            <text:p>34:15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1H34M14.747S" table:style-name="ce2">
            <text:p>34:14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uccess</text:p>
          </table:table-cell>
          <table:table-cell office:value-type="float" office:value="63843" table:style-name="ce1">
            <text:p>63843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1H34M7.833S" table:style-name="ce2">
            <text:p>34:07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427" table:style-name="ce1">
            <text:p>7427</text:p>
          </table:table-cell>
          <table:table-cell office:value-type="string" table:style-name="ce1">
            <text:p>Success</text:p>
          </table:table-cell>
          <table:table-cell office:value-type="float" office:value="128768" table:style-name="ce1">
            <text:p>128768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1H34M15.265S" table:style-name="ce2">
            <text:p>34:1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1H34M14.875S" table:style-name="ce2">
            <text:p>34:1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1H34M7.590S" table:style-name="ce2">
            <text:p>34:07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805" table:style-name="ce1">
            <text:p>7805</text:p>
          </table:table-cell>
          <table:table-cell office:value-type="string" table:style-name="ce1">
            <text:p>Success</text:p>
          </table:table-cell>
          <table:table-cell office:value-type="float" office:value="128582" table:style-name="ce1">
            <text:p>128582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1H34M15.193S" table:style-name="ce2">
            <text:p>34:15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1H34M15.398S" table:style-name="ce2">
            <text:p>34:15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1H34M15.094S" table:style-name="ce2">
            <text:p>34:15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63843" table:style-name="ce1">
            <text:p>63843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1H34M15.459S" table:style-name="ce2">
            <text:p>34:15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1H34M15.519S" table:style-name="ce2">
            <text:p>34:15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1H34M7.833S" table:style-name="ce2">
            <text:p>34:07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847" table:style-name="ce1">
            <text:p>7847</text:p>
          </table:table-cell>
          <table:table-cell office:value-type="string" table:style-name="ce1">
            <text:p>Success</text:p>
          </table:table-cell>
          <table:table-cell office:value-type="float" office:value="128766" table:style-name="ce1">
            <text:p>128766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1H34M15.414S" table:style-name="ce2">
            <text:p>34:15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1H34M15.686S" table:style-name="ce2">
            <text:p>34:15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1H34M15.524S" table:style-name="ce2">
            <text:p>34:15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1H34M15.655S" table:style-name="ce2">
            <text:p>34:15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1H34M15.686S" table:style-name="ce2">
            <text:p>34:15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1H34M15.784S" table:style-name="ce2">
            <text:p>34:1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1H34M15.734S" table:style-name="ce2">
            <text:p>34:15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1H34M10.546S" table:style-name="ce2">
            <text:p>34:10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447" table:style-name="ce1">
            <text:p>5447</text:p>
          </table:table-cell>
          <table:table-cell office:value-type="string" table:style-name="ce1">
            <text:p>Success</text:p>
          </table:table-cell>
          <table:table-cell office:value-type="float" office:value="128766" table:style-name="ce1">
            <text:p>128766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1H34M15.406S" table:style-name="ce2">
            <text:p>34:1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1H34M10.536S" table:style-name="ce2">
            <text:p>34:1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477" table:style-name="ce1">
            <text:p>5477</text:p>
          </table:table-cell>
          <table:table-cell office:value-type="string" table:style-name="ce1">
            <text:p>Success</text:p>
          </table:table-cell>
          <table:table-cell office:value-type="float" office:value="128768" table:style-name="ce1">
            <text:p>128768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1H34M15.831S" table:style-name="ce2">
            <text:p>34:1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1H34M15.998S" table:style-name="ce2">
            <text:p>34:16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1H34M15.937S" table:style-name="ce2">
            <text:p>34:1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1H34M16.008S" table:style-name="ce2">
            <text:p>34:16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1H34M16.039S" table:style-name="ce2">
            <text:p>34:1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1H34M16.020S" table:style-name="ce2">
            <text:p>34:16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1H34M15.956S" table:style-name="ce2">
            <text:p>34:1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1H34M16.126S" table:style-name="ce2">
            <text:p>34:16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1H34M16.191S" table:style-name="ce2">
            <text:p>34:16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1H34M16.118S" table:style-name="ce2">
            <text:p>34:16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1H34M15.056S" table:style-name="ce2">
            <text:p>34:15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1H34M16.274S" table:style-name="ce2">
            <text:p>34:16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1H34M16.407S" table:style-name="ce2">
            <text:p>34:16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1H34M16.390S" table:style-name="ce2">
            <text:p>34:1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21014" table:style-name="ce1">
            <text:p>21014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1H34M16.830S" table:style-name="ce2">
            <text:p>34:16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1H34M16.892S" table:style-name="ce2">
            <text:p>34:1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1H34M16.922S" table:style-name="ce2">
            <text:p>34:1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1H34M10.897S" table:style-name="ce2">
            <text:p>34:10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158" table:style-name="ce1">
            <text:p>8158</text:p>
          </table:table-cell>
          <table:table-cell office:value-type="string" table:style-name="ce1">
            <text:p>Success</text:p>
          </table:table-cell>
          <table:table-cell office:value-type="float" office:value="128612" table:style-name="ce1">
            <text:p>128612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1H34M12.290S" table:style-name="ce2">
            <text:p>34:1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819" table:style-name="ce1">
            <text:p>6819</text:p>
          </table:table-cell>
          <table:table-cell office:value-type="string" table:style-name="ce1">
            <text:p>Success</text:p>
          </table:table-cell>
          <table:table-cell office:value-type="float" office:value="128766" table:style-name="ce1">
            <text:p>128766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1H34M19.117S" table:style-name="ce2">
            <text:p>34:19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1H34M19.064S" table:style-name="ce2">
            <text:p>34:19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Success</text:p>
          </table:table-cell>
          <table:table-cell office:value-type="float" office:value="63847" table:style-name="ce1">
            <text:p>63847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1H34M12.962S" table:style-name="ce2">
            <text:p>34:13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445" table:style-name="ce1">
            <text:p>6445</text:p>
          </table:table-cell>
          <table:table-cell office:value-type="string" table:style-name="ce1">
            <text:p>Success</text:p>
          </table:table-cell>
          <table:table-cell office:value-type="float" office:value="126228" table:style-name="ce1">
            <text:p>126228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1H34M19.376S" table:style-name="ce2">
            <text:p>34:1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1H34M12.646S" table:style-name="ce2">
            <text:p>34:1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831" table:style-name="ce1">
            <text:p>6831</text:p>
          </table:table-cell>
          <table:table-cell office:value-type="string" table:style-name="ce1">
            <text:p>Success</text:p>
          </table:table-cell>
          <table:table-cell office:value-type="float" office:value="131116" table:style-name="ce1">
            <text:p>131116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1H34M19.442S" table:style-name="ce2">
            <text:p>34:1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1H34M12.655S" table:style-name="ce2">
            <text:p>34:1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884" table:style-name="ce1">
            <text:p>6884</text:p>
          </table:table-cell>
          <table:table-cell office:value-type="string" table:style-name="ce1">
            <text:p>Success</text:p>
          </table:table-cell>
          <table:table-cell office:value-type="float" office:value="131244" table:style-name="ce1">
            <text:p>131244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1H34M19.544S" table:style-name="ce2">
            <text:p>34:1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1H34M19.487S" table:style-name="ce2">
            <text:p>34:19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1H34M19.539S" table:style-name="ce2">
            <text:p>34:19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1H34M19.652S" table:style-name="ce2">
            <text:p>34:1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1H34M19.614S" table:style-name="ce2">
            <text:p>34:1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1H34M19.619S" table:style-name="ce2">
            <text:p>34:19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1H34M19.747S" table:style-name="ce2">
            <text:p>34:1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1H34M13.181S" table:style-name="ce2">
            <text:p>34:13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709" table:style-name="ce1">
            <text:p>6709</text:p>
          </table:table-cell>
          <table:table-cell office:value-type="string" table:style-name="ce1">
            <text:p>Success</text:p>
          </table:table-cell>
          <table:table-cell office:value-type="float" office:value="128734" table:style-name="ce1">
            <text:p>128734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1H34M12.775S" table:style-name="ce2">
            <text:p>34:12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129" table:style-name="ce1">
            <text:p>7129</text:p>
          </table:table-cell>
          <table:table-cell office:value-type="string" table:style-name="ce1">
            <text:p>Success</text:p>
          </table:table-cell>
          <table:table-cell office:value-type="float" office:value="133749" table:style-name="ce1">
            <text:p>133749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1H34M19.737S" table:style-name="ce2">
            <text:p>34:19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1H34M14.538S" table:style-name="ce2">
            <text:p>34:14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424" table:style-name="ce1">
            <text:p>5424</text:p>
          </table:table-cell>
          <table:table-cell office:value-type="string" table:style-name="ce1">
            <text:p>Success</text:p>
          </table:table-cell>
          <table:table-cell office:value-type="float" office:value="101136" table:style-name="ce1">
            <text:p>101136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1H34M12.842S" table:style-name="ce2">
            <text:p>34:12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7127" table:style-name="ce1">
            <text:p>7127</text:p>
          </table:table-cell>
          <table:table-cell office:value-type="string" table:style-name="ce1">
            <text:p>Success</text:p>
          </table:table-cell>
          <table:table-cell office:value-type="float" office:value="133654" table:style-name="ce1">
            <text:p>133654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1H34M12.968S" table:style-name="ce2">
            <text:p>34:13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020" table:style-name="ce1">
            <text:p>7020</text:p>
          </table:table-cell>
          <table:table-cell office:value-type="string" table:style-name="ce1">
            <text:p>Success</text:p>
          </table:table-cell>
          <table:table-cell office:value-type="float" office:value="128734" table:style-name="ce1">
            <text:p>128734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1H34M19.968S" table:style-name="ce2">
            <text:p>34:2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1H34M19.846S" table:style-name="ce2">
            <text:p>34:19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1H34M12.946S" table:style-name="ce2">
            <text:p>34:12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051" table:style-name="ce1">
            <text:p>7051</text:p>
          </table:table-cell>
          <table:table-cell office:value-type="string" table:style-name="ce1">
            <text:p>Success</text:p>
          </table:table-cell>
          <table:table-cell office:value-type="float" office:value="136159" table:style-name="ce1">
            <text:p>136159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1H34M12.955S" table:style-name="ce2">
            <text:p>34:13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047" table:style-name="ce1">
            <text:p>7047</text:p>
          </table:table-cell>
          <table:table-cell office:value-type="string" table:style-name="ce1">
            <text:p>Success</text:p>
          </table:table-cell>
          <table:table-cell office:value-type="float" office:value="136256" table:style-name="ce1">
            <text:p>136256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1H34M19.911S" table:style-name="ce2">
            <text:p>34:19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1H34M20.004S" table:style-name="ce2">
            <text:p>34:2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1H34M20.048S" table:style-name="ce2">
            <text:p>34:2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1H34M20.019S" table:style-name="ce2">
            <text:p>34:2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1H34M12.938S" table:style-name="ce2">
            <text:p>34:12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7195" table:style-name="ce1">
            <text:p>7195</text:p>
          </table:table-cell>
          <table:table-cell office:value-type="string" table:style-name="ce1">
            <text:p>Success</text:p>
          </table:table-cell>
          <table:table-cell office:value-type="float" office:value="128734" table:style-name="ce1">
            <text:p>128734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1H34M14.602S" table:style-name="ce2">
            <text:p>34:14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590" table:style-name="ce1">
            <text:p>5590</text:p>
          </table:table-cell>
          <table:table-cell office:value-type="string" table:style-name="ce1">
            <text:p>Success</text:p>
          </table:table-cell>
          <table:table-cell office:value-type="float" office:value="101104" table:style-name="ce1">
            <text:p>101104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1H34M13.209S" table:style-name="ce2">
            <text:p>34:13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999" table:style-name="ce1">
            <text:p>6999</text:p>
          </table:table-cell>
          <table:table-cell office:value-type="string" table:style-name="ce1">
            <text:p>Success</text:p>
          </table:table-cell>
          <table:table-cell office:value-type="float" office:value="128666" table:style-name="ce1">
            <text:p>128666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1H34M13.497S" table:style-name="ce2">
            <text:p>34:13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761" table:style-name="ce1">
            <text:p>6761</text:p>
          </table:table-cell>
          <table:table-cell office:value-type="string" table:style-name="ce1">
            <text:p>Success</text:p>
          </table:table-cell>
          <table:table-cell office:value-type="float" office:value="131152" table:style-name="ce1">
            <text:p>131152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1H34M20.123S" table:style-name="ce2">
            <text:p>34:20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1H34M14.865S" table:style-name="ce2">
            <text:p>34:14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435" table:style-name="ce1">
            <text:p>5435</text:p>
          </table:table-cell>
          <table:table-cell office:value-type="string" table:style-name="ce1">
            <text:p>Success</text:p>
          </table:table-cell>
          <table:table-cell office:value-type="float" office:value="106094" table:style-name="ce1">
            <text:p>106094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1H34M20.217S" table:style-name="ce2">
            <text:p>34:2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1H34M14.817S" table:style-name="ce2">
            <text:p>34:14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503" table:style-name="ce1">
            <text:p>5503</text:p>
          </table:table-cell>
          <table:table-cell office:value-type="string" table:style-name="ce1">
            <text:p>Success</text:p>
          </table:table-cell>
          <table:table-cell office:value-type="float" office:value="106093" table:style-name="ce1">
            <text:p>106093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1H34M13.176S" table:style-name="ce2">
            <text:p>34:13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142" table:style-name="ce1">
            <text:p>7142</text:p>
          </table:table-cell>
          <table:table-cell office:value-type="string" table:style-name="ce1">
            <text:p>Success</text:p>
          </table:table-cell>
          <table:table-cell office:value-type="float" office:value="131241" table:style-name="ce1">
            <text:p>131241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1H34M13.405S" table:style-name="ce2">
            <text:p>34:13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920" table:style-name="ce1">
            <text:p>6920</text:p>
          </table:table-cell>
          <table:table-cell office:value-type="string" table:style-name="ce1">
            <text:p>Success</text:p>
          </table:table-cell>
          <table:table-cell office:value-type="float" office:value="131169" table:style-name="ce1">
            <text:p>131169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1H34M20.306S" table:style-name="ce2">
            <text:p>34:20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1H34M20.326S" table:style-name="ce2">
            <text:p>34:20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1H34M20.351S" table:style-name="ce2">
            <text:p>34:2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1H34M20.358S" table:style-name="ce2">
            <text:p>34:2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1H34M13.277S" table:style-name="ce2">
            <text:p>34:13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090" table:style-name="ce1">
            <text:p>7090</text:p>
          </table:table-cell>
          <table:table-cell office:value-type="string" table:style-name="ce1">
            <text:p>Success</text:p>
          </table:table-cell>
          <table:table-cell office:value-type="float" office:value="131241" table:style-name="ce1">
            <text:p>131241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1H34M20.363S" table:style-name="ce2">
            <text:p>34:2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1H34M15.064S" table:style-name="ce2">
            <text:p>34:1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315" table:style-name="ce1">
            <text:p>5315</text:p>
          </table:table-cell>
          <table:table-cell office:value-type="string" table:style-name="ce1">
            <text:p>Success</text:p>
          </table:table-cell>
          <table:table-cell office:value-type="float" office:value="108567" table:style-name="ce1">
            <text:p>108567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1H34M20.369S" table:style-name="ce2">
            <text:p>34:2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1H34M20.320S" table:style-name="ce2">
            <text:p>34:20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1H34M13.707S" table:style-name="ce2">
            <text:p>34:13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679" table:style-name="ce1">
            <text:p>6679</text:p>
          </table:table-cell>
          <table:table-cell office:value-type="string" table:style-name="ce1">
            <text:p>Success</text:p>
          </table:table-cell>
          <table:table-cell office:value-type="float" office:value="131158" table:style-name="ce1">
            <text:p>131158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1H34M13.509S" table:style-name="ce2">
            <text:p>34:13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915" table:style-name="ce1">
            <text:p>6915</text:p>
          </table:table-cell>
          <table:table-cell office:value-type="string" table:style-name="ce1">
            <text:p>Success</text:p>
          </table:table-cell>
          <table:table-cell office:value-type="float" office:value="131162" table:style-name="ce1">
            <text:p>131162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1H34M20.337S" table:style-name="ce2">
            <text:p>34:20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1H34M20.390S" table:style-name="ce2">
            <text:p>34:20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1H34M20.406S" table:style-name="ce2">
            <text:p>34:20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1H34M20.438S" table:style-name="ce2">
            <text:p>34:20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1H34M20.464S" table:style-name="ce2">
            <text:p>34:20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1H34M20.518S" table:style-name="ce2">
            <text:p>34:2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1H34M20.544S" table:style-name="ce2">
            <text:p>34:20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1H34M13.836S" table:style-name="ce2">
            <text:p>34:1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764" table:style-name="ce1">
            <text:p>6764</text:p>
          </table:table-cell>
          <table:table-cell office:value-type="string" table:style-name="ce1">
            <text:p>Success</text:p>
          </table:table-cell>
          <table:table-cell office:value-type="float" office:value="133677" table:style-name="ce1">
            <text:p>133677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1H34M14.188S" table:style-name="ce2">
            <text:p>34:1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414" table:style-name="ce1">
            <text:p>6414</text:p>
          </table:table-cell>
          <table:table-cell office:value-type="string" table:style-name="ce1">
            <text:p>Success</text:p>
          </table:table-cell>
          <table:table-cell office:value-type="float" office:value="136160" table:style-name="ce1">
            <text:p>136160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1H34M14.173S" table:style-name="ce2">
            <text:p>34:1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442" table:style-name="ce1">
            <text:p>6442</text:p>
          </table:table-cell>
          <table:table-cell office:value-type="string" table:style-name="ce1">
            <text:p>Success</text:p>
          </table:table-cell>
          <table:table-cell office:value-type="float" office:value="136159" table:style-name="ce1">
            <text:p>136159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1H34M20.616S" table:style-name="ce2">
            <text:p>34:20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1H34M16.132S" table:style-name="ce2">
            <text:p>34:16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501" table:style-name="ce1">
            <text:p>4501</text:p>
          </table:table-cell>
          <table:table-cell office:value-type="string" table:style-name="ce1">
            <text:p>Success</text:p>
          </table:table-cell>
          <table:table-cell office:value-type="float" office:value="108655" table:style-name="ce1">
            <text:p>108655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1H34M20.624S" table:style-name="ce2">
            <text:p>34:2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1H34M20.643S" table:style-name="ce2">
            <text:p>34:2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1H34M20.636S" table:style-name="ce2">
            <text:p>34:20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1H34M20.606S" table:style-name="ce2">
            <text:p>34:2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1H34M20.685S" table:style-name="ce2">
            <text:p>34:20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1H34M20.685S" table:style-name="ce2">
            <text:p>34:20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1H34M20.692S" table:style-name="ce2">
            <text:p>34:2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76" table:style-name="ce1">
            <text:p>676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1H34M16.484S" table:style-name="ce2">
            <text:p>34:16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264" table:style-name="ce1">
            <text:p>4264</text:p>
          </table:table-cell>
          <table:table-cell office:value-type="string" table:style-name="ce1">
            <text:p>Success</text:p>
          </table:table-cell>
          <table:table-cell office:value-type="float" office:value="108626" table:style-name="ce1">
            <text:p>108626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1H34M19.418S" table:style-name="ce2">
            <text:p>34:19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Success</text:p>
          </table:table-cell>
          <table:table-cell office:value-type="float" office:value="65506" table:style-name="ce1">
            <text:p>65506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1H34M16.291S" table:style-name="ce2">
            <text:p>34:16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474" table:style-name="ce1">
            <text:p>4474</text:p>
          </table:table-cell>
          <table:table-cell office:value-type="string" table:style-name="ce1">
            <text:p>Success</text:p>
          </table:table-cell>
          <table:table-cell office:value-type="float" office:value="108620" table:style-name="ce1">
            <text:p>108620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1H34M20.722S" table:style-name="ce2">
            <text:p>34:20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734" table:style-name="ce1">
            <text:p>734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1H34M16.160S" table:style-name="ce2">
            <text:p>34:16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611" table:style-name="ce1">
            <text:p>4611</text:p>
          </table:table-cell>
          <table:table-cell office:value-type="string" table:style-name="ce1">
            <text:p>Success</text:p>
          </table:table-cell>
          <table:table-cell office:value-type="float" office:value="108621" table:style-name="ce1">
            <text:p>108621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1H34M19.975S" table:style-name="ce2">
            <text:p>34:2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1H34M20.201S" table:style-name="ce2">
            <text:p>34:20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1H34M20.768S" table:style-name="ce2">
            <text:p>34:2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82" table:style-name="ce1">
            <text:p>782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1H34M20.817S" table:style-name="ce2">
            <text:p>34:2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24" table:style-name="ce1">
            <text:p>724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1H34M20.012S" table:style-name="ce2">
            <text:p>34:20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1H34M20.810S" table:style-name="ce2">
            <text:p>34:20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1H34M20.949S" table:style-name="ce2">
            <text:p>34:2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1H34M20.978S" table:style-name="ce2">
            <text:p>34:21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1H34M21.142S" table:style-name="ce2">
            <text:p>34:21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1H34M21.188S" table:style-name="ce2">
            <text:p>34:21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1H34M20.944S" table:style-name="ce2">
            <text:p>34:20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21014" table:style-name="ce1">
            <text:p>21014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1H34M19.949S" table:style-name="ce2">
            <text:p>34:19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34" table:style-name="ce1">
            <text:p>2434</text:p>
          </table:table-cell>
          <table:table-cell office:value-type="string" table:style-name="ce1">
            <text:p>Success</text:p>
          </table:table-cell>
          <table:table-cell office:value-type="float" office:value="108599" table:style-name="ce1">
            <text:p>108599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1H34M22.370S" table:style-name="ce2">
            <text:p>34:2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1H34M22.398S" table:style-name="ce2">
            <text:p>34:2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1H34M22.432S" table:style-name="ce2">
            <text:p>34:22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1H34M19.996S" table:style-name="ce2">
            <text:p>34:20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475" table:style-name="ce1">
            <text:p>2475</text:p>
          </table:table-cell>
          <table:table-cell office:value-type="string" table:style-name="ce1">
            <text:p>Success</text:p>
          </table:table-cell>
          <table:table-cell office:value-type="float" office:value="65506" table:style-name="ce1">
            <text:p>65506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1H34M20.004S" table:style-name="ce2">
            <text:p>34:20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Success</text:p>
          </table:table-cell>
          <table:table-cell office:value-type="float" office:value="70673" table:style-name="ce1">
            <text:p>70673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1H34M20.643S" table:style-name="ce2">
            <text:p>34:20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1H34M20.429S" table:style-name="ce2">
            <text:p>34:20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1H34M20.803S" table:style-name="ce2">
            <text:p>34:20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Success</text:p>
          </table:table-cell>
          <table:table-cell office:value-type="float" office:value="59508" table:style-name="ce1">
            <text:p>59508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1H34M20.012S" table:style-name="ce2">
            <text:p>34:20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Success</text:p>
          </table:table-cell>
          <table:table-cell office:value-type="float" office:value="65506" table:style-name="ce1">
            <text:p>65506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1H34M20.374S" table:style-name="ce2">
            <text:p>34:2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189" table:style-name="ce1">
            <text:p>2189</text:p>
          </table:table-cell>
          <table:table-cell office:value-type="string" table:style-name="ce1">
            <text:p>Success</text:p>
          </table:table-cell>
          <table:table-cell office:value-type="float" office:value="65506" table:style-name="ce1">
            <text:p>65506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1H34M20.333S" table:style-name="ce2">
            <text:p>34:20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233" table:style-name="ce1">
            <text:p>2233</text:p>
          </table:table-cell>
          <table:table-cell office:value-type="string" table:style-name="ce1">
            <text:p>Success</text:p>
          </table:table-cell>
          <table:table-cell office:value-type="float" office:value="65505" table:style-name="ce1">
            <text:p>65505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1H34M22.505S" table:style-name="ce2">
            <text:p>34:22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1H34M22.493S" table:style-name="ce2">
            <text:p>34:22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1H34M20.406S" table:style-name="ce2">
            <text:p>34:20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2195" table:style-name="ce1">
            <text:p>2195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1H34M20.755S" table:style-name="ce2">
            <text:p>34:20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1H34M20.140S" table:style-name="ce2">
            <text:p>34:20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488" table:style-name="ce1">
            <text:p>2488</text:p>
          </table:table-cell>
          <table:table-cell office:value-type="string" table:style-name="ce1">
            <text:p>Success</text:p>
          </table:table-cell>
          <table:table-cell office:value-type="float" office:value="65506" table:style-name="ce1">
            <text:p>65506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1H34M20.840S" table:style-name="ce2">
            <text:p>34:20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1H34M22.478S" table:style-name="ce2">
            <text:p>34:2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1H34M20.809S" table:style-name="ce2">
            <text:p>34:20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1H34M22.554S" table:style-name="ce2">
            <text:p>34:2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1H34M21.367S" table:style-name="ce2">
            <text:p>34:21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Success</text:p>
          </table:table-cell>
          <table:table-cell office:value-type="float" office:value="108640" table:style-name="ce1">
            <text:p>108640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1H34M22.611S" table:style-name="ce2">
            <text:p>34:2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1H34M20.586S" table:style-name="ce2">
            <text:p>34:2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132" table:style-name="ce1">
            <text:p>2132</text:p>
          </table:table-cell>
          <table:table-cell office:value-type="string" table:style-name="ce1">
            <text:p>Success</text:p>
          </table:table-cell>
          <table:table-cell office:value-type="float" office:value="70673" table:style-name="ce1">
            <text:p>70673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1H34M20.470S" table:style-name="ce2">
            <text:p>34:20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307" table:style-name="ce1">
            <text:p>2307</text:p>
          </table:table-cell>
          <table:table-cell office:value-type="string" table:style-name="ce1">
            <text:p>Success</text:p>
          </table:table-cell>
          <table:table-cell office:value-type="float" office:value="59508" table:style-name="ce1">
            <text:p>5950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1H34M22.571S" table:style-name="ce2">
            <text:p>34:2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1H34M22.634S" table:style-name="ce2">
            <text:p>34:22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1H34M22.581S" table:style-name="ce2">
            <text:p>34:22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1H34M20.575S" table:style-name="ce2">
            <text:p>34:2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Success</text:p>
          </table:table-cell>
          <table:table-cell office:value-type="float" office:value="59508" table:style-name="ce1">
            <text:p>5950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1H34M20.264S" table:style-name="ce2">
            <text:p>34:20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2537" table:style-name="ce1">
            <text:p>2537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1H34M22.617S" table:style-name="ce2">
            <text:p>34:22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1H34M22.524S" table:style-name="ce2">
            <text:p>34:2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1H34M22.675S" table:style-name="ce2">
            <text:p>34:22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1H34M20.301S" table:style-name="ce2">
            <text:p>34:2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503" table:style-name="ce1">
            <text:p>2503</text:p>
          </table:table-cell>
          <table:table-cell office:value-type="string" table:style-name="ce1">
            <text:p>Success</text:p>
          </table:table-cell>
          <table:table-cell office:value-type="float" office:value="70673" table:style-name="ce1">
            <text:p>70673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1H34M19.853S" table:style-name="ce2">
            <text:p>34:19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1-indicator-big~form-segment-part-task&amp;plan=mindalliance_com_channels_plans_acme&amp;v=1&amp;random=0.6563312096325703</text:p>
          </table:table-cell>
          <table:table-cell office:value-type="float" office:value="2951" table:style-name="ce1">
            <text:p>2951</text:p>
          </table:table-cell>
          <table:table-cell office:value-type="string" table:style-name="ce1">
            <text:p>Success</text:p>
          </table:table-cell>
          <table:table-cell office:value-type="float" office:value="70673" table:style-name="ce1">
            <text:p>70673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1H34M19.897S" table:style-name="ce2">
            <text:p>34:19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22" table:style-name="ce1">
            <text:p>2922</text:p>
          </table:table-cell>
          <table:table-cell office:value-type="string" table:style-name="ce1">
            <text:p>Success</text:p>
          </table:table-cell>
          <table:table-cell office:value-type="float" office:value="65506" table:style-name="ce1">
            <text:p>65506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1H34M22.654S" table:style-name="ce2">
            <text:p>34:22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1H34M20.796S" table:style-name="ce2">
            <text:p>34:2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2024" table:style-name="ce1">
            <text:p>2024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1H34M22.576S" table:style-name="ce2">
            <text:p>34:2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1H34M22.712S" table:style-name="ce2">
            <text:p>34:22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1H34M22.823S" table:style-name="ce2">
            <text:p>34:22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1H34M22.811S" table:style-name="ce2">
            <text:p>34:22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1H34M22.811S" table:style-name="ce2">
            <text:p>34:22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1H34M22.643S" table:style-name="ce2">
            <text:p>34:22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1H34M22.836S" table:style-name="ce2">
            <text:p>34:2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1H34M22.724S" table:style-name="ce2">
            <text:p>34:2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1H34M22.793S" table:style-name="ce2">
            <text:p>34:22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1H34M22.821S" table:style-name="ce2">
            <text:p>34:2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582" table:style-name="ce1">
            <text:p>582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1H34M22.785S" table:style-name="ce2">
            <text:p>34:22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1H34M22.812S" table:style-name="ce2">
            <text:p>34:2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1H34M22.846S" table:style-name="ce2">
            <text:p>34:22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1H34M22.824S" table:style-name="ce2">
            <text:p>34:22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1H34M22.835S" table:style-name="ce2">
            <text:p>34:22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1502" table:style-name="ce1">
            <text:p>1502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1H34M22.972S" table:style-name="ce2">
            <text:p>34:23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444" table:style-name="ce1">
            <text:p>1444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1H34M22.851S" table:style-name="ce2">
            <text:p>34:22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1H34M23.059S" table:style-name="ce2">
            <text:p>34:23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1H34M23.218S" table:style-name="ce2">
            <text:p>34:23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1H34M22.905S" table:style-name="ce2">
            <text:p>34:2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1H34M22.894S" table:style-name="ce2">
            <text:p>34:22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1H34M23.253S" table:style-name="ce2">
            <text:p>34:2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1H34M22.894S" table:style-name="ce2">
            <text:p>34:22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1H34M23.434S" table:style-name="ce2">
            <text:p>34:23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1H34M23.497S" table:style-name="ce2">
            <text:p>34:2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1H34M22.884S" table:style-name="ce2">
            <text:p>34:22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1H34M22.857S" table:style-name="ce2">
            <text:p>34:22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1H34M22.877S" table:style-name="ce2">
            <text:p>34:22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Success</text:p>
          </table:table-cell>
          <table:table-cell office:value-type="float" office:value="108678" table:style-name="ce1">
            <text:p>108678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1H34M22.703S" table:style-name="ce2">
            <text:p>34:22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1H34M22.605S" table:style-name="ce2">
            <text:p>34:2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Success</text:p>
          </table:table-cell>
          <table:table-cell office:value-type="float" office:value="2306" table:style-name="ce1">
            <text:p>2306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1H34M20.809S" table:style-name="ce2">
            <text:p>34:20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058" table:style-name="ce1">
            <text:p>4058</text:p>
          </table:table-cell>
          <table:table-cell office:value-type="string" table:style-name="ce1">
            <text:p>Success</text:p>
          </table:table-cell>
          <table:table-cell office:value-type="float" office:value="21014" table:style-name="ce1">
            <text:p>21014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1H34M22.822S" table:style-name="ce2">
            <text:p>34:22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1H34M24.872S" table:style-name="ce2">
            <text:p>34:24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1H34M22.600S" table:style-name="ce2">
            <text:p>34:22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453" table:style-name="ce1">
            <text:p>2453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1H34M22.889S" table:style-name="ce2">
            <text:p>34:22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169" table:style-name="ce1">
            <text:p>2169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1H34M22.388S" table:style-name="ce2">
            <text:p>34:22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8338461690169715</text:p>
          </table:table-cell>
          <table:table-cell office:value-type="float" office:value="2670" table:style-name="ce1">
            <text:p>2670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1H34M22.822S" table:style-name="ce2">
            <text:p>34:22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1H34M24.986S" table:style-name="ce2">
            <text:p>34:25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1H34M25.123S" table:style-name="ce2">
            <text:p>34:2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1H34M22.877S" table:style-name="ce2">
            <text:p>34:22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1H34M22.718S" table:style-name="ce2">
            <text:p>34:22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481" table:style-name="ce1">
            <text:p>2481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1H34M22.877S" table:style-name="ce2">
            <text:p>34:22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70625" table:style-name="ce1">
            <text:p>70625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1H34M24.172S" table:style-name="ce2">
            <text:p>34:2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Success</text:p>
          </table:table-cell>
          <table:table-cell office:value-type="float" office:value="72424" table:style-name="ce1">
            <text:p>72424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1H34M22.889S" table:style-name="ce2">
            <text:p>34:2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318" table:style-name="ce1">
            <text:p>2318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1H34M23.002S" table:style-name="ce2">
            <text:p>34:23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216" table:style-name="ce1">
            <text:p>2216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1H34M22.836S" table:style-name="ce2">
            <text:p>34:22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1H34M25.072S" table:style-name="ce2">
            <text:p>34:25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932" table:style-name="ce1">
            <text:p>932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1H34M25.067S" table:style-name="ce2">
            <text:p>34:25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1H34M22.900S" table:style-name="ce2">
            <text:p>34:22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360" table:style-name="ce1">
            <text:p>2360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1H34M22.823S" table:style-name="ce2">
            <text:p>34:22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2463" table:style-name="ce1">
            <text:p>2463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1H34M25.250S" table:style-name="ce2">
            <text:p>34:25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1H34M22.871S" table:style-name="ce2">
            <text:p>34:22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3-1.IBehaviorListener.1-indicator-big~form-segment-part-task&amp;plan=mindalliance_com_channels_plans_acme&amp;v=1&amp;random=0.016668263091025093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Success</text:p>
          </table:table-cell>
          <table:table-cell office:value-type="float" office:value="70626" table:style-name="ce1">
            <text:p>70626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1H34M25.224S" table:style-name="ce2">
            <text:p>34:25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1H34M25.207S" table:style-name="ce2">
            <text:p>34:25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1H34M25.266S" table:style-name="ce2">
            <text:p>34:2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1H34M25.319S" table:style-name="ce2">
            <text:p>34:25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788" table:style-name="ce1">
            <text:p>178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1H34M25.060S" table:style-name="ce2">
            <text:p>34:2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1H34M24.978S" table:style-name="ce2">
            <text:p>34:25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21947" table:style-name="ce1">
            <text:p>21947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1H34M25.201S" table:style-name="ce2">
            <text:p>34:25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1H34M25.209S" table:style-name="ce2">
            <text:p>34:25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21947" table:style-name="ce1">
            <text:p>21947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1H34M25.291S" table:style-name="ce2">
            <text:p>34:25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1947" table:style-name="ce1">
            <text:p>21947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1H34M25.219S" table:style-name="ce2">
            <text:p>34:2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21947" table:style-name="ce1">
            <text:p>21947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1H34M25.105S" table:style-name="ce2">
            <text:p>34:25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1H34M25.255S" table:style-name="ce2">
            <text:p>34:2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3-1.IBehaviorListener.1-indicator-big~form-segment-part-initiatedEvent&amp;plan=mindalliance_com_channels_plans_acme&amp;v=1&amp;random=0.6573225168809375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72315" table:style-name="ce1">
            <text:p>72315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1H34M25.213S" table:style-name="ce2">
            <text:p>34:2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1153" table:style-name="ce1">
            <text:p>21153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1H34M26.048S" table:style-name="ce2">
            <text:p>34:26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1H34M26.066S" table:style-name="ce2">
            <text:p>34:2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1H34M26.080S" table:style-name="ce2">
            <text:p>34:2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1H34M25.920S" table:style-name="ce2">
            <text:p>34:25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1943" table:style-name="ce1">
            <text:p>21943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1H34M23.323S" table:style-name="ce2">
            <text:p>34:2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315" table:style-name="ce1">
            <text:p>4315</text:p>
          </table:table-cell>
          <table:table-cell office:value-type="string" table:style-name="ce1">
            <text:p>Success</text:p>
          </table:table-cell>
          <table:table-cell office:value-type="float" office:value="108721" table:style-name="ce1">
            <text:p>108721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1H34M24.429S" table:style-name="ce2">
            <text:p>34:24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43" table:style-name="ce1">
            <text:p>3243</text:p>
          </table:table-cell>
          <table:table-cell office:value-type="string" table:style-name="ce1">
            <text:p>Success</text:p>
          </table:table-cell>
          <table:table-cell office:value-type="float" office:value="108723" table:style-name="ce1">
            <text:p>108723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1H34M23.490S" table:style-name="ce2">
            <text:p>34:23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189" table:style-name="ce1">
            <text:p>4189</text:p>
          </table:table-cell>
          <table:table-cell office:value-type="string" table:style-name="ce1">
            <text:p>Success</text:p>
          </table:table-cell>
          <table:table-cell office:value-type="float" office:value="108721" table:style-name="ce1">
            <text:p>108721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1H34M24.438S" table:style-name="ce2">
            <text:p>34:24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263" table:style-name="ce1">
            <text:p>3263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1H34M27.679S" table:style-name="ce2">
            <text:p>34:2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1H34M27.651S" table:style-name="ce2">
            <text:p>34:27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1H34M27.707S" table:style-name="ce2">
            <text:p>34:27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1H34M24.064S" table:style-name="ce2">
            <text:p>34:2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1H34M23.680S" table:style-name="ce2">
            <text:p>34:23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94" table:style-name="ce1">
            <text:p>4094</text:p>
          </table:table-cell>
          <table:table-cell office:value-type="string" table:style-name="ce1">
            <text:p>Success</text:p>
          </table:table-cell>
          <table:table-cell office:value-type="float" office:value="108725" table:style-name="ce1">
            <text:p>108725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1H34M27.685S" table:style-name="ce2">
            <text:p>34:27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1H34M23.294S" table:style-name="ce2">
            <text:p>34:23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534" table:style-name="ce1">
            <text:p>4534</text:p>
          </table:table-cell>
          <table:table-cell office:value-type="string" table:style-name="ce1">
            <text:p>Success</text:p>
          </table:table-cell>
          <table:table-cell office:value-type="float" office:value="108678" table:style-name="ce1">
            <text:p>108678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1H34M27.770S" table:style-name="ce2">
            <text:p>34:27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1H34M27.835S" table:style-name="ce2">
            <text:p>34:27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1H34M23.849S" table:style-name="ce2">
            <text:p>34:2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209" table:style-name="ce1">
            <text:p>4209</text:p>
          </table:table-cell>
          <table:table-cell office:value-type="string" table:style-name="ce1">
            <text:p>Success</text:p>
          </table:table-cell>
          <table:table-cell office:value-type="float" office:value="108667" table:style-name="ce1">
            <text:p>108667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1H34M28.066S" table:style-name="ce2">
            <text:p>34:2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1H34M27.781S" table:style-name="ce2">
            <text:p>34:2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1H34M28.330S" table:style-name="ce2">
            <text:p>34:28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69" table:style-name="ce1">
            <text:p>469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1H34M25.446S" table:style-name="ce2">
            <text:p>34:2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370" table:style-name="ce1">
            <text:p>3370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1H34M25.308S" table:style-name="ce2">
            <text:p>34:25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67" table:style-name="ce1">
            <text:p>3567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1H34M25.323S" table:style-name="ce2">
            <text:p>34:25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60" table:style-name="ce1">
            <text:p>3560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1H34M25.779S" table:style-name="ce2">
            <text:p>34:25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187" table:style-name="ce1">
            <text:p>3187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1H34M25.323S" table:style-name="ce2">
            <text:p>34:25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657" table:style-name="ce1">
            <text:p>3657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1H34M28.973S" table:style-name="ce2">
            <text:p>34:2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1H34M25.774S" table:style-name="ce2">
            <text:p>34:2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72" table:style-name="ce1">
            <text:p>3272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1H34M29.000S" table:style-name="ce2">
            <text:p>34:2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1H34M25.255S" table:style-name="ce2">
            <text:p>34:25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97" table:style-name="ce1">
            <text:p>3797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1H34M25.372S" table:style-name="ce2">
            <text:p>34:2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1H34M25.764S" table:style-name="ce2">
            <text:p>34:25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290" table:style-name="ce1">
            <text:p>3290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1H34M29.058S" table:style-name="ce2">
            <text:p>34:2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1H34M29.052S" table:style-name="ce2">
            <text:p>34:2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1H34M28.426S" table:style-name="ce2">
            <text:p>34:2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1H34M29.068S" table:style-name="ce2">
            <text:p>34:2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1H34M29.132S" table:style-name="ce2">
            <text:p>34:2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1H34M25.807S" table:style-name="ce2">
            <text:p>34:2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1H34M29.147S" table:style-name="ce2">
            <text:p>34:2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1H34M25.838S" table:style-name="ce2">
            <text:p>34:25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328" table:style-name="ce1">
            <text:p>3328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1H34M26.111S" table:style-name="ce2">
            <text:p>34:2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061" table:style-name="ce1">
            <text:p>3061</text:p>
          </table:table-cell>
          <table:table-cell office:value-type="string" table:style-name="ce1">
            <text:p>Success</text:p>
          </table:table-cell>
          <table:table-cell office:value-type="float" office:value="108657" table:style-name="ce1">
            <text:p>108657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1H34M25.916S" table:style-name="ce2">
            <text:p>34:25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253" table:style-name="ce1">
            <text:p>3253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1H34M29.154S" table:style-name="ce2">
            <text:p>34:29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1H34M29.167S" table:style-name="ce2">
            <text:p>34:29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1H34M29.158S" table:style-name="ce2">
            <text:p>34:2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1H34M29.172S" table:style-name="ce2">
            <text:p>34:2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1H34M29.203S" table:style-name="ce2">
            <text:p>34:2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1H34M29.222S" table:style-name="ce2">
            <text:p>34:2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1H34M29.178S" table:style-name="ce2">
            <text:p>34:29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1H34M29.191S" table:style-name="ce2">
            <text:p>34:29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1H34M29.228S" table:style-name="ce2">
            <text:p>34:29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1H34M29.253S" table:style-name="ce2">
            <text:p>34:2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1H34M29.253S" table:style-name="ce2">
            <text:p>34:29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1H34M29.265S" table:style-name="ce2">
            <text:p>34:2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1H34M29.264S" table:style-name="ce2">
            <text:p>34:2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1H34M29.283S" table:style-name="ce2">
            <text:p>34:2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1H34M25.823S" table:style-name="ce2">
            <text:p>34:25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Success</text:p>
          </table:table-cell>
          <table:table-cell office:value-type="float" office:value="108676" table:style-name="ce1">
            <text:p>108676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1H34M29.304S" table:style-name="ce2">
            <text:p>34:29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1H34M29.317S" table:style-name="ce2">
            <text:p>34:29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1H34M29.325S" table:style-name="ce2">
            <text:p>34:29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1H34M29.142S" table:style-name="ce2">
            <text:p>34:2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Success</text:p>
          </table:table-cell>
          <table:table-cell office:value-type="float" office:value="13571" table:style-name="ce1">
            <text:p>13571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1H34M27.806S" table:style-name="ce2">
            <text:p>34:27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62369" table:style-name="ce1">
            <text:p>62369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1H34M27.763S" table:style-name="ce2">
            <text:p>34:27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Success</text:p>
          </table:table-cell>
          <table:table-cell office:value-type="float" office:value="73534" table:style-name="ce1">
            <text:p>73534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1H34M29.072S" table:style-name="ce2">
            <text:p>34:29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Success</text:p>
          </table:table-cell>
          <table:table-cell office:value-type="float" office:value="72424" table:style-name="ce1">
            <text:p>72424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1H34M27.861S" table:style-name="ce2">
            <text:p>34:2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642" table:style-name="ce1">
            <text:p>2642</text:p>
          </table:table-cell>
          <table:table-cell office:value-type="string" table:style-name="ce1">
            <text:p>Success</text:p>
          </table:table-cell>
          <table:table-cell office:value-type="float" office:value="73534" table:style-name="ce1">
            <text:p>73534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1H34M28.884S" table:style-name="ce2">
            <text:p>34:28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Success</text:p>
          </table:table-cell>
          <table:table-cell office:value-type="float" office:value="72424" table:style-name="ce1">
            <text:p>72424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1H34M27.903S" table:style-name="ce2">
            <text:p>34:2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609" table:style-name="ce1">
            <text:p>2609</text:p>
          </table:table-cell>
          <table:table-cell office:value-type="string" table:style-name="ce1">
            <text:p>Success</text:p>
          </table:table-cell>
          <table:table-cell office:value-type="float" office:value="73534" table:style-name="ce1">
            <text:p>73534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1H34M28.824S" table:style-name="ce2">
            <text:p>34:2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Success</text:p>
          </table:table-cell>
          <table:table-cell office:value-type="float" office:value="72424" table:style-name="ce1">
            <text:p>72424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1H34M27.746S" table:style-name="ce2">
            <text:p>34:27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62369" table:style-name="ce1">
            <text:p>62369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1H34M27.740S" table:style-name="ce2">
            <text:p>34:2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809" table:style-name="ce1">
            <text:p>2809</text:p>
          </table:table-cell>
          <table:table-cell office:value-type="string" table:style-name="ce1">
            <text:p>Success</text:p>
          </table:table-cell>
          <table:table-cell office:value-type="float" office:value="62369" table:style-name="ce1">
            <text:p>62369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1H34M30.445S" table:style-name="ce2">
            <text:p>34:30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1H34M28.988S" table:style-name="ce2">
            <text:p>34:2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Success</text:p>
          </table:table-cell>
          <table:table-cell office:value-type="float" office:value="72424" table:style-name="ce1">
            <text:p>72424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1H34M28.891S" table:style-name="ce2">
            <text:p>34:28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Success</text:p>
          </table:table-cell>
          <table:table-cell office:value-type="float" office:value="72422" table:style-name="ce1">
            <text:p>72422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1H34M28.106S" table:style-name="ce2">
            <text:p>34:28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3-indicator-big~form-segment-part-location-named-name&amp;plan=mindalliance_com_channels_plans_acme&amp;v=1&amp;random=0.577266184839099</text:p>
          </table:table-cell>
          <table:table-cell office:value-type="float" office:value="2453" table:style-name="ce1">
            <text:p>2453</text:p>
          </table:table-cell>
          <table:table-cell office:value-type="string" table:style-name="ce1">
            <text:p>Success</text:p>
          </table:table-cell>
          <table:table-cell office:value-type="float" office:value="73534" table:style-name="ce1">
            <text:p>73534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1H34M30.560S" table:style-name="ce2">
            <text:p>34:30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1H34M30.439S" table:style-name="ce2">
            <text:p>34:30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1H34M29.062S" table:style-name="ce2">
            <text:p>34:29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3-1.IBehaviorListener.0-indicator-big~form-segment-part-goals-goals-0-goal-goalChoice&amp;plan=mindalliance_com_channels_plans_acme&amp;v=1&amp;random=0.5267977179109931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Success</text:p>
          </table:table-cell>
          <table:table-cell office:value-type="float" office:value="72424" table:style-name="ce1">
            <text:p>72424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1H34M30.705S" table:style-name="ce2">
            <text:p>34:3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1H34M30.568S" table:style-name="ce2">
            <text:p>34:3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1H34M30.813S" table:style-name="ce2">
            <text:p>34:30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1H34M30.183S" table:style-name="ce2">
            <text:p>34:30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83604" table:style-name="ce1">
            <text:p>83604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1H34M30.929S" table:style-name="ce2">
            <text:p>34:3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1H34M30.555S" table:style-name="ce2">
            <text:p>34:3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1H34M30.510S" table:style-name="ce2">
            <text:p>34:30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1H34M31.069S" table:style-name="ce2">
            <text:p>34:31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1H34M31.080S" table:style-name="ce2">
            <text:p>34:3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1H34M30.524S" table:style-name="ce2">
            <text:p>34:30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1H34M30.539S" table:style-name="ce2">
            <text:p>34:30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2279" table:style-name="ce1">
            <text:p>2279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1H34M31.235S" table:style-name="ce2">
            <text:p>34:31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1H34M31.235S" table:style-name="ce2">
            <text:p>34:31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1H34M30.561S" table:style-name="ce2">
            <text:p>34:30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Success</text:p>
          </table:table-cell>
          <table:table-cell office:value-type="float" office:value="21147" table:style-name="ce1">
            <text:p>21147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1H34M30.530S" table:style-name="ce2">
            <text:p>34:3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ccess</text:p>
          </table:table-cell>
          <table:table-cell office:value-type="float" office:value="21149" table:style-name="ce1">
            <text:p>21149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1H34M30.517S" table:style-name="ce2">
            <text:p>34:30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Success</text:p>
          </table:table-cell>
          <table:table-cell office:value-type="float" office:value="21149" table:style-name="ce1">
            <text:p>21149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1H34M30.734S" table:style-name="ce2">
            <text:p>34:3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Success</text:p>
          </table:table-cell>
          <table:table-cell office:value-type="float" office:value="21153" table:style-name="ce1">
            <text:p>21153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1H34M30.460S" table:style-name="ce2">
            <text:p>34:3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50" table:style-name="ce1">
            <text:p>2050</text:p>
          </table:table-cell>
          <table:table-cell office:value-type="string" table:style-name="ce1">
            <text:p>Success</text:p>
          </table:table-cell>
          <table:table-cell office:value-type="float" office:value="21153" table:style-name="ce1">
            <text:p>21153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1H34M30.561S" table:style-name="ce2">
            <text:p>34:30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Success</text:p>
          </table:table-cell>
          <table:table-cell office:value-type="float" office:value="21153" table:style-name="ce1">
            <text:p>21153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1H34M32.463S" table:style-name="ce2">
            <text:p>34:32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1H34M32.461S" table:style-name="ce2">
            <text:p>34:32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1H34M31.090S" table:style-name="ce2">
            <text:p>34:31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Success</text:p>
          </table:table-cell>
          <table:table-cell office:value-type="float" office:value="62070" table:style-name="ce1">
            <text:p>62070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1H34M31.268S" table:style-name="ce2">
            <text:p>34:31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Success</text:p>
          </table:table-cell>
          <table:table-cell office:value-type="float" office:value="73235" table:style-name="ce1">
            <text:p>73235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1H34M31.103S" table:style-name="ce2">
            <text:p>34:3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437" table:style-name="ce1">
            <text:p>1437</text:p>
          </table:table-cell>
          <table:table-cell office:value-type="string" table:style-name="ce1">
            <text:p>Success</text:p>
          </table:table-cell>
          <table:table-cell office:value-type="float" office:value="73235" table:style-name="ce1">
            <text:p>73235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1H34M31.261S" table:style-name="ce2">
            <text:p>34:31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Success</text:p>
          </table:table-cell>
          <table:table-cell office:value-type="float" office:value="62070" table:style-name="ce1">
            <text:p>62070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1H34M30.627S" table:style-name="ce2">
            <text:p>34:30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ccess</text:p>
          </table:table-cell>
          <table:table-cell office:value-type="float" office:value="73235" table:style-name="ce1">
            <text:p>73235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1H34M32.493S" table:style-name="ce2">
            <text:p>34:3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1H34M32.516S" table:style-name="ce2">
            <text:p>34:3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1H34M32.543S" table:style-name="ce2">
            <text:p>34:32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1H34M32.549S" table:style-name="ce2">
            <text:p>34:32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1H34M32.555S" table:style-name="ce2">
            <text:p>34:32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1H34M32.554S" table:style-name="ce2">
            <text:p>34:32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1H34M30.732S" table:style-name="ce2">
            <text:p>34:3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Success</text:p>
          </table:table-cell>
          <table:table-cell office:value-type="float" office:value="62070" table:style-name="ce1">
            <text:p>62070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1H34M32.554S" table:style-name="ce2">
            <text:p>34:32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1H34M32.560S" table:style-name="ce2">
            <text:p>34:3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1H34M30.845S" table:style-name="ce2">
            <text:p>34:30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3-indicator-big~form-segment-part-actor-name&amp;plan=mindalliance_com_channels_plans_acme&amp;v=1&amp;random=0.8029017739539165</text:p>
          </table:table-cell>
          <table:table-cell office:value-type="float" office:value="1742" table:style-name="ce1">
            <text:p>1742</text:p>
          </table:table-cell>
          <table:table-cell office:value-type="string" table:style-name="ce1">
            <text:p>Success</text:p>
          </table:table-cell>
          <table:table-cell office:value-type="float" office:value="73235" table:style-name="ce1">
            <text:p>73235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1H34M32.585S" table:style-name="ce2">
            <text:p>34:32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1H34M32.560S" table:style-name="ce2">
            <text:p>34:3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1H34M32.585S" table:style-name="ce2">
            <text:p>34:32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1H34M32.555S" table:style-name="ce2">
            <text:p>34:3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1H34M32.566S" table:style-name="ce2">
            <text:p>34:3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1H34M32.566S" table:style-name="ce2">
            <text:p>34:3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680" table:style-name="ce1">
            <text:p>1680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1H34M32.600S" table:style-name="ce2">
            <text:p>34:3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1H34M32.601S" table:style-name="ce2">
            <text:p>34:32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1H34M32.593S" table:style-name="ce2">
            <text:p>34:32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1H34M32.608S" table:style-name="ce2">
            <text:p>34:3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59" table:style-name="ce1">
            <text:p>155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1H34M32.555S" table:style-name="ce2">
            <text:p>34:3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1H34M32.555S" table:style-name="ce2">
            <text:p>34:3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1H34M32.555S" table:style-name="ce2">
            <text:p>34:3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1H34M32.585S" table:style-name="ce2">
            <text:p>34:3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1H34M32.593S" table:style-name="ce2">
            <text:p>34:3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1H34M32.624S" table:style-name="ce2">
            <text:p>34:3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74050" table:style-name="ce1">
            <text:p>74050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1H34M32.629S" table:style-name="ce2">
            <text:p>34:3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Success</text:p>
          </table:table-cell>
          <table:table-cell office:value-type="float" office:value="62885" table:style-name="ce1">
            <text:p>62885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1H34M32.579S" table:style-name="ce2">
            <text:p>34:32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Success</text:p>
          </table:table-cell>
          <table:table-cell office:value-type="float" office:value="74050" table:style-name="ce1">
            <text:p>74050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1H34M32.638S" table:style-name="ce2">
            <text:p>34:3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Success</text:p>
          </table:table-cell>
          <table:table-cell office:value-type="float" office:value="74050" table:style-name="ce1">
            <text:p>74050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1H34M32.643S" table:style-name="ce2">
            <text:p>34:3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62885" table:style-name="ce1">
            <text:p>62885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1H34M32.600S" table:style-name="ce2">
            <text:p>34:3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Success</text:p>
          </table:table-cell>
          <table:table-cell office:value-type="float" office:value="62885" table:style-name="ce1">
            <text:p>62885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1H34M32.647S" table:style-name="ce2">
            <text:p>34:3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3-indicator-big~form-segment-part-role-name&amp;plan=mindalliance_com_channels_plans_acme&amp;v=1&amp;random=0.35700471772831366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Success</text:p>
          </table:table-cell>
          <table:table-cell office:value-type="float" office:value="74050" table:style-name="ce1">
            <text:p>74050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1H34M33.790S" table:style-name="ce2">
            <text:p>34:3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71068" table:style-name="ce1">
            <text:p>71068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1H34M33.790S" table:style-name="ce2">
            <text:p>34:33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Success</text:p>
          </table:table-cell>
          <table:table-cell office:value-type="float" office:value="71070" table:style-name="ce1">
            <text:p>71070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1H34M33.809S" table:style-name="ce2">
            <text:p>34:33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71090" table:style-name="ce1">
            <text:p>71090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1H34M33.795S" table:style-name="ce2">
            <text:p>34:33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71119" table:style-name="ce1">
            <text:p>71119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1H34M33.814S" table:style-name="ce2">
            <text:p>34:3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Success</text:p>
          </table:table-cell>
          <table:table-cell office:value-type="float" office:value="71070" table:style-name="ce1">
            <text:p>71070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1H34M33.784S" table:style-name="ce2">
            <text:p>34:33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71068" table:style-name="ce1">
            <text:p>71068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1H34M33.790S" table:style-name="ce2">
            <text:p>34:33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Success</text:p>
          </table:table-cell>
          <table:table-cell office:value-type="float" office:value="71119" table:style-name="ce1">
            <text:p>71119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1H34M34.580S" table:style-name="ce2">
            <text:p>34:3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1H34M34.649S" table:style-name="ce2">
            <text:p>34:3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1H34M34.607S" table:style-name="ce2">
            <text:p>34:34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1H34M34.727S" table:style-name="ce2">
            <text:p>34:34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1H34M34.607S" table:style-name="ce2">
            <text:p>34:34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1H34M34.770S" table:style-name="ce2">
            <text:p>34:3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1H34M34.608S" table:style-name="ce2">
            <text:p>34:34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1H34M34.602S" table:style-name="ce2">
            <text:p>34:34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1H34M34.848S" table:style-name="ce2">
            <text:p>34:34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1H34M34.854S" table:style-name="ce2">
            <text:p>34:3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1H34M34.596S" table:style-name="ce2">
            <text:p>34:34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1H34M34.589S" table:style-name="ce2">
            <text:p>34:34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358" table:style-name="ce1">
            <text:p>2358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1H34M34.994S" table:style-name="ce2">
            <text:p>34:35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1H34M34.989S" table:style-name="ce2">
            <text:p>34:3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46" table:style-name="ce1">
            <text:p>646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1H34M34.880S" table:style-name="ce2">
            <text:p>34:34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Success</text:p>
          </table:table-cell>
          <table:table-cell office:value-type="float" office:value="63648" table:style-name="ce1">
            <text:p>63648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1H34M34.766S" table:style-name="ce2">
            <text:p>34:34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Success</text:p>
          </table:table-cell>
          <table:table-cell office:value-type="float" office:value="63648" table:style-name="ce1">
            <text:p>63648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1H34M35.032S" table:style-name="ce2">
            <text:p>34:35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Success</text:p>
          </table:table-cell>
          <table:table-cell office:value-type="float" office:value="63648" table:style-name="ce1">
            <text:p>63648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1H34M34.804S" table:style-name="ce2">
            <text:p>34:34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74813" table:style-name="ce1">
            <text:p>74813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1H34M35.026S" table:style-name="ce2">
            <text:p>34:35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459" table:style-name="ce1">
            <text:p>1459</text:p>
          </table:table-cell>
          <table:table-cell office:value-type="string" table:style-name="ce1">
            <text:p>Success</text:p>
          </table:table-cell>
          <table:table-cell office:value-type="float" office:value="74813" table:style-name="ce1">
            <text:p>74813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1H34M34.870S" table:style-name="ce2">
            <text:p>34:34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Success</text:p>
          </table:table-cell>
          <table:table-cell office:value-type="float" office:value="74813" table:style-name="ce1">
            <text:p>74813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1H34M34.673S" table:style-name="ce2">
            <text:p>34:34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2-1.IBehaviorListener.3-indicator-big~form-segment-part-organization-name&amp;plan=mindalliance_com_channels_plans_acme&amp;v=1&amp;random=0.27224742147263103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74813" table:style-name="ce1">
            <text:p>74813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1H34M36.322S" table:style-name="ce2">
            <text:p>34:36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4961" table:style-name="ce1">
            <text:p>24961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1H34M36.477S" table:style-name="ce2">
            <text:p>34:36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4957" table:style-name="ce1">
            <text:p>24957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1H34M36.488S" table:style-name="ce2">
            <text:p>34:3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Success</text:p>
          </table:table-cell>
          <table:table-cell office:value-type="float" office:value="24957" table:style-name="ce1">
            <text:p>24957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1H34M36.494S" table:style-name="ce2">
            <text:p>34:36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24963" table:style-name="ce1">
            <text:p>24963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1H34M36.412S" table:style-name="ce2">
            <text:p>34:36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24963" table:style-name="ce1">
            <text:p>24963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1H34M36.548S" table:style-name="ce2">
            <text:p>34:36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Success</text:p>
          </table:table-cell>
          <table:table-cell office:value-type="float" office:value="24961" table:style-name="ce1">
            <text:p>24961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1H34M36.583S" table:style-name="ce2">
            <text:p>34:36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4957" table:style-name="ce1">
            <text:p>24957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1H34M36.808S" table:style-name="ce2">
            <text:p>34:36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58533" table:style-name="ce1">
            <text:p>58533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1H34M36.778S" table:style-name="ce2">
            <text:p>34:3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58531" table:style-name="ce1">
            <text:p>58531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1H34M37.355S" table:style-name="ce2">
            <text:p>34:37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1H34M37.416S" table:style-name="ce2">
            <text:p>34:37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1H34M36.912S" table:style-name="ce2">
            <text:p>34:3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Success</text:p>
          </table:table-cell>
          <table:table-cell office:value-type="float" office:value="58531" table:style-name="ce1">
            <text:p>58531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1H34M37.501S" table:style-name="ce2">
            <text:p>34:37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1H34M37.046S" table:style-name="ce2">
            <text:p>34:3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Success</text:p>
          </table:table-cell>
          <table:table-cell office:value-type="float" office:value="58514" table:style-name="ce1">
            <text:p>58514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1H34M37.583S" table:style-name="ce2">
            <text:p>34:37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37" table:style-name="ce1">
            <text:p>2037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1H34M37.123S" table:style-name="ce2">
            <text:p>34:3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58533" table:style-name="ce1">
            <text:p>58533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1H34M37.146S" table:style-name="ce2">
            <text:p>34:37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58531" table:style-name="ce1">
            <text:p>58531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1H34M37.053S" table:style-name="ce2">
            <text:p>34:3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58531" table:style-name="ce1">
            <text:p>58531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1H34M37.651S" table:style-name="ce2">
            <text:p>34:37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1H34M37.655S" table:style-name="ce2">
            <text:p>34:37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1H34M37.655S" table:style-name="ce2">
            <text:p>34:3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039" table:style-name="ce1">
            <text:p>2039</text:p>
          </table:table-cell>
          <table:table-cell table:number-columns-repeated="16377"/>
        </table:table-row>
        <table:table-row table:number-rows-repeated="104645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7-20T04:54:30Z</dc:date>
  </office:meta>
</office:document-meta>
</file>